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114.56mm"/>
    </style:style>
    <style:style style:name="co3" style:family="table-column">
      <style:table-column-properties fo:break-before="auto" style:column-width="53.45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19.58mm"/>
    </style:style>
    <style:style style:name="co6" style:family="table-column">
      <style:table-column-properties fo:break-before="auto" style:column-width="25.66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18.26mm"/>
    </style:style>
    <style:style style:name="co9" style:family="table-column">
      <style:table-column-properties fo:break-before="auto" style:column-width="25.93mm"/>
    </style:style>
    <style:style style:name="co10" style:family="table-column">
      <style:table-column-properties fo:break-before="auto" style:column-width="20.11mm"/>
    </style:style>
    <style:style style:name="co11" style:family="table-column">
      <style:table-column-properties fo:break-before="auto" style:column-width="16.67mm"/>
    </style:style>
    <style:style style:name="co12" style:family="table-column">
      <style:table-column-properties fo:break-before="auto" style:column-width="228.6mm"/>
    </style:style>
    <style:style style:name="co13" style:family="table-column">
      <style:table-column-properties fo:break-before="auto" style:column-width="22.75mm"/>
    </style:style>
    <style:style style:name="co14" style:family="table-column">
      <style:table-column-properties fo:break-before="auto" style:column-width="18.52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9.63mm"/>
    </style:style>
    <style:style style:name="co17" style:family="table-column">
      <style:table-column-properties fo:break-before="auto" style:column-width="30.69mm"/>
    </style:style>
    <style:style style:name="co18" style:family="table-column">
      <style:table-column-properties fo:break-before="auto" style:column-width="91.55mm"/>
    </style:style>
    <style:style style:name="co19" style:family="table-column">
      <style:table-column-properties fo:break-before="auto" style:column-width="101.86mm"/>
    </style:style>
    <style:style style:name="co20" style:family="table-column">
      <style:table-column-properties fo:break-before="auto" style:column-width="26.19mm"/>
    </style:style>
    <style:style style:name="co21" style:family="table-column">
      <style:table-column-properties fo:break-before="auto" style:column-width="19.84mm"/>
    </style:style>
    <style:style style:name="co22" style:family="table-column">
      <style:table-column-properties fo:break-before="auto" style:column-width="21.7mm"/>
    </style:style>
    <style:style style:name="co23" style:family="table-column">
      <style:table-column-properties fo:break-before="auto" style:column-width="25.4mm"/>
    </style:style>
    <style:style style:name="co24" style:family="table-column">
      <style:table-column-properties fo:break-before="auto" style:column-width="20.37mm"/>
    </style:style>
    <style:style style:name="co25" style:family="table-column">
      <style:table-column-properties fo:break-before="auto" style:column-width="17.7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ro5" style:family="table-row">
      <style:table-row-properties style:row-height="5.01mm" fo:break-before="auto" style:use-optimal-row-height="false"/>
    </style:style>
    <style:style style:name="ro6" style:family="table-row">
      <style:table-row-properties style:row-height="4.16mm" fo:break-before="auto" style:use-optimal-row-height="false"/>
    </style:style>
    <style:style style:name="ta1" style:family="table" style:master-page-name="PageStyle_5f_lipreading">
      <style:table-properties table:display="true" style:writing-mode="lr-tb"/>
    </style:style>
    <style:style style:name="ta2" style:family="table" style:master-page-name="PageStyle_5f_lipreadingGraphs">
      <style:table-properties table:display="true" style:writing-mode="lr-tb"/>
    </style:style>
    <style:style style:name="ta3" style:family="table" style:master-page-name="PageStyle_5f_combined">
      <style:table-properties table:display="true" style:writing-mode="lr-tb"/>
    </style:style>
    <style:style style:name="ta4" style:family="table" style:master-page-name="PageStyle_5f_combinedGraphs">
      <style:table-properties table:display="true" style:writing-mode="lr-tb"/>
    </style:style>
    <style:style style:name="ta5" style:family="table" style:master-page-name="PageStyle_5f_aud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" style:family="table-cell" style:parent-style-name="Default" style:data-style-name="N3">
      <style:table-cell-properties style:rotation-align="none"/>
    </style:style>
    <style:style style:name="ce5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style:rotation-align="none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1">
      <style:table-cell-properties style:rotation-align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preadin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number-columns-repeated="2" table:default-cell-style-name="Default"/>
        <table:table-column table:style-name="co1" table:number-columns-repeated="1008" table:default-cell-style-name="ce1"/>
        <table:table-row table:style-name="ro1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b_CNN_used</text:p>
          </table:table-cell>
          <table:table-cell office:value-type="string" calcext:value-type="string">
            <text:p>nb_lipRNN</text:p>
          </table:table-cell>
          <table:table-cell office:value-type="string" calcext:value-type="string">
            <text:p>nb_lipreading</text:p>
          </table:table-cell>
          <table:table-cell table:style-name="Default" table:number-columns-repeated="2"/>
          <table:table-cell table:style-name="ce5" office:value-type="string" calcext:value-type="string">
            <text:p>Test Cost</text:p>
          </table:table-cell>
          <table:table-cell table:style-name="ce5" office:value-type="string" calcext:value-type="string">
            <text:p>Test Accuracy</text:p>
          </table:table-cell>
          <table:table-cell table:style-name="ce5" office:value-type="string" calcext:value-type="string">
            <text:p>Test Top 3 Accuracy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Default" table:number-columns-repeated="9"/>
          <table:table-cell table:style-name="ce6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PHONEME, volunteers</text:p>
          </table:table-cell>
          <table:table-cell table:style-name="Default"/>
          <table:table-cell office:value-type="string" calcext:value-type="string">
            <text:p>Network Type</text:p>
          </table:table-cell>
          <table:table-cell table:style-name="Default" table:number-columns-repeated="6"/>
          <table:table-cell table:style-name="ce6"/>
          <table:table-cell table:style-name="ce5" office:value-type="string" calcext:value-type="string">
            <text:p>Test Accuracy</text:p>
          </table:table-cell>
          <table:table-cell table:style-name="ce5" office:value-type="string" calcext:value-type="string">
            <text:p>Test Top 3 Accuracy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Volunteer Test Accuracy</text:p>
          </table:table-cell>
          <table:table-cell table:style-name="Default" table:number-columns-repeated="8"/>
          <table:table-cell table:style-name="ce6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/home/matthijs/TCDTIMIT/lipreading/TCDTIMIT/results/CNN/volunteers_google_phoneme39</text:p>
          </table:table-cell>
          <table:table-cell office:value-type="string" calcext:value-type="string">
            <text:p>volunteers_google_phoneme39</text:p>
          </table:table-cell>
          <table:table-cell office:value-type="string" calcext:value-type="string">
            <text:p>WLAS</text:p>
          </table:table-cell>
          <table:table-cell office:value-type="string" calcext:value-type="string">
            <text:p>TCDTIMIT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Default" table:number-columns-repeated="2"/>
          <table:table-cell table:style-name="ce5" office:value-type="float" office:value="3.17826824314168" calcext:value-type="float">
            <text:p>3,18</text:p>
          </table:table-cell>
          <table:table-cell table:style-name="ce5" office:value-type="float" office:value="14.3610279038906" calcext:value-type="float">
            <text:p>14,36</text:p>
          </table:table-cell>
          <table:table-cell table:style-name="ce5" office:value-type="float" office:value="32.957130692174" calcext:value-type="float">
            <text:p>32,96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/home/matthijs/TCDTIMIT/lipreading/TCDTIMIT/results/CNN_LSTM/volunteers_google_phoneme39_LSTM_bidirectional_64_dense</text:p>
          </table:table-cell>
          <table:table-cell office:value-type="string" calcext:value-type="string">
            <text:p>volunteers_google_phoneme39_LSTM_bidirectional_64_dense</text:p>
          </table:table-cell>
          <table:table-cell table:style-name="ce2" office:value-type="string" calcext:value-type="string">
            <text:p>WLAS (PF) + 64 / 1 LSTM</text:p>
          </table:table-cell>
          <table:table-cell office:value-type="string" calcext:value-type="string">
            <text:p>TCDTIMIT</text:p>
          </table:table-cell>
          <table:table-cell table:style-name="ce4" office:value-type="float" office:value="7239054" calcext:value-type="float">
            <text:p>7.239.054</text:p>
          </table:table-cell>
          <table:table-cell table:style-name="ce4" office:value-type="float" office:value="62823" calcext:value-type="float">
            <text:p>62.823</text:p>
          </table:table-cell>
          <table:table-cell table:style-name="ce4" office:value-type="float" office:value="7239054" calcext:value-type="float">
            <text:p>7.239.054</text:p>
          </table:table-cell>
          <table:table-cell table:style-name="Default" table:number-columns-repeated="2"/>
          <table:table-cell table:style-name="ce5" office:value-type="float" office:value="2.65299593014162" calcext:value-type="float">
            <text:p>2,65</text:p>
          </table:table-cell>
          <table:table-cell table:style-name="ce5" office:value-type="float" office:value="25.9589759165607" calcext:value-type="float">
            <text:p>25,96</text:p>
          </table:table-cell>
          <table:table-cell table:style-name="ce5" office:value-type="float" office:value="47.6478109611304" calcext:value-type="float">
            <text:p>47,65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/home/matthijs/TCDTIMIT/lipreading/TCDTIMIT/results/CNN_LSTM/volunteers_google_phoneme39_LSTM_bidirectional_256_256_dense</text:p>
          </table:table-cell>
          <table:table-cell office:value-type="string" calcext:value-type="string">
            <text:p>volunteers_google_phoneme39_LSTM_bidirectional_256_256_dense</text:p>
          </table:table-cell>
          <table:table-cell table:style-name="ce2" office:value-type="string" calcext:value-type="string">
            <text:p>WLAS (PF) + 256 / 2 <text:s/>LSTM</text:p>
          </table:table-cell>
          <table:table-cell office:value-type="string" calcext:value-type="string">
            <text:p>TCDTIMIT</text:p>
          </table:table-cell>
          <table:table-cell table:style-name="ce4" office:value-type="float" office:value="8543822" calcext:value-type="float">
            <text:p>8.543.822</text:p>
          </table:table-cell>
          <table:table-cell table:style-name="ce4" office:value-type="float" office:value="1367591" calcext:value-type="float">
            <text:p>1.367.591</text:p>
          </table:table-cell>
          <table:table-cell table:style-name="ce4" office:value-type="float" office:value="8543822" calcext:value-type="float">
            <text:p>8.543.822</text:p>
          </table:table-cell>
          <table:table-cell table:style-name="Default" table:number-columns-repeated="2"/>
          <table:table-cell table:style-name="ce5" office:value-type="float" office:value="2.75543004134838" calcext:value-type="float">
            <text:p>2,76</text:p>
          </table:table-cell>
          <table:table-cell table:style-name="ce5" office:value-type="float" office:value="25.4351042834919" calcext:value-type="float">
            <text:p>25,44</text:p>
          </table:table-cell>
          <table:table-cell table:style-name="ce5" office:value-type="float" office:value="46.4685324833885" calcext:value-type="float">
            <text:p>46,47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/home/matthijs/TCDTIMIT/lipreading/TCDTIMIT/results/CNN_LSTM/volunteers_google_phoneme39_LSTM_bidirectional_512_512_dense</text:p>
          </table:table-cell>
          <table:table-cell office:value-type="string" calcext:value-type="string">
            <text:p>volunteers_google_phoneme39_LSTM_bidirectional_512_512_dense</text:p>
          </table:table-cell>
          <table:table-cell table:style-name="ce2" office:value-type="string" calcext:value-type="string">
            <text:p>WLAS (PF) + 512 / 2 <text:s/>LSTM </text:p>
          </table:table-cell>
          <table:table-cell office:value-type="string" calcext:value-type="string">
            <text:p>TCDTIMIT</text:p>
          </table:table-cell>
          <table:table-cell table:style-name="ce4" office:value-type="float" office:value="12532814" calcext:value-type="float">
            <text:p>12.532.814</text:p>
          </table:table-cell>
          <table:table-cell table:style-name="ce4" office:value-type="float" office:value="5356583" calcext:value-type="float">
            <text:p>5.356.583</text:p>
          </table:table-cell>
          <table:table-cell table:style-name="ce4" office:value-type="float" office:value="12532814" calcext:value-type="float">
            <text:p>12.532.814</text:p>
          </table:table-cell>
          <table:table-cell table:style-name="Default" table:number-columns-repeated="2"/>
          <table:table-cell table:style-name="ce5" office:value-type="float" office:value="2.93904286634629" calcext:value-type="float">
            <text:p>2,94</text:p>
          </table:table-cell>
          <table:table-cell table:style-name="ce5" office:value-type="float" office:value="25.5687292410331" calcext:value-type="float">
            <text:p>25,57</text:p>
          </table:table-cell>
          <table:table-cell table:style-name="ce5" office:value-type="float" office:value="46.4126489240735" calcext:value-type="float">
            <text:p>46,41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2"/>
          <table:table-cell table:style-name="Default"/>
          <table:table-cell table:style-name="ce4" table:number-columns-repeated="3"/>
          <table:table-cell table:style-name="Default" table:number-columns-repeated="2"/>
          <table:table-cell table:style-name="ce5" table:number-columns-repeated="3"/>
          <table:table-cell table:style-name="ce6"/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" table:number-columns-repeated="3"/>
          <table:table-cell table:style-name="Default" table:number-columns-repeated="2"/>
          <table:table-cell table:style-name="ce5" table:number-columns-repeated="3"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Lipspeaker Test Accuracy</text:p>
          </table:table-cell>
          <table:table-cell table:style-name="Default"/>
          <table:table-cell office:value-type="string" calcext:value-type="string">
            <text:p>Network Type</text:p>
          </table:table-cell>
          <table:table-cell table:style-name="Default"/>
          <table:table-cell table:style-name="ce4" table:number-columns-repeated="3"/>
          <table:table-cell table:style-name="Default" table:number-columns-repeated="2"/>
          <table:table-cell table:style-name="ce5"/>
          <table:table-cell table:style-name="ce5" office:value-type="string" calcext:value-type="string">
            <text:p>Test Accuracy</text:p>
          </table:table-cell>
          <table:table-cell table:style-name="ce5" office:value-type="string" calcext:value-type="string">
            <text:p>Test Top 3 Accuracy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/home/matthijs/TCDTIMIT/lipreading/TCDTIMIT/results/CNN/lipspeakers_google_phoneme39</text:p>
          </table:table-cell>
          <table:table-cell office:value-type="string" calcext:value-type="string">
            <text:p>lipspeakers_google_phoneme39</text:p>
          </table:table-cell>
          <table:table-cell office:value-type="string" calcext:value-type="string">
            <text:p>WLAS</text:p>
          </table:table-cell>
          <table:table-cell office:value-type="string" calcext:value-type="string">
            <text:p>TCDTIMIT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Default" table:number-columns-repeated="2"/>
          <table:table-cell table:style-name="ce5" office:value-type="float" office:value="2.07490230587138" calcext:value-type="float">
            <text:p>2,07</text:p>
          </table:table-cell>
          <table:table-cell table:style-name="ce5" office:value-type="float" office:value="39.9029818512661" calcext:value-type="float">
            <text:p>39,90</text:p>
          </table:table-cell>
          <table:table-cell table:style-name="ce5" office:value-type="float" office:value="68.8468202186622" calcext:value-type="float">
            <text:p>68,85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64_dense</text:p>
          </table:table-cell>
          <table:table-cell office:value-type="string" calcext:value-type="string">
            <text:p>lipspeakers_google_phoneme39_LSTM_bidirectional_64_dense</text:p>
          </table:table-cell>
          <table:table-cell office:value-type="string" calcext:value-type="string">
            <text:p>dense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ce4" office:value-type="float" office:value="62823" calcext:value-type="float">
            <text:p>62.823</text:p>
          </table:table-cell>
          <table:table-cell table:style-name="ce4" office:value-type="float" office:value="7239054" calcext:value-type="float">
            <text:p>7.239.054</text:p>
          </table:table-cell>
          <table:table-cell table:style-name="ce4" office:value-type="float" office:value="7236519" calcext:value-type="float">
            <text:p>7.236.519</text:p>
          </table:table-cell>
          <table:table-cell office:value-type="float" office:value="2535" calcext:value-type="float">
            <text:p>2535</text:p>
          </table:table-cell>
          <table:table-cell table:style-name="ce5" office:value-type="float" office:value="2.66672769408205" calcext:value-type="float">
            <text:p>2,67</text:p>
          </table:table-cell>
          <table:table-cell table:style-name="ce5" office:value-type="float" office:value="40.9163185270318" calcext:value-type="float">
            <text:p>40,92</text:p>
          </table:table-cell>
          <table:table-cell table:style-name="ce5" office:value-type="float" office:value="65.4508964088463" calcext:value-type="float">
            <text:p>65,45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256_256_dense</text:p>
          </table:table-cell>
          <table:table-cell office:value-type="string" calcext:value-type="string">
            <text:p>lipspeakers_google_phoneme39_LSTM_bidirectional_256_256_dense</text:p>
          </table:table-cell>
          <table:table-cell office:value-type="string" calcext:value-type="string">
            <text:p>dense</text:p>
          </table:table-cell>
          <table:table-cell table:style-name="ce3" office:value-type="string" calcext:value-type="string">
            <text:p>256 / 2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ce4" office:value-type="float" office:value="1367591" calcext:value-type="float">
            <text:p>1.367.591</text:p>
          </table:table-cell>
          <table:table-cell table:style-name="ce4" office:value-type="float" office:value="8543822" calcext:value-type="float">
            <text:p>8.543.822</text:p>
          </table:table-cell>
          <table:table-cell table:style-name="ce4" office:value-type="float" office:value="8533799" calcext:value-type="float">
            <text:p>8.533.799</text:p>
          </table:table-cell>
          <table:table-cell office:value-type="float" office:value="10023" calcext:value-type="float">
            <text:p>10023</text:p>
          </table:table-cell>
          <table:table-cell table:style-name="ce5" office:value-type="float" office:value="1.84634592935636" calcext:value-type="float">
            <text:p>1,85</text:p>
          </table:table-cell>
          <table:table-cell table:style-name="ce5" office:value-type="float" office:value="48.6458585569353" calcext:value-type="float">
            <text:p>48,65</text:p>
          </table:table-cell>
          <table:table-cell table:style-name="ce5" office:value-type="float" office:value="75.1905851355978" calcext:value-type="float">
            <text:p>75,19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512_512_dense</text:p>
          </table:table-cell>
          <table:table-cell office:value-type="string" calcext:value-type="string">
            <text:p>lipspeakers_google_phoneme39_LSTM_bidirectional_512_512_dense</text:p>
          </table:table-cell>
          <table:table-cell office:value-type="string" calcext:value-type="string">
            <text:p>dense</text:p>
          </table:table-cell>
          <table:table-cell table:style-name="ce3" office:value-type="string" calcext:value-type="string">
            <text:p>512 / 2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ce4" office:value-type="float" office:value="5356583" calcext:value-type="float">
            <text:p>5.356.583</text:p>
          </table:table-cell>
          <table:table-cell table:style-name="ce4" office:value-type="float" office:value="12532814" calcext:value-type="float">
            <text:p>12.532.814</text:p>
          </table:table-cell>
          <table:table-cell table:style-name="ce4" office:value-type="float" office:value="12512807" calcext:value-type="float">
            <text:p>12.512.807</text:p>
          </table:table-cell>
          <table:table-cell office:value-type="float" office:value="20007" calcext:value-type="float">
            <text:p>20007</text:p>
          </table:table-cell>
          <table:table-cell table:style-name="ce5" office:value-type="float" office:value="4.40260783779673" calcext:value-type="float">
            <text:p>4,40</text:p>
          </table:table-cell>
          <table:table-cell table:style-name="ce5" office:value-type="float" office:value="48.6458585569353" calcext:value-type="float">
            <text:p>48,65</text:p>
          </table:table-cell>
          <table:table-cell table:style-name="ce5" office:value-type="float" office:value="75.1905851355978" calcext:value-type="float">
            <text:p>75,19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" table:number-columns-repeated="3"/>
          <table:table-cell table:style-name="Default" table:number-columns-repeated="2"/>
          <table:table-cell table:style-name="ce5" table:number-columns-repeated="3"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PHONEME, LIPSPEAKERS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table:style-name="ce4" office:value-type="string" calcext:value-type="string">
            <text:p>nb_CNN_used</text:p>
          </table:table-cell>
          <table:table-cell table:style-name="ce4" office:value-type="string" calcext:value-type="string">
            <text:p>nb_lipRNN</text:p>
          </table:table-cell>
          <table:table-cell table:style-name="ce4" office:value-type="string" calcext:value-type="string">
            <text:p>nb_lipreading</text:p>
          </table:table-cell>
          <table:table-cell table:style-name="Default" table:number-columns-repeated="2"/>
          <table:table-cell table:style-name="ce5" office:value-type="string" calcext:value-type="string">
            <text:p>Test Cost</text:p>
          </table:table-cell>
          <table:table-cell table:style-name="ce5" office:value-type="string" calcext:value-type="string">
            <text:p>Test Accuracy</text:p>
          </table:table-cell>
          <table:table-cell table:style-name="ce5" office:value-type="string" calcext:value-type="string">
            <text:p>Test Top 3 Accuracy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/home/matthijs/TCDTIMIT/lipreading/TCDTIMIT/results/CNN/lipspeakers_cifar10_phoneme39</text:p>
          </table:table-cell>
          <table:table-cell office:value-type="string" calcext:value-type="string">
            <text:p>lipspeakers_cifar10_phoneme39</text:p>
          </table:table-cell>
          <table:table-cell office:value-type="string" calcext:value-type="string">
            <text:p>VGG</text:p>
          </table:table-cell>
          <table:table-cell office:value-type="string" calcext:value-type="string">
            <text:p>TCDTIMIT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Default" table:number-columns-repeated="2"/>
          <table:table-cell table:style-name="ce5" office:value-type="float" office:value="3.77575124669891" calcext:value-type="float">
            <text:p>3,78</text:p>
          </table:table-cell>
          <table:table-cell table:style-name="ce5" office:value-type="float" office:value="40.9695817490494" calcext:value-type="float">
            <text:p>40,97</text:p>
          </table:table-cell>
          <table:table-cell table:style-name="ce5" office:value-type="float" office:value="69.6649239543726" calcext:value-type="float">
            <text:p>69,66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/home/matthijs/TCDTIMIT/lipreading/TCDTIMIT/results/CNN/lipspeakers_google_phoneme39</text:p>
          </table:table-cell>
          <table:table-cell office:value-type="string" calcext:value-type="string">
            <text:p>lipspeakers_google_phoneme39</text:p>
          </table:table-cell>
          <table:table-cell office:value-type="string" calcext:value-type="string">
            <text:p>WLAS</text:p>
          </table:table-cell>
          <table:table-cell office:value-type="string" calcext:value-type="string">
            <text:p>TCDTIMIT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Default" table:number-columns-repeated="2"/>
          <table:table-cell table:style-name="ce5" office:value-type="float" office:value="2.07490230587138" calcext:value-type="float">
            <text:p>2,07</text:p>
          </table:table-cell>
          <table:table-cell table:style-name="ce5" office:value-type="float" office:value="39.9029818512661" calcext:value-type="float">
            <text:p>39,90</text:p>
          </table:table-cell>
          <table:table-cell table:style-name="ce5" office:value-type="float" office:value="68.8468202186622" calcext:value-type="float">
            <text:p>68,85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/home/matthijs/TCDTIMIT/lipreading/TCDTIMIT/results/CNN/lipspeakers_resnet50_phoneme39</text:p>
          </table:table-cell>
          <table:table-cell office:value-type="string" calcext:value-type="string">
            <text:p>lipspeakers_resnet50_phoneme3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TCDTIMIT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Default" table:number-columns-repeated="2"/>
          <table:table-cell table:style-name="ce5" office:value-type="float" office:value="1.91808339657674" calcext:value-type="float">
            <text:p>1,92</text:p>
          </table:table-cell>
          <table:table-cell table:style-name="ce5" office:value-type="float" office:value="42.5453244274809" calcext:value-type="float">
            <text:p>42,55</text:p>
          </table:table-cell>
          <table:table-cell table:style-name="ce5" office:value-type="float" office:value="71.2309160305344" calcext:value-type="float">
            <text:p>71,23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" table:number-columns-repeated="3"/>
          <table:table-cell table:style-name="Default" table:number-columns-repeated="2"/>
          <table:table-cell table:style-name="ce5" table:number-columns-repeated="3"/>
          <table:table-cell table:style-name="ce6"/>
          <table:table-cell table:number-columns-repeated="1011"/>
        </table:table-row>
        <table:table-row table:style-name="ro1">
          <table:table-cell table:style-name="Default" table:number-columns-repeated="2"/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table:style-name="ce4" office:value-type="string" calcext:value-type="string">
            <text:p>nb_CNN_used</text:p>
          </table:table-cell>
          <table:table-cell table:style-name="ce4" office:value-type="string" calcext:value-type="string">
            <text:p>nb_lipRNN</text:p>
          </table:table-cell>
          <table:table-cell table:style-name="ce4" office:value-type="string" calcext:value-type="string">
            <text:p>nb_lipreading</text:p>
          </table:table-cell>
          <table:table-cell office:value-type="string" calcext:value-type="string">
            <text:p>nb_lipreadinFeatures</text:p>
          </table:table-cell>
          <table:table-cell office:value-type="string" calcext:value-type="string">
            <text:p>nb_FC</text:p>
          </table:table-cell>
          <table:table-cell table:style-name="ce5" office:value-type="string" calcext:value-type="string">
            <text:p>Test Cost</text:p>
          </table:table-cell>
          <table:table-cell table:style-name="ce5" office:value-type="string" calcext:value-type="string">
            <text:p>Test Accuracy</text:p>
          </table:table-cell>
          <table:table-cell table:style-name="ce5" office:value-type="string" calcext:value-type="string">
            <text:p>Test Top 3 Accuracy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8_conv</text:p>
          </table:table-cell>
          <table:table-cell office:value-type="string" calcext:value-type="string">
            <text:p>lipspeakers_google_phoneme39_LSTM_bidirectional_8_conv</text:p>
          </table:table-cell>
          <table:table-cell office:value-type="string" calcext:value-type="string">
            <text:p>conv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6197760" calcext:value-type="float">
            <text:p>6.197.760</text:p>
          </table:table-cell>
          <table:table-cell table:style-name="ce4" office:value-type="float" office:value="804079" calcext:value-type="float">
            <text:p>804.079</text:p>
          </table:table-cell>
          <table:table-cell table:style-name="ce4" office:value-type="float" office:value="7001839" calcext:value-type="float">
            <text:p>7.001.839</text:p>
          </table:table-cell>
          <table:table-cell table:style-name="ce4" office:value-type="float" office:value="7001488" calcext:value-type="float">
            <text:p>7.001.488</text:p>
          </table:table-cell>
          <table:table-cell table:formula="of:=[.G23]-[.H23]" office:value-type="float" office:value="351" calcext:value-type="float">
            <text:p>351</text:p>
          </table:table-cell>
          <table:table-cell table:style-name="ce5" office:value-type="float" office:value="2.20143673739908" calcext:value-type="float">
            <text:p>2,20</text:p>
          </table:table-cell>
          <table:table-cell table:style-name="ce5" office:value-type="float" office:value="35.1747961400391" calcext:value-type="float">
            <text:p>35,17</text:p>
          </table:table-cell>
          <table:table-cell table:style-name="ce5" office:value-type="float" office:value="62.2139126204177" calcext:value-type="float">
            <text:p>62,21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64_conv</text:p>
          </table:table-cell>
          <table:table-cell office:value-type="string" calcext:value-type="string">
            <text:p>lipspeakers_google_phoneme39_LSTM_bidirectional_64_conv</text:p>
          </table:table-cell>
          <table:table-cell office:value-type="string" calcext:value-type="string">
            <text:p>conv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float" office:value="6197760" calcext:value-type="float">
            <text:p>6.197.760</text:p>
          </table:table-cell>
          <table:table-cell table:style-name="ce4" office:value-type="float" office:value="6475367" calcext:value-type="float">
            <text:p>6.475.367</text:p>
          </table:table-cell>
          <table:table-cell table:style-name="ce4" office:value-type="float" office:value="12673127" calcext:value-type="float">
            <text:p>12.673.127</text:p>
          </table:table-cell>
          <table:table-cell table:style-name="ce4" office:value-type="float" office:value="12670592" calcext:value-type="float">
            <text:p>12.670.592</text:p>
          </table:table-cell>
          <table:table-cell table:formula="of:=[.G24]-[.H24]" office:value-type="float" office:value="2535" calcext:value-type="float">
            <text:p>2535</text:p>
          </table:table-cell>
          <table:table-cell table:style-name="ce5" office:value-type="float" office:value="2.17418162595658" calcext:value-type="float">
            <text:p>2,17</text:p>
          </table:table-cell>
          <table:table-cell table:style-name="ce5" office:value-type="float" office:value="42.7635298340352" calcext:value-type="float">
            <text:p>42,76</text:p>
          </table:table-cell>
          <table:table-cell table:style-name="ce5" office:value-type="float" office:value="69.5970728363514" calcext:value-type="float">
            <text:p>69,60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256_conv</text:p>
          </table:table-cell>
          <table:table-cell office:value-type="string" calcext:value-type="string">
            <text:p>lipspeakers_google_phoneme39_LSTM_bidirectional_256_conv</text:p>
          </table:table-cell>
          <table:table-cell office:value-type="string" calcext:value-type="string">
            <text:p>conv</text:p>
          </table:table-cell>
          <table:table-cell table:style-name="ce3" office:value-type="float" office:value="256" calcext:value-type="float">
            <text:p>256</text:p>
          </table:table-cell>
          <table:table-cell table:style-name="ce4" office:value-type="float" office:value="6197760" calcext:value-type="float">
            <text:p>6.197.760</text:p>
          </table:table-cell>
          <table:table-cell table:style-name="ce4" office:value-type="float" office:value="26491175" calcext:value-type="float">
            <text:p>26.491.175</text:p>
          </table:table-cell>
          <table:table-cell table:style-name="ce4" office:value-type="float" office:value="32688935" calcext:value-type="float">
            <text:p>32.688.935</text:p>
          </table:table-cell>
          <table:table-cell table:style-name="ce4" office:value-type="float" office:value="32678912" calcext:value-type="float">
            <text:p>32.678.912</text:p>
          </table:table-cell>
          <table:table-cell table:formula="of:=[.G25]-[.H25]" office:value-type="float" office:value="10023" calcext:value-type="float">
            <text:p>10023</text:p>
          </table:table-cell>
          <table:table-cell table:style-name="ce5" office:value-type="float" office:value="1.95280800882356" calcext:value-type="float">
            <text:p>1,95</text:p>
          </table:table-cell>
          <table:table-cell table:style-name="ce5" office:value-type="float" office:value="49.1153925205722" calcext:value-type="float">
            <text:p>49,12</text:p>
          </table:table-cell>
          <table:table-cell table:style-name="ce5" office:value-type="float" office:value="75.0020053359808" calcext:value-type="float">
            <text:p>75,00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256_256_conv</text:p>
          </table:table-cell>
          <table:table-cell office:value-type="string" calcext:value-type="string">
            <text:p>lipspeakers_google_phoneme39_LSTM_bidirectional_256_256_conv</text:p>
          </table:table-cell>
          <table:table-cell office:value-type="string" calcext:value-type="string">
            <text:p>conv</text:p>
          </table:table-cell>
          <table:table-cell table:style-name="ce3" office:value-type="string" calcext:value-type="string">
            <text:p>256 / 2</text:p>
          </table:table-cell>
          <table:table-cell table:style-name="ce4" office:value-type="float" office:value="6197760" calcext:value-type="float">
            <text:p>6.197.760</text:p>
          </table:table-cell>
          <table:table-cell table:style-name="ce4" office:value-type="float" office:value="27017767" calcext:value-type="float">
            <text:p>27.017.767</text:p>
          </table:table-cell>
          <table:table-cell table:style-name="ce4" office:value-type="float" office:value="33215527" calcext:value-type="float">
            <text:p>33.215.527</text:p>
          </table:table-cell>
          <table:table-cell table:style-name="ce4" office:value-type="float" office:value="33205504" calcext:value-type="float">
            <text:p>33.205.504</text:p>
          </table:table-cell>
          <table:table-cell table:formula="of:=[.G26]-[.H26]" office:value-type="float" office:value="10023" calcext:value-type="float">
            <text:p>10023</text:p>
          </table:table-cell>
          <table:table-cell table:style-name="ce5" office:value-type="float" office:value="2.022661447267" calcext:value-type="float">
            <text:p>2,02</text:p>
          </table:table-cell>
          <table:table-cell table:style-name="ce5" office:value-type="float" office:value="51.0238521349378" calcext:value-type="float">
            <text:p>51,02</text:p>
          </table:table-cell>
          <table:table-cell table:style-name="ce5" office:value-type="float" office:value="76.929533039548" calcext:value-type="float">
            <text:p>76,93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512_512_conv</text:p>
          </table:table-cell>
          <table:table-cell office:value-type="string" calcext:value-type="string">
            <text:p>lipspeakers_google_phoneme39_LSTM_bidirectional_512_512_conv</text:p>
          </table:table-cell>
          <table:table-cell office:value-type="string" calcext:value-type="string">
            <text:p>conv</text:p>
          </table:table-cell>
          <table:table-cell table:style-name="ce3" office:value-type="string" calcext:value-type="string">
            <text:p>512 / 2</text:p>
          </table:table-cell>
          <table:table-cell table:style-name="ce4" office:value-type="float" office:value="6197764" calcext:value-type="float">
            <text:p>6.197.764</text:p>
          </table:table-cell>
          <table:table-cell table:style-name="ce4" office:value-type="float" office:value="56656935" calcext:value-type="float">
            <text:p>56.656.935</text:p>
          </table:table-cell>
          <table:table-cell table:style-name="ce4" office:value-type="float" office:value="62854695" calcext:value-type="float">
            <text:p>62.854.695</text:p>
          </table:table-cell>
          <table:table-cell table:style-name="ce4" office:value-type="float" office:value="62834688" calcext:value-type="float">
            <text:p>62.834.688</text:p>
          </table:table-cell>
          <table:table-cell table:formula="of:=[.G27]-[.H27]" office:value-type="float" office:value="20007" calcext:value-type="float">
            <text:p>20007</text:p>
          </table:table-cell>
          <table:table-cell table:style-name="ce5" office:value-type="float" office:value="2.02454783028854" calcext:value-type="float">
            <text:p>2,02</text:p>
          </table:table-cell>
          <table:table-cell table:style-name="ce5" office:value-type="float" office:value="50.7280923587419" calcext:value-type="float">
            <text:p>50,73</text:p>
          </table:table-cell>
          <table:table-cell table:style-name="ce5" office:value-type="float" office:value="76.5664702104071" calcext:value-type="float">
            <text:p>76,57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ce3"/>
          <table:table-cell table:style-name="ce4" table:number-columns-repeated="4"/>
          <table:table-cell table:style-name="Default"/>
          <table:table-cell table:style-name="ce5" table:number-columns-repeated="3"/>
          <table:table-cell table:style-name="ce6"/>
          <table:table-cell table:number-columns-repeated="1011"/>
        </table:table-row>
        <table:table-row table:style-name="ro1"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ce3" office:value-type="string" calcext:value-type="string">
            <text:p>Test Dataset</text:p>
          </table:table-cell>
          <table:table-cell table:style-name="ce4" office:value-type="string" calcext:value-type="string">
            <text:p>nb_CNN_used</text:p>
          </table:table-cell>
          <table:table-cell table:style-name="ce4" office:value-type="string" calcext:value-type="string">
            <text:p>nb_lipRNN</text:p>
          </table:table-cell>
          <table:table-cell table:style-name="ce4" office:value-type="string" calcext:value-type="string">
            <text:p>nb_lipreading</text:p>
          </table:table-cell>
          <table:table-cell table:style-name="ce4" office:value-type="string" calcext:value-type="string">
            <text:p>nb_lipreadinFeatures</text:p>
          </table:table-cell>
          <table:table-cell office:value-type="string" calcext:value-type="string">
            <text:p>nb_FC</text:p>
          </table:table-cell>
          <table:table-cell table:style-name="ce5" office:value-type="string" calcext:value-type="string">
            <text:p>Test Cost</text:p>
          </table:table-cell>
          <table:table-cell table:style-name="ce5" office:value-type="string" calcext:value-type="string">
            <text:p>Test Accuracy</text:p>
          </table:table-cell>
          <table:table-cell table:style-name="ce5" office:value-type="string" calcext:value-type="string">
            <text:p>Test Top 3 Accuracy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8_dense</text:p>
          </table:table-cell>
          <table:table-cell office:value-type="string" calcext:value-type="string">
            <text:p>lipspeakers_google_phoneme39_LSTM_bidirectional_8_dense</text:p>
          </table:table-cell>
          <table:table-cell office:value-type="string" calcext:value-type="string">
            <text:p>dense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ce4" office:value-type="float" office:value="2511" calcext:value-type="float">
            <text:p>2.511</text:p>
          </table:table-cell>
          <table:table-cell table:style-name="ce4" office:value-type="float" office:value="7178742" calcext:value-type="float">
            <text:p>7.178.742</text:p>
          </table:table-cell>
          <table:table-cell table:style-name="ce4" office:value-type="float" office:value="7178391" calcext:value-type="float">
            <text:p>7.178.391</text:p>
          </table:table-cell>
          <table:table-cell table:formula="of:=[.G30]-[.H30]" office:value-type="float" office:value="351" calcext:value-type="float">
            <text:p>351</text:p>
          </table:table-cell>
          <table:table-cell table:style-name="ce5" office:value-type="float" office:value="2.08864894057765" calcext:value-type="float">
            <text:p>2,09</text:p>
          </table:table-cell>
          <table:table-cell table:style-name="ce5" office:value-type="float" office:value="41.3162252087614" calcext:value-type="float">
            <text:p>41,32</text:p>
          </table:table-cell>
          <table:table-cell table:style-name="ce5" office:value-type="float" office:value="66.4465187385396" calcext:value-type="float">
            <text:p>66,45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64_dense</text:p>
          </table:table-cell>
          <table:table-cell office:value-type="string" calcext:value-type="string">
            <text:p>lipspeakers_google_phoneme39_LSTM_bidirectional_64_dense</text:p>
          </table:table-cell>
          <table:table-cell office:value-type="string" calcext:value-type="string">
            <text:p>dense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ce4" office:value-type="float" office:value="62823" calcext:value-type="float">
            <text:p>62.823</text:p>
          </table:table-cell>
          <table:table-cell table:style-name="ce4" office:value-type="float" office:value="7239054" calcext:value-type="float">
            <text:p>7.239.054</text:p>
          </table:table-cell>
          <table:table-cell table:style-name="ce4" office:value-type="float" office:value="7236519" calcext:value-type="float">
            <text:p>7.236.519</text:p>
          </table:table-cell>
          <table:table-cell table:formula="of:=[.G31]-[.H31]" office:value-type="float" office:value="2535" calcext:value-type="float">
            <text:p>2535</text:p>
          </table:table-cell>
          <table:table-cell table:style-name="ce5" office:value-type="float" office:value="2.66672769408205" calcext:value-type="float">
            <text:p>2,67</text:p>
          </table:table-cell>
          <table:table-cell table:style-name="ce5" office:value-type="float" office:value="40.7635298340352" calcext:value-type="float">
            <text:p>40,76</text:p>
          </table:table-cell>
          <table:table-cell table:style-name="ce5" office:value-type="float" office:value="65.4508964088463" calcext:value-type="float">
            <text:p>65,45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256_dense</text:p>
          </table:table-cell>
          <table:table-cell office:value-type="string" calcext:value-type="string">
            <text:p>lipspeakers_google_phoneme39_LSTM_bidirectional_256_dense</text:p>
          </table:table-cell>
          <table:table-cell office:value-type="string" calcext:value-type="string">
            <text:p>dense</text:p>
          </table:table-cell>
          <table:table-cell table:style-name="ce3" office:value-type="float" office:value="256" calcext:value-type="float">
            <text:p>256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ce4" office:value-type="float" office:value="840999" calcext:value-type="float">
            <text:p>840.999</text:p>
          </table:table-cell>
          <table:table-cell table:style-name="ce4" office:value-type="float" office:value="8017230" calcext:value-type="float">
            <text:p>8.017.230</text:p>
          </table:table-cell>
          <table:table-cell table:style-name="ce4" office:value-type="float" office:value="8007207" calcext:value-type="float">
            <text:p>8.007.207</text:p>
          </table:table-cell>
          <table:table-cell table:formula="of:=[.G32]-[.H32]" office:value-type="float" office:value="10023" calcext:value-type="float">
            <text:p>10023</text:p>
          </table:table-cell>
          <table:table-cell table:style-name="ce5" office:value-type="float" office:value="1.88197953412027" calcext:value-type="float">
            <text:p>1,88</text:p>
          </table:table-cell>
          <table:table-cell table:style-name="ce5" office:value-type="float" office:value="47.720412348772" calcext:value-type="float">
            <text:p>47,72</text:p>
          </table:table-cell>
          <table:table-cell table:style-name="ce5" office:value-type="float" office:value="73.6624933453235" calcext:value-type="float">
            <text:p>73,66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256_256_dense</text:p>
          </table:table-cell>
          <table:table-cell office:value-type="string" calcext:value-type="string">
            <text:p>lipspeakers_google_phoneme39_LSTM_bidirectional_256_256_dense</text:p>
          </table:table-cell>
          <table:table-cell office:value-type="string" calcext:value-type="string">
            <text:p>dense</text:p>
          </table:table-cell>
          <table:table-cell table:style-name="ce3" office:value-type="string" calcext:value-type="string">
            <text:p>256 / 2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ce4" office:value-type="float" office:value="1367591" calcext:value-type="float">
            <text:p>1.367.591</text:p>
          </table:table-cell>
          <table:table-cell table:style-name="ce4" office:value-type="float" office:value="8543822" calcext:value-type="float">
            <text:p>8.543.822</text:p>
          </table:table-cell>
          <table:table-cell table:style-name="ce4" office:value-type="float" office:value="8533799" calcext:value-type="float">
            <text:p>8.533.799</text:p>
          </table:table-cell>
          <table:table-cell table:formula="of:=[.G33]-[.H33]" office:value-type="float" office:value="10023" calcext:value-type="float">
            <text:p>10023</text:p>
          </table:table-cell>
          <table:table-cell table:style-name="ce5" office:value-type="float" office:value="1.84634592935636" calcext:value-type="float">
            <text:p>1,85</text:p>
          </table:table-cell>
          <table:table-cell table:style-name="ce5" office:value-type="float" office:value="48.6458585569353" calcext:value-type="float">
            <text:p>48,65</text:p>
          </table:table-cell>
          <table:table-cell table:style-name="ce5" office:value-type="float" office:value="75.1905851355978" calcext:value-type="float">
            <text:p>75,19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512_512_dense</text:p>
          </table:table-cell>
          <table:table-cell office:value-type="string" calcext:value-type="string">
            <text:p>lipspeakers_google_phoneme39_LSTM_bidirectional_512_512_dense</text:p>
          </table:table-cell>
          <table:table-cell office:value-type="string" calcext:value-type="string">
            <text:p>dense</text:p>
          </table:table-cell>
          <table:table-cell table:style-name="ce3" office:value-type="string" calcext:value-type="string">
            <text:p>512 / 2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ce4" office:value-type="float" office:value="5356583" calcext:value-type="float">
            <text:p>5.356.583</text:p>
          </table:table-cell>
          <table:table-cell table:style-name="ce4" office:value-type="float" office:value="12532814" calcext:value-type="float">
            <text:p>12.532.814</text:p>
          </table:table-cell>
          <table:table-cell table:style-name="ce4" office:value-type="float" office:value="12512807" calcext:value-type="float">
            <text:p>12.512.807</text:p>
          </table:table-cell>
          <table:table-cell table:formula="of:=[.G34]-[.H34]" office:value-type="float" office:value="20007" calcext:value-type="float">
            <text:p>20007</text:p>
          </table:table-cell>
          <table:table-cell table:style-name="ce5" office:value-type="float" office:value="4.40260783779673" calcext:value-type="float">
            <text:p>4,40</text:p>
          </table:table-cell>
          <table:table-cell table:style-name="ce5" office:value-type="float" office:value="41.0438629455897" calcext:value-type="float">
            <text:p>41,04</text:p>
          </table:table-cell>
          <table:table-cell table:style-name="ce5" office:value-type="float" office:value="63.1083930484155" calcext:value-type="float">
            <text:p>63,11</text:p>
          </table:table-cell>
          <table:table-cell table:style-name="ce6"/>
          <table:table-cell table:number-columns-repeated="1011"/>
        </table:table-row>
        <table:table-row table:style-name="ro1" table:number-rows-repeated="2">
          <table:table-cell table:style-name="Default" table:number-columns-repeated="4"/>
          <table:table-cell table:style-name="ce4" table:number-columns-repeated="3"/>
          <table:table-cell table:style-name="Default" table:number-columns-repeated="2"/>
          <table:table-cell table:style-name="ce5" table:number-columns-repeated="3"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VISEMES</text:p>
          </table:table-cell>
          <table:table-cell table:style-name="Default"/>
          <table:table-cell office:value-type="string" calcext:value-type="string">
            <text:p>Network Architecture</text:p>
          </table:table-cell>
          <table:table-cell office:value-type="string" calcext:value-type="string">
            <text:p>Test Dataset</text:p>
          </table:table-cell>
          <table:table-cell table:style-name="ce4" office:value-type="string" calcext:value-type="string">
            <text:p>nb_CNN_used</text:p>
          </table:table-cell>
          <table:table-cell table:style-name="ce4" office:value-type="string" calcext:value-type="string">
            <text:p>nb_lipRNN</text:p>
          </table:table-cell>
          <table:table-cell table:style-name="ce4" office:value-type="string" calcext:value-type="string">
            <text:p>nb_lipreading</text:p>
          </table:table-cell>
          <table:table-cell table:style-name="Default" table:number-columns-repeated="2"/>
          <table:table-cell table:style-name="ce5" office:value-type="string" calcext:value-type="string">
            <text:p>Test Cost</text:p>
          </table:table-cell>
          <table:table-cell table:style-name="ce5" office:value-type="string" calcext:value-type="string">
            <text:p>Visemes</text:p>
          </table:table-cell>
          <table:table-cell table:style-name="ce5" office:value-type="string" calcext:value-type="string">
            <text:p>Test Top 3 Accuracy</text:p>
          </table:table-cell>
          <table:table-cell table:style-name="ce5" office:value-type="string" calcext:value-type="string">
            <text:p>Phonemes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8"/>
          <table:table-cell table:style-name="ce6"/>
          <table:table-cell table:number-columns-repeated="3" table:style-name="ce5" office:value-type="string" calcext:value-type="string">
            <text:p>#N/A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lipspeakers_resnet50_viseme39</text:p>
          </table:table-cell>
          <table:table-cell table:style-name="ce2" office:value-type="string" calcext:value-type="string">
            <text:p>ResNet50</text:p>
          </table:table-cell>
          <table:table-cell table:style-name="ce2" office:value-type="string" calcext:value-type="string">
            <text:p>TCDTIMIT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Default" table:number-columns-repeated="2"/>
          <table:table-cell table:style-name="ce5" office:value-type="float" office:value="1.37013028736238" calcext:value-type="float">
            <text:p>1,37</text:p>
          </table:table-cell>
          <table:table-cell table:style-name="ce5" office:value-type="float" office:value="54.4237508724778" calcext:value-type="float">
            <text:p>54,42</text:p>
          </table:table-cell>
          <table:table-cell table:style-name="ce5" office:value-type="float" office:value="87.6316445728064" calcext:value-type="float">
            <text:p>87,63</text:p>
          </table:table-cell>
          <table:table-cell table:style-name="ce5" office:value-type="float" office:value="42.5453244274809" calcext:value-type="float">
            <text:p>42,5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lipspeakers_google_viseme39</text:p>
          </table:table-cell>
          <table:table-cell table:style-name="ce2" office:value-type="string" calcext:value-type="string">
            <text:p>WLAS</text:p>
          </table:table-cell>
          <table:table-cell table:style-name="ce2" office:value-type="string" calcext:value-type="string">
            <text:p>TCDTIMIT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Default" table:number-columns-repeated="2"/>
          <table:table-cell table:style-name="ce5" office:value-type="float" office:value="1.30830828864853" calcext:value-type="float">
            <text:p>1,31</text:p>
          </table:table-cell>
          <table:table-cell table:style-name="ce5" office:value-type="float" office:value="55.5521888456819" calcext:value-type="float">
            <text:p>55,55</text:p>
          </table:table-cell>
          <table:table-cell table:style-name="ce5" office:value-type="float" office:value="88.0025971956652" calcext:value-type="float">
            <text:p>88,00</text:p>
          </table:table-cell>
          <table:table-cell table:style-name="ce5" office:value-type="float" office:value="39.9029818512661" calcext:value-type="float">
            <text:p>39,9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lipspeakers_cifar10_viseme39</text:p>
          </table:table-cell>
          <table:table-cell table:style-name="ce2" office:value-type="string" calcext:value-type="string">
            <text:p>VGG</text:p>
          </table:table-cell>
          <table:table-cell table:style-name="ce2" office:value-type="string" calcext:value-type="string">
            <text:p>TCDTIMIT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Default" table:number-columns-repeated="2"/>
          <table:table-cell table:style-name="ce5" office:value-type="float" office:value="1.52265393488851" calcext:value-type="float">
            <text:p>1,52</text:p>
          </table:table-cell>
          <table:table-cell table:style-name="ce5" office:value-type="float" office:value="56.3050519013818" calcext:value-type="float">
            <text:p>56,31</text:p>
          </table:table-cell>
          <table:table-cell table:style-name="ce5" office:value-type="float" office:value="87.9441444603338" calcext:value-type="float">
            <text:p>87,94</text:p>
          </table:table-cell>
          <table:table-cell table:style-name="ce5" office:value-type="float" office:value="40.9695817490494" calcext:value-type="float">
            <text:p>40,9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lipspeakers_google_viseme39_LSTM_bidirectional_64_dense_viseme</text:p>
          </table:table-cell>
          <table:table-cell table:style-name="ce2" office:value-type="string" calcext:value-type="string">
            <text:p>WLAS (PF) + 64 / 1 LSTM</text:p>
          </table:table-cell>
          <table:table-cell table:style-name="ce2" office:value-type="string" calcext:value-type="string">
            <text:p>TCDTIMIT</text:p>
          </table:table-cell>
          <table:table-cell table:style-name="ce4" office:value-type="float" office:value="7176233" calcext:value-type="float">
            <text:p>7.176.233</text:p>
          </table:table-cell>
          <table:table-cell table:style-name="ce4" office:value-type="float" office:value="62823" calcext:value-type="float">
            <text:p>62.823</text:p>
          </table:table-cell>
          <table:table-cell table:style-name="ce4" office:value-type="float" office:value="7239054" calcext:value-type="float">
            <text:p>7.239.054</text:p>
          </table:table-cell>
          <table:table-cell table:style-name="Default" table:number-columns-repeated="2"/>
          <table:table-cell table:style-name="ce5" office:value-type="float" office:value="1.18289754226868" calcext:value-type="float">
            <text:p>1,18</text:p>
          </table:table-cell>
          <table:table-cell table:style-name="ce5" office:value-type="float" office:value="63.5984444515014" calcext:value-type="float">
            <text:p>63,60</text:p>
          </table:table-cell>
          <table:table-cell table:style-name="ce5" office:value-type="float" office:value="89.5801825060933" calcext:value-type="float">
            <text:p>89,58</text:p>
          </table:table-cell>
          <table:table-cell table:style-name="ce5" office:value-type="float" office:value="40.9163185270318" calcext:value-type="float">
            <text:p>40,9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lipspeakers_google_viseme39_LSTM_bidirectional_256_256_dense_viseme</text:p>
          </table:table-cell>
          <table:table-cell table:style-name="ce2" office:value-type="string" calcext:value-type="string">
            <text:p>WLAS (PF) + 256 / 2 LSTM</text:p>
          </table:table-cell>
          <table:table-cell table:style-name="ce2" office:value-type="string" calcext:value-type="string">
            <text:p>TCDTIMIT</text:p>
          </table:table-cell>
          <table:table-cell table:style-name="ce4" office:value-type="float" office:value="7176233" calcext:value-type="float">
            <text:p>7.176.233</text:p>
          </table:table-cell>
          <table:table-cell table:style-name="ce4" office:value-type="float" office:value="1367591" calcext:value-type="float">
            <text:p>1.367.591</text:p>
          </table:table-cell>
          <table:table-cell table:style-name="ce4" office:value-type="float" office:value="8543822" calcext:value-type="float">
            <text:p>8.543.822</text:p>
          </table:table-cell>
          <table:table-cell table:style-name="Default" table:number-columns-repeated="2"/>
          <table:table-cell table:style-name="ce5" office:value-type="float" office:value="1.16898034529124" calcext:value-type="float">
            <text:p>1,17</text:p>
          </table:table-cell>
          <table:table-cell table:style-name="ce5" office:value-type="float" office:value="63.8263541898686" calcext:value-type="float">
            <text:p>63,83</text:p>
          </table:table-cell>
          <table:table-cell table:style-name="ce5" office:value-type="float" office:value="89.4595946244494" calcext:value-type="float">
            <text:p>89,46</text:p>
          </table:table-cell>
          <table:table-cell table:style-name="ce5" office:value-type="float" office:value="48.6458585569353" calcext:value-type="float">
            <text:p>48,6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lipspeakers_google_viseme39_LSTM_bidirectional_256_256_conv_viseme</text:p>
          </table:table-cell>
          <table:table-cell table:style-name="ce2" office:value-type="string" calcext:value-type="string">
            <text:p>WLAS (RF) + 256 / 2 LSTM</text:p>
          </table:table-cell>
          <table:table-cell table:style-name="ce2" office:value-type="string" calcext:value-type="string">
            <text:p>TCDTIMIT</text:p>
          </table:table-cell>
          <table:table-cell table:style-name="ce4" office:value-type="float" office:value="6197763" calcext:value-type="float">
            <text:p>6.197.763</text:p>
          </table:table-cell>
          <table:table-cell table:style-name="ce4" office:value-type="float" office:value="27017767" calcext:value-type="float">
            <text:p>27.017.767</text:p>
          </table:table-cell>
          <table:table-cell table:style-name="ce4" office:value-type="float" office:value="33215527" calcext:value-type="float">
            <text:p>33.215.527</text:p>
          </table:table-cell>
          <table:table-cell table:style-name="Default" table:number-columns-repeated="2"/>
          <table:table-cell table:style-name="ce5" office:value-type="float" office:value="1.03081629073723" calcext:value-type="float">
            <text:p>1,03</text:p>
          </table:table-cell>
          <table:table-cell table:style-name="ce5" office:value-type="float" office:value="68.4562799605456" calcext:value-type="float">
            <text:p>68,46</text:p>
          </table:table-cell>
          <table:table-cell table:style-name="ce5" office:value-type="float" office:value="92.5796149008044" calcext:value-type="float">
            <text:p>92,58</text:p>
          </table:table-cell>
          <table:table-cell table:style-name="ce5" office:value-type="float" office:value="51.0238521349378" calcext:value-type="float">
            <text:p>51,0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6"/>
          <table:table-cell table:number-columns-repeated="3" table:style-name="ce5" office:value-type="string" calcext:value-type="string">
            <text:p>#N/A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2"/>
          <table:table-cell table:formula="of:=[.E43]-[.E44]" office:value-type="float" office:value="978470" calcext:value-type="float">
            <text:p>978470</text:p>
          </table:table-cell>
          <table:table-cell table:style-name="Default" table:number-columns-repeated="8"/>
          <table:table-cell table:number-columns-repeated="1011"/>
        </table:table-row>
        <table:table-row table:style-name="ro1" table:number-rows-repeated="4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Raw CNN features</text:p>
          </table:table-cell>
          <table:table-cell table:number-columns-repeated="2" office:value-type="string" calcext:value-type="string">
            <text:p>Network Type</text:p>
          </table:table-cell>
          <table:table-cell office:value-type="string" calcext:value-type="string">
            <text:p>CONV weights</text:p>
          </table:table-cell>
          <table:table-cell office:value-type="string" calcext:value-type="string">
            <text:p>LSTM weights</text:p>
          </table:table-cell>
          <table:table-cell office:value-type="string" calcext:value-type="string">
            <text:p>FC weights</text:p>
          </table:table-cell>
          <table:table-cell office:value-type="string" calcext:value-type="string">
            <text:p>FC weights (out + CNN)</text:p>
          </table:table-cell>
          <table:table-cell table:style-name="ce5" office:value-type="string" calcext:value-type="string">
            <text:p>Test Accuracy</text:p>
          </table:table-cell>
          <table:table-cell table:style-name="ce5" office:value-type="string" calcext:value-type="string">
            <text:p>Test Top 3 Accuracy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WLAS (</text:p>
          </table:table-cell>
          <table:table-cell office:value-type="string" calcext:value-type="string">
            <text:p>conv</text:p>
          </table:table-cell>
          <table:table-cell office:value-type="string" calcext:value-type="string">
            <text:p>RF) +</text:p>
          </table:table-cell>
          <table:table-cell table:style-name="ce3" office:value-type="string" calcext:value-type="string">
            <text:p>8 / 1</text:p>
          </table:table-cell>
          <table:table-cell table:formula="of:=CONCATENATE([.C52];[.E52];&quot; &quot;;[.F52])" office:value-type="string" office:string-value="WLAS (RF) + 8 / 1" calcext:value-type="string">
            <text:p>WLAS (RF) + 8 / 1</text:p>
          </table:table-cell>
          <table:table-cell table:style-name="ce4" office:value-type="float" office:value="6197764" calcext:value-type="float">
            <text:p>6.197.764</text:p>
          </table:table-cell>
          <table:table-cell table:style-name="ce4" office:value-type="float" office:value="804079" calcext:value-type="float">
            <text:p>804.079</text:p>
          </table:table-cell>
          <table:table-cell table:number-columns-repeated="2" table:style-name="ce4" office:value-type="float" office:value="351" calcext:value-type="float">
            <text:p>351</text:p>
          </table:table-cell>
          <table:table-cell table:style-name="ce5" office:value-type="float" office:value="35.1747961400391" calcext:value-type="float">
            <text:p>35,17</text:p>
          </table:table-cell>
          <table:table-cell table:style-name="ce5" office:value-type="float" office:value="62.2139126204177" calcext:value-type="float">
            <text:p>62,2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WLAS (</text:p>
          </table:table-cell>
          <table:table-cell office:value-type="string" calcext:value-type="string">
            <text:p>conv</text:p>
          </table:table-cell>
          <table:table-cell office:value-type="string" calcext:value-type="string">
            <text:p>RF) +</text:p>
          </table:table-cell>
          <table:table-cell table:style-name="ce3" office:value-type="string" calcext:value-type="string">
            <text:p>64 / 1</text:p>
          </table:table-cell>
          <table:table-cell table:formula="of:=CONCATENATE([.C53];[.E53];&quot; &quot;;[.F53])" office:value-type="string" office:string-value="WLAS (RF) + 64 / 1" calcext:value-type="string">
            <text:p>WLAS (RF) + 64 / 1</text:p>
          </table:table-cell>
          <table:table-cell table:style-name="ce4" office:value-type="float" office:value="6197765" calcext:value-type="float">
            <text:p>6.197.765</text:p>
          </table:table-cell>
          <table:table-cell table:style-name="ce4" office:value-type="float" office:value="6475367" calcext:value-type="float">
            <text:p>6.475.367</text:p>
          </table:table-cell>
          <table:table-cell table:number-columns-repeated="2" table:style-name="ce4" office:value-type="float" office:value="2535" calcext:value-type="float">
            <text:p>2.535</text:p>
          </table:table-cell>
          <table:table-cell table:style-name="ce5" office:value-type="float" office:value="42.7635298340352" calcext:value-type="float">
            <text:p>42,76</text:p>
          </table:table-cell>
          <table:table-cell table:style-name="ce5" office:value-type="float" office:value="69.5970728363514" calcext:value-type="float">
            <text:p>69,6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WLAS (</text:p>
          </table:table-cell>
          <table:table-cell office:value-type="string" calcext:value-type="string">
            <text:p>conv</text:p>
          </table:table-cell>
          <table:table-cell office:value-type="string" calcext:value-type="string">
            <text:p>RF) +</text:p>
          </table:table-cell>
          <table:table-cell table:style-name="ce3" office:value-type="string" calcext:value-type="string">
            <text:p>256 / 1</text:p>
          </table:table-cell>
          <table:table-cell table:formula="of:=CONCATENATE([.C54];[.E54];&quot; &quot;;[.F54])" office:value-type="string" office:string-value="WLAS (RF) + 256 / 1" calcext:value-type="string">
            <text:p>WLAS (RF) + 256 / 1</text:p>
          </table:table-cell>
          <table:table-cell table:style-name="ce4" office:value-type="float" office:value="6197766" calcext:value-type="float">
            <text:p>6.197.766</text:p>
          </table:table-cell>
          <table:table-cell table:style-name="ce4" office:value-type="float" office:value="27017767" calcext:value-type="float">
            <text:p>27.017.767</text:p>
          </table:table-cell>
          <table:table-cell table:number-columns-repeated="2" table:style-name="ce4" office:value-type="float" office:value="10023" calcext:value-type="float">
            <text:p>10.023</text:p>
          </table:table-cell>
          <table:table-cell table:style-name="ce5" office:value-type="float" office:value="49.1153925205722" calcext:value-type="float">
            <text:p>49,12</text:p>
          </table:table-cell>
          <table:table-cell table:style-name="ce5" office:value-type="float" office:value="75.0020053359808" calcext:value-type="float">
            <text:p>75,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WLAS (</text:p>
          </table:table-cell>
          <table:table-cell office:value-type="string" calcext:value-type="string">
            <text:p>conv</text:p>
          </table:table-cell>
          <table:table-cell office:value-type="string" calcext:value-type="string">
            <text:p>RF) +</text:p>
          </table:table-cell>
          <table:table-cell table:style-name="ce3" office:value-type="string" calcext:value-type="string">
            <text:p>256 / 2</text:p>
          </table:table-cell>
          <table:table-cell table:formula="of:=CONCATENATE([.C55];[.E55];&quot; &quot;;[.F55])" office:value-type="string" office:string-value="WLAS (RF) + 256 / 2" calcext:value-type="string">
            <text:p>WLAS (RF) + 256 / 2</text:p>
          </table:table-cell>
          <table:table-cell table:style-name="ce4" office:value-type="float" office:value="6197767" calcext:value-type="float">
            <text:p>6.197.767</text:p>
          </table:table-cell>
          <table:table-cell table:style-name="ce4" office:value-type="float" office:value="26491175" calcext:value-type="float">
            <text:p>26.491.175</text:p>
          </table:table-cell>
          <table:table-cell table:number-columns-repeated="2" table:style-name="ce4" office:value-type="float" office:value="10023" calcext:value-type="float">
            <text:p>10.023</text:p>
          </table:table-cell>
          <table:table-cell table:style-name="ce5" office:value-type="float" office:value="51.0238521349378" calcext:value-type="float">
            <text:p>51,02</text:p>
          </table:table-cell>
          <table:table-cell table:style-name="ce5" office:value-type="float" office:value="76.929533039548" calcext:value-type="float">
            <text:p>76,9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WLAS (</text:p>
          </table:table-cell>
          <table:table-cell office:value-type="string" calcext:value-type="string">
            <text:p>conv</text:p>
          </table:table-cell>
          <table:table-cell office:value-type="string" calcext:value-type="string">
            <text:p>RF) +</text:p>
          </table:table-cell>
          <table:table-cell table:style-name="ce3" office:value-type="string" calcext:value-type="string">
            <text:p>512 / 2</text:p>
          </table:table-cell>
          <table:table-cell table:formula="of:=CONCATENATE([.C56];[.E56];&quot; &quot;;[.F56])" office:value-type="string" office:string-value="WLAS (RF) + 512 / 2" calcext:value-type="string">
            <text:p>WLAS (RF) + 512 / 2</text:p>
          </table:table-cell>
          <table:table-cell table:style-name="ce4" office:value-type="float" office:value="6197768" calcext:value-type="float">
            <text:p>6.197.768</text:p>
          </table:table-cell>
          <table:table-cell table:style-name="ce4" office:value-type="float" office:value="56656935" calcext:value-type="float">
            <text:p>56.656.935</text:p>
          </table:table-cell>
          <table:table-cell table:number-columns-repeated="2" table:style-name="ce4" office:value-type="float" office:value="20007" calcext:value-type="float">
            <text:p>20.007</text:p>
          </table:table-cell>
          <table:table-cell table:style-name="ce5" office:value-type="float" office:value="50.7280923587419" calcext:value-type="float">
            <text:p>50,73</text:p>
          </table:table-cell>
          <table:table-cell table:style-name="ce5" office:value-type="float" office:value="76.5664702104071" calcext:value-type="float">
            <text:p>76,5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WLAS (</text:p>
          </table:table-cell>
          <table:table-cell table:style-name="Default" table:number-columns-repeated="2"/>
          <table:table-cell table:style-name="ce3"/>
          <table:table-cell table:formula="of:=CONCATENATE([.E57];&quot; &quot;;[.F57])" office:value-type="string" office:string-value=" " calcext:value-type="string">
            <text:p><text:s/></text:p>
          </table:table-cell>
          <table:table-cell table:style-name="ce4" table:number-columns-repeated="4"/>
          <table:table-cell table:style-name="ce5" table:number-columns-repeated="2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WLAS (</text:p>
          </table:table-cell>
          <table:table-cell table:style-name="Default"/>
          <table:table-cell office:value-type="string" calcext:value-type="string">
            <text:p>Preclassified CNN features</text:p>
          </table:table-cell>
          <table:table-cell table:style-name="ce3"/>
          <table:table-cell table:style-name="Default"/>
          <table:table-cell table:style-name="ce4" office:value-type="string" calcext:value-type="string">
            <text:p>CONV weights</text:p>
          </table:table-cell>
          <table:table-cell table:style-name="ce4" office:value-type="string" calcext:value-type="string">
            <text:p>LSTM weights</text:p>
          </table:table-cell>
          <table:table-cell table:style-name="ce4" office:value-type="string" calcext:value-type="string">
            <text:p>FC weights</text:p>
          </table:table-cell>
          <table:table-cell table:style-name="ce4" office:value-type="string" calcext:value-type="string">
            <text:p>FC weights (out + CNN)</text:p>
          </table:table-cell>
          <table:table-cell table:style-name="ce5" office:value-type="string" calcext:value-type="string">
            <text:p>Test Accuracy</text:p>
          </table:table-cell>
          <table:table-cell table:style-name="ce5" office:value-type="string" calcext:value-type="string">
            <text:p>Test Top 3 Accuracy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WLAS (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PF) +</text:p>
          </table:table-cell>
          <table:table-cell table:style-name="ce3" office:value-type="string" calcext:value-type="string">
            <text:p>8 / 1</text:p>
          </table:table-cell>
          <table:table-cell table:formula="of:=CONCATENATE([.C59];[.E59];&quot; &quot;;[.F59])" office:value-type="string" office:string-value="WLAS (PF) + 8 / 1" calcext:value-type="string">
            <text:p>WLAS (PF) + 8 / 1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ce4" office:value-type="float" office:value="2511" calcext:value-type="float">
            <text:p>2.511</text:p>
          </table:table-cell>
          <table:table-cell table:style-name="ce4" office:value-type="float" office:value="351" calcext:value-type="float">
            <text:p>351</text:p>
          </table:table-cell>
          <table:table-cell table:style-name="ce4" table:formula="of:=978471+[.J59]" office:value-type="float" office:value="978822" calcext:value-type="float">
            <text:p>978.822</text:p>
          </table:table-cell>
          <table:table-cell table:style-name="ce5" office:value-type="float" office:value="41.3162252087614" calcext:value-type="float">
            <text:p>41,32</text:p>
          </table:table-cell>
          <table:table-cell table:style-name="ce5" office:value-type="float" office:value="66.4465187385396" calcext:value-type="float">
            <text:p>66,4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WLAS (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PF) +</text:p>
          </table:table-cell>
          <table:table-cell table:style-name="ce3" office:value-type="string" calcext:value-type="string">
            <text:p>64 / 1</text:p>
          </table:table-cell>
          <table:table-cell table:formula="of:=CONCATENATE([.C60];[.E60];&quot; &quot;;[.F60])" office:value-type="string" office:string-value="WLAS (PF) + 64 / 1" calcext:value-type="string">
            <text:p>WLAS (PF) + 64 / 1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ce4" office:value-type="float" office:value="62823" calcext:value-type="float">
            <text:p>62.823</text:p>
          </table:table-cell>
          <table:table-cell table:style-name="ce4" office:value-type="float" office:value="2535" calcext:value-type="float">
            <text:p>2.535</text:p>
          </table:table-cell>
          <table:table-cell table:style-name="ce4" table:formula="of:=978471+[.J60]" office:value-type="float" office:value="981006" calcext:value-type="float">
            <text:p>981.006</text:p>
          </table:table-cell>
          <table:table-cell table:style-name="ce5" office:value-type="float" office:value="40.9163185270318" calcext:value-type="float">
            <text:p>40,92</text:p>
          </table:table-cell>
          <table:table-cell table:style-name="ce5" office:value-type="float" office:value="65.4508964088463" calcext:value-type="float">
            <text:p>65,4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WLAS (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PF) +</text:p>
          </table:table-cell>
          <table:table-cell table:style-name="ce3" office:value-type="string" calcext:value-type="string">
            <text:p>256 / 2</text:p>
          </table:table-cell>
          <table:table-cell table:formula="of:=CONCATENATE([.C61];[.E61];&quot; &quot;;[.F61])" office:value-type="string" office:string-value="WLAS (PF) + 256 / 2" calcext:value-type="string">
            <text:p>WLAS (PF) + 256 / 2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ce4" office:value-type="float" office:value="1367591" calcext:value-type="float">
            <text:p>1.367.591</text:p>
          </table:table-cell>
          <table:table-cell table:style-name="ce4" office:value-type="float" office:value="10023" calcext:value-type="float">
            <text:p>10.023</text:p>
          </table:table-cell>
          <table:table-cell table:style-name="ce4" table:formula="of:=978471+[.J61]" office:value-type="float" office:value="988494" calcext:value-type="float">
            <text:p>988.494</text:p>
          </table:table-cell>
          <table:table-cell table:style-name="ce5" office:value-type="float" office:value="47.720412348772" calcext:value-type="float">
            <text:p>47,72</text:p>
          </table:table-cell>
          <table:table-cell table:style-name="ce5" office:value-type="float" office:value="73.6624933453235" calcext:value-type="float">
            <text:p>73,6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WLAS (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PF) +</text:p>
          </table:table-cell>
          <table:table-cell table:style-name="ce3" office:value-type="string" calcext:value-type="string">
            <text:p>256 / 1</text:p>
          </table:table-cell>
          <table:table-cell table:formula="of:=CONCATENATE([.C62];[.E62];&quot; &quot;;[.F62])" office:value-type="string" office:string-value="WLAS (PF) + 256 / 1" calcext:value-type="string">
            <text:p>WLAS (PF) + 256 / 1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ce4" office:value-type="float" office:value="840999" calcext:value-type="float">
            <text:p>840.999</text:p>
          </table:table-cell>
          <table:table-cell table:style-name="ce4" office:value-type="float" office:value="10023" calcext:value-type="float">
            <text:p>10.023</text:p>
          </table:table-cell>
          <table:table-cell table:style-name="ce4" table:formula="of:=978471+[.J62]" office:value-type="float" office:value="988494" calcext:value-type="float">
            <text:p>988.494</text:p>
          </table:table-cell>
          <table:table-cell table:style-name="ce5" office:value-type="float" office:value="48.6458585569353" calcext:value-type="float">
            <text:p>48,65</text:p>
          </table:table-cell>
          <table:table-cell table:style-name="ce5" office:value-type="float" office:value="75.1905851355978" calcext:value-type="float">
            <text:p>75,1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WLAS (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PF) +</text:p>
          </table:table-cell>
          <table:table-cell table:style-name="ce3" office:value-type="string" calcext:value-type="string">
            <text:p>512 / 2</text:p>
          </table:table-cell>
          <table:table-cell table:formula="of:=CONCATENATE([.C63];[.E63];&quot; &quot;;[.F63])" office:value-type="string" office:string-value="WLAS (PF) + 512 / 2" calcext:value-type="string">
            <text:p>WLAS (PF) + 512 / 2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ce4" office:value-type="float" office:value="5356583" calcext:value-type="float">
            <text:p>5.356.583</text:p>
          </table:table-cell>
          <table:table-cell table:style-name="ce4" office:value-type="float" office:value="20007" calcext:value-type="float">
            <text:p>20.007</text:p>
          </table:table-cell>
          <table:table-cell table:style-name="ce4" table:formula="of:=978471+[.J63]" office:value-type="float" office:value="998478" calcext:value-type="float">
            <text:p>998.478</text:p>
          </table:table-cell>
          <table:table-cell table:style-name="ce5" office:value-type="float" office:value="48.6458585569353" calcext:value-type="float">
            <text:p>48,65</text:p>
          </table:table-cell>
          <table:table-cell table:style-name="ce5" office:value-type="float" office:value="75.1905851355978" calcext:value-type="float">
            <text:p>75,19</text:p>
          </table:table-cell>
          <table:table-cell table:number-columns-repeated="1011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preadingGraphs" table:style-name="ta2">
        <office:forms form:automatic-focus="false" form:apply-design-mode="false"/>
        <table:table-column table:style-name="co11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>
            <draw:frame table:end-cell-address="lipreadingGraphs.U22" table:end-x="1.73mm" table:end-y="1.96mm" draw:z-index="1" draw:style-name="gr1" draw:text-style-name="P1" svg:width="133.11mm" svg:height="89.15mm" svg:x="1.99mm" svg:y="3.14mm">
              <loext:p draw:notify-on-update-of-ranges="lipreading.F52:lipreading.F56 lipreading.E51:lipreading.E51 lipreading.L52:lipreading.L56 lipreading.E58:lipreading.E58 lipreading.L59:lipreading.L6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1"/>
        </table:table-row>
        <table:table-row table:style-name="ro2">
          <table:table-cell/>
          <table:table-cell>
            <draw:frame table:end-cell-address="lipreadingGraphs.J23" table:end-x="2.62mm" table:end-y="0.34mm" draw:z-index="0" draw:style-name="gr1" draw:text-style-name="P1" svg:width="134.11mm" svg:height="89.92mm" svg:x="1.88mm" svg:y="0.73mm">
              <loext:p draw:notify-on-update-of-ranges="lipreading.C18:lipreading.C20 lipreading.K17:lipreading.K17 lipreading.K18:lipreading.K20 lipreading.L17:lipreading.L17 lipreading.L18:lipreading.L2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>
            <text:p>RF networks</text:p>
          </table:table-cell>
          <table:table-cell table:number-columns-repeated="9"/>
          <table:table-cell table:style-name="ce1" office:value-type="string" calcext:value-type="string">
            <text:p>PF networks</text:p>
          </table:table-cell>
          <table:table-cell table:number-columns-repeated="1011"/>
        </table:table-row>
        <table:table-row table:style-name="ro2">
          <table:table-cell table:number-columns-repeated="12"/>
          <table:table-cell>
            <draw:frame table:end-cell-address="lipreadingGraphs.T44" table:end-x="15.29mm" table:end-y="3.37mm" draw:z-index="3" draw:style-name="gr1" draw:text-style-name="P1" svg:width="131.38mm" svg:height="88.33mm" svg:x="0.61mm" svg:y="0.85mm">
              <loext:p draw:notify-on-update-of-ranges="lipreading.G59:lipreading.G63 lipreading.L51:lipreading.L51 lipreading.L59:lipreading.L63 lipreading.M51:lipreading.M51 lipreading.M59:lipreading.M63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1"/>
        </table:table-row>
        <table:table-row table:style-name="ro2">
          <table:table-cell table:number-columns-repeated="2"/>
          <table:table-cell>
            <draw:frame table:end-cell-address="lipreadingGraphs.J44" table:end-x="14.02mm" table:end-y="3.09mm" draw:z-index="2" draw:style-name="gr1" draw:text-style-name="P1" svg:width="130.41mm" svg:height="83.8mm" svg:x="0.31mm" svg:y="0.59mm">
              <loext:p draw:notify-on-update-of-ranges="lipreading.G52:lipreading.G56 lipreading.L51:lipreading.L51 lipreading.L52:lipreading.L56 lipreading.M51:lipreading.M51 lipreading.M52:lipreading.M56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1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2"/>
          <table:table-cell>
            <draw:frame table:end-cell-address="lipreadingGraphs.K66" table:end-x="8.75mm" table:end-y="0.57mm" draw:z-index="4" draw:style-name="gr1" draw:text-style-name="P1" svg:width="141.82mm" svg:height="85.24mm" svg:x="0.28mm" svg:y="1.13mm">
              <loext:p draw:notify-on-update-of-ranges="lipreading.C38:lipreading.C45 lipreading.K37:lipreading.K37 lipreading.K38:lipreading.K45 lipreading.M37:lipreading.M37 lipreading.M38:lipreading.M45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number-columns-repeated="2"/>
          <table:table-cell>
            <draw:frame table:end-cell-address="lipreadingGraphs.K88" table:end-x="0.55mm" table:end-y="1.95mm" draw:z-index="6" draw:style-name="gr1" draw:text-style-name="P1" svg:width="132.92mm" svg:height="84.87mm" svg:x="1mm" svg:y="2.88mm">
              <loext:p draw:notify-on-update-of-ranges="lipreading.C38:lipreading.C45 lipreading.K3:lipreading.K3 lipreading.K38:lipreading.K45 lipreading.L3:lipreading.L3 lipreading.L38:lipreading.L45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9"/>
          <table:table-cell>
            <draw:frame table:end-cell-address="lipreadingGraphs.T88" table:end-x="15.58mm" table:end-y="1.1mm" draw:z-index="5" draw:style-name="gr1" draw:text-style-name="P1" svg:width="132.04mm" svg:height="86.13mm" svg:x="0.24mm" svg:y="0.77mm">
              <loext:p draw:notify-on-update-of-ranges="lipreading.C4:lipreading.C9 lipreading.A4:lipreading.A4 lipreading.K4:lipreading.K9 lipreading.A11:lipreading.A11 lipreading.K11:lipreading.K16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1"/>
        </table:table-row>
      </table:table>
      <table:table table:name="combined" table:style-name="ta3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visibility="collapse" table:number-columns-repeated="8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1" table:default-cell-style-name="Default"/>
        <table:table-column table:style-name="co1" table:number-columns-repeated="1008" table:default-cell-style-name="ce1"/>
        <table:table-row table:style-name="ro3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b_CNN_used</text:p>
          </table:table-cell>
          <table:table-cell office:value-type="string" calcext:value-type="string">
            <text:p>nb_lipreading</text:p>
          </table:table-cell>
          <table:table-cell office:value-type="string" calcext:value-type="string">
            <text:p>nb_combining</text:p>
          </table:table-cell>
          <table:table-cell office:value-type="string" calcext:value-type="string">
            <text:p>nb_audio_features</text:p>
          </table:table-cell>
          <table:table-cell office:value-type="string" calcext:value-type="string">
            <text:p>nb_total</text:p>
          </table:table-cell>
          <table:table-cell office:value-type="string" calcext:value-type="string">
            <text:p>nb_lipreading_features</text:p>
          </table:table-cell>
          <table:table-cell office:value-type="string" calcext:value-type="string">
            <text:p>nb_audio</text:p>
          </table:table-cell>
          <table:table-cell office:value-type="string" calcext:value-type="string">
            <text:p>nb_lipRNN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 (volunteers)</text:p>
          </table:table-cell>
          <table:table-cell office:value-type="string" calcext:value-type="string">
            <text:p>Test Top 3 Accuracy</text:p>
          </table:table-cell>
          <table:table-cell table:style-name="ce1" office:value-type="string" calcext:value-type="string">
            <text:p>Validation Accuracy</text:p>
          </table:table-cell>
          <table:table-cell office:value-type="string" calcext:value-type="string">
            <text:p>Test accuracy (lipspeakers)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RNN__2_LSTMLayer256_256_nbMFCC39_bidirectional__CNN_google_dense_lipRNN_256_256_RNNfeaturesDense__FC_512_512_512__TCDTIMIT_lipspeakers</text:p>
          </table:table-cell>
          <table:table-cell table:style-name="ce7" office:value-type="string" calcext:value-type="string">
            <text:p>Multimodal (trained on Lipspeakers)</text:p>
            <text:p>Audio:LSTM 256 / 2 RF | Lipreading(PF): WLAS (PF) + LSTM 256 / 2 | Combination: FC 512 / 3 </text:p>
          </table:table-cell>
          <table:table-cell table:style-name="ce2" office:value-type="string" calcext:value-type="string">
            <text:p>TCDTIMIT</text:p>
          </table:table-cell>
          <table:table-cell table:style-name="ce2" office:value-type="string" calcext:value-type="string">
            <text:p>TCDTIMITvolunteers</text:p>
          </table:table-cell>
          <table:table-cell table:number-columns-repeated="2" table:style-name="ce2" office:value-type="float" office:value="8543822" calcext:value-type="float">
            <text:p>8543822</text:p>
          </table:table-cell>
          <table:table-cell table:style-name="ce2" office:value-type="float" office:value="686848" calcext:value-type="float">
            <text:p>686848</text:p>
          </table:table-cell>
          <table:table-cell table:style-name="ce2" office:value-type="float" office:value="1357568" calcext:value-type="float">
            <text:p>1357568</text:p>
          </table:table-cell>
          <table:table-cell table:style-name="ce2" office:value-type="float" office:value="10598261" calcext:value-type="float">
            <text:p>10598261</text:p>
          </table:table-cell>
          <table:table-cell table:style-name="ce2" office:value-type="float" office:value="8543822" calcext:value-type="float">
            <text:p>8543822</text:p>
          </table:table-cell>
          <table:table-cell table:number-columns-repeated="2" table:style-name="ce2" office:value-type="float" office:value="1367591" calcext:value-type="float">
            <text:p>1367591</text:p>
          </table:table-cell>
          <table:table-cell table:style-name="ce2" office:value-type="float" office:value="2.04355027865605" calcext:value-type="float">
            <text:p>2,0435502787</text:p>
          </table:table-cell>
          <table:table-cell table:style-name="ce5" office:value-type="float" office:value="55.639650674463" calcext:value-type="float">
            <text:p>55,64</text:p>
          </table:table-cell>
          <table:table-cell table:style-name="ce5" office:value-type="float" office:value="80.3894142020122" calcext:value-type="float">
            <text:p>80,39</text:p>
          </table:table-cell>
          <table:table-cell table:style-name="ce5" office:value-type="float" office:value="78.1685593171163" calcext:value-type="float">
            <text:p>78,17</text:p>
          </table:table-cell>
          <table:table-cell table:style-name="ce5" office:value-type="float" office:value="77.5471289436539" calcext:value-type="float">
            <text:p>77,55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RNN__2_LSTMLayer256_256_nbMFCC39_bidirectional__CNN_google_dense_lipRNN_256_256_RNNfeaturesDense__FC_512_512_512__TCDTIMIT_volunteers</text:p>
          </table:table-cell>
          <table:table-cell table:style-name="ce7" office:value-type="string" calcext:value-type="string">
            <text:p>Multimodal (trained on Volunteers)</text:p>
            <text:p>Audio:LSTM 256 / 2 RF | Lipreading (PF): WLAS (PF) + LSTM 256 / 2 | Combination: FC 512 / 3 </text:p>
          </table:table-cell>
          <table:table-cell table:number-columns-repeated="2" table:style-name="ce2" office:value-type="string" calcext:value-type="string">
            <text:p>TCDTIMITvolunteers</text:p>
          </table:table-cell>
          <table:table-cell table:style-name="ce2" office:value-type="float" office:value="7176231" calcext:value-type="float">
            <text:p>7176231</text:p>
          </table:table-cell>
          <table:table-cell table:style-name="ce2" office:value-type="float" office:value="8543822" calcext:value-type="float">
            <text:p>8543822</text:p>
          </table:table-cell>
          <table:table-cell table:style-name="ce2" office:value-type="float" office:value="686848" calcext:value-type="float">
            <text:p>686848</text:p>
          </table:table-cell>
          <table:table-cell table:style-name="ce2" office:value-type="float" office:value="1357568" calcext:value-type="float">
            <text:p>1357568</text:p>
          </table:table-cell>
          <table:table-cell table:style-name="ce2" office:value-type="float" office:value="10598261" calcext:value-type="float">
            <text:p>10598261</text:p>
          </table:table-cell>
          <table:table-cell table:style-name="ce2" office:value-type="float" office:value="8543822" calcext:value-type="float">
            <text:p>8543822</text:p>
          </table:table-cell>
          <table:table-cell table:number-columns-repeated="2" table:style-name="ce2" office:value-type="float" office:value="1367591" calcext:value-type="float">
            <text:p>1367591</text:p>
          </table:table-cell>
          <table:table-cell table:style-name="ce2" office:value-type="float" office:value="1.27151459972469" calcext:value-type="float">
            <text:p>1,2715145997</text:p>
          </table:table-cell>
          <table:table-cell table:style-name="ce5" office:value-type="float" office:value="66.3059377548646" calcext:value-type="float">
            <text:p>66,31</text:p>
          </table:table-cell>
          <table:table-cell table:style-name="ce5" office:value-type="float" office:value="87.4803308100558" calcext:value-type="float">
            <text:p>87,48</text:p>
          </table:table-cell>
          <table:table-cell table:style-name="ce5" office:value-type="float" office:value="76.7467855102307" calcext:value-type="float">
            <text:p>76,75</text:p>
          </table:table-cell>
          <table:table-cell table:style-name="ce5" office:value-type="string" calcext:value-type="string">
            <text:p>#N/A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RNN__2_LSTMLayer256_256_nbMFCC39_bidirectional__CNN_google_conv_lipRNN_256_256__allowSubnetTraining__FC_512_512_512__TCDTIMIT_volunteers</text:p>
          </table:table-cell>
          <table:table-cell table:style-name="ce7" office:value-type="string" calcext:value-type="string">
            <text:p>Multimodal E2E (trained on Volunteers): </text:p>
            <text:p>Audio:LSTM 256 / 2 RF | Lipreading (RF): WLAS (RF) + LSTM 256 / 2 | Combination: FC 512 / 3 </text:p>
          </table:table-cell>
          <table:table-cell table:number-columns-repeated="2" table:style-name="ce2" office:value-type="string" calcext:value-type="string">
            <text:p>TCDTIMITvolunteers</text:p>
          </table:table-cell>
          <table:table-cell table:style-name="ce2" office:value-type="float" office:value="6197760" calcext:value-type="float">
            <text:p>6197760</text:p>
          </table:table-cell>
          <table:table-cell table:style-name="ce2" office:value-type="float" office:value="33215527" calcext:value-type="float">
            <text:p>33215527</text:p>
          </table:table-cell>
          <table:table-cell table:style-name="ce2" office:value-type="float" office:value="797952" calcext:value-type="float">
            <text:p>797952</text:p>
          </table:table-cell>
          <table:table-cell table:style-name="ce2" office:value-type="float" office:value="1357568" calcext:value-type="float">
            <text:p>1357568</text:p>
          </table:table-cell>
          <table:table-cell table:style-name="ce2" office:value-type="float" office:value="35371047" calcext:value-type="float">
            <text:p>35371047</text:p>
          </table:table-cell>
          <table:table-cell table:style-name="ce2" office:value-type="float" office:value="33205504" calcext:value-type="float">
            <text:p>33205504</text:p>
          </table:table-cell>
          <table:table-cell table:style-name="ce2" office:value-type="float" office:value="1367591" calcext:value-type="float">
            <text:p>1367591</text:p>
          </table:table-cell>
          <table:table-cell table:style-name="ce2" office:value-type="float" office:value="27017767" calcext:value-type="float">
            <text:p>27017767</text:p>
          </table:table-cell>
          <table:table-cell table:style-name="ce2" office:value-type="float" office:value="1.69571185464851" calcext:value-type="float">
            <text:p>1,6957118546</text:p>
          </table:table-cell>
          <table:table-cell table:style-name="ce5" office:value-type="float" office:value="66.7776544349177" calcext:value-type="float">
            <text:p>66,78</text:p>
          </table:table-cell>
          <table:table-cell table:style-name="ce5" office:value-type="float" office:value="87.1502553441575" calcext:value-type="float">
            <text:p>87,15</text:p>
          </table:table-cell>
          <table:table-cell table:style-name="ce5" office:value-type="float" office:value="73.3225360794647" calcext:value-type="float">
            <text:p>73,32</text:p>
          </table:table-cell>
          <table:table-cell table:style-name="ce5" office:value-type="string" calcext:value-type="string">
            <text:p>#N/A</text:p>
          </table:table-cell>
          <table:table-cell table:number-columns-repeated="1007"/>
        </table:table-row>
        <table:table-row table:style-name="ro1" table:number-rows-repeated="2">
          <table:table-cell table:style-name="Default" table:number-columns-repeated="15"/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/home/matthijs/TCDTIMIT/combinedSR/TCDTIMIT/results/CNN/volunteers/RNN__2_LSTMLayer256_256_nbMFCC39_bidirectional__CNN_google_conv__FC_512_512_512__TCDTIMIT_volunteers</text:p>
          </table:table-cell>
          <table:table-cell office:value-type="string" calcext:value-type="string">
            <text:p>RNN__2_LSTMLayer256_256_nbMFCC39_bidirectional__CNN_google_conv__FC_512_512_512__TCDTIMIT_volunte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table:style-name="ce4" office:value-type="float" office:value="7176231" calcext:value-type="float">
            <text:p>7.176.231</text:p>
          </table:table-cell>
          <table:table-cell table:style-name="ce4" office:value-type="float" office:value="13511936" calcext:value-type="float">
            <text:p>13.511.936</text:p>
          </table:table-cell>
          <table:table-cell table:style-name="ce4" office:value-type="float" office:value="1357568" calcext:value-type="float">
            <text:p>1.357.568</text:p>
          </table:table-cell>
          <table:table-cell table:style-name="ce4" office:value-type="float" office:value="21077287" calcext:value-type="float">
            <text:p>21.077.287</text:p>
          </table:table-cell>
          <table:table-cell table:style-name="ce4" office:value-type="float" office:value="6197760" calcext:value-type="float">
            <text:p>6.197.760</text:p>
          </table:table-cell>
          <table:table-cell table:style-name="ce4" office:value-type="float" office:value="1367591" calcext:value-type="float">
            <text:p>1.367.59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.73318693288663" calcext:value-type="float">
            <text:p>1,73</text:p>
          </table:table-cell>
          <table:table-cell table:style-name="ce6" office:value-type="float" office:value="62.5290047703814" calcext:value-type="float">
            <text:p>62,53</text:p>
          </table:table-cell>
          <table:table-cell table:style-name="ce6" office:value-type="float" office:value="83.6030186756614" calcext:value-type="float">
            <text:p>83,60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/home/matthijs/TCDTIMIT/combinedSR/TCDTIMIT/results/CNN/volunteers/RNN__2_LSTMLayer256_256_nbMFCC39_bidirectional__CNN_google_dense__FC_512_512_512__TCDTIMIT_volunteers</text:p>
          </table:table-cell>
          <table:table-cell office:value-type="string" calcext:value-type="string">
            <text:p>RNN__2_LSTMLayer256_256_nbMFCC39_bidirectional__CNN_google_dense__FC_512_512_512__TCDTIMIT_volunte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table:style-name="ce4" office:value-type="float" office:value="7176231" calcext:value-type="float">
            <text:p>7.176.231</text:p>
          </table:table-cell>
          <table:table-cell table:style-name="ce4" office:value-type="float" office:value="686848" calcext:value-type="float">
            <text:p>686.848</text:p>
          </table:table-cell>
          <table:table-cell table:style-name="ce4" office:value-type="float" office:value="1357568" calcext:value-type="float">
            <text:p>1.357.568</text:p>
          </table:table-cell>
          <table:table-cell table:style-name="ce4" office:value-type="float" office:value="9230670" calcext:value-type="float">
            <text:p>9.230.670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ce4" office:value-type="float" office:value="1367591" calcext:value-type="float">
            <text:p>1.367.59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.44190497358083" calcext:value-type="float">
            <text:p>1,44</text:p>
          </table:table-cell>
          <table:table-cell table:style-name="ce6" office:value-type="float" office:value="63.9999249661599" calcext:value-type="float">
            <text:p>64,00</text:p>
          </table:table-cell>
          <table:table-cell table:style-name="ce6" office:value-type="float" office:value="85.2993535609859" calcext:value-type="float">
            <text:p>85,30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/home/matthijs/TCDTIMIT/combinedSR/TCDTIMIT/results/CNN_LSTM/volunteers/RNN__2_LSTMLayer256_256_nbMFCC39_bidirectional__CNN_google_dense_lipRNN_256_256__FC_512_512_512__TCDTIMIT_volunteers</text:p>
          </table:table-cell>
          <table:table-cell office:value-type="string" calcext:value-type="string">
            <text:p>RNN__2_LSTMLayer256_256_nbMFCC39_bidirectional__CNN_google_dense_lipRNN_256_256__FC_512_512_512__TCDTIMIT_volunteers</text:p>
          </table:table-cell>
          <table:table-cell table:number-columns-repeated="2" office:value-type="string" calcext:value-type="string">
            <text:p>TCDTIMIT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ce4" office:value-type="float" office:value="8543822" calcext:value-type="float">
            <text:p>8.543.822</text:p>
          </table:table-cell>
          <table:table-cell table:style-name="ce4" office:value-type="float" office:value="797952" calcext:value-type="float">
            <text:p>797.952</text:p>
          </table:table-cell>
          <table:table-cell table:style-name="ce4" office:value-type="float" office:value="1357568" calcext:value-type="float">
            <text:p>1.357.568</text:p>
          </table:table-cell>
          <table:table-cell table:style-name="ce4" office:value-type="float" office:value="10699342" calcext:value-type="float">
            <text:p>10.699.342</text:p>
          </table:table-cell>
          <table:table-cell table:style-name="ce4" office:value-type="float" office:value="8533799" calcext:value-type="float">
            <text:p>8.533.799</text:p>
          </table:table-cell>
          <table:table-cell table:number-columns-repeated="2" table:style-name="ce4" office:value-type="float" office:value="1367591" calcext:value-type="float">
            <text:p>1.367.591</text:p>
          </table:table-cell>
          <table:table-cell table:style-name="ce6" office:value-type="float" office:value="1.63163916972362" calcext:value-type="float">
            <text:p>1,63</text:p>
          </table:table-cell>
          <table:table-cell table:style-name="ce6" office:value-type="float" office:value="64.5921493224165" calcext:value-type="float">
            <text:p>64,59</text:p>
          </table:table-cell>
          <table:table-cell table:style-name="ce6" office:value-type="float" office:value="84.9298638648464" calcext:value-type="float">
            <text:p>84,93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/home/matthijs/TCDTIMIT/combinedSR/TCDTIMIT/results/CNN_LSTM/volunteers/RNN__2_LSTMLayer256_256_nbMFCC39_bidirectional__CNN_google_dense_lipRNN_64__FC_512_512_512__TCDTIMIT_volunteers</text:p>
          </table:table-cell>
          <table:table-cell office:value-type="string" calcext:value-type="string">
            <text:p>RNN__2_LSTMLayer256_256_nbMFCC39_bidirectional__CNN_google_dense_lipRNN_64__FC_512_512_512__TCDTIMIT_volunteers</text:p>
          </table:table-cell>
          <table:table-cell table:number-columns-repeated="2" office:value-type="string" calcext:value-type="string">
            <text:p>TCDTIMIT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ce4" office:value-type="float" office:value="7239054" calcext:value-type="float">
            <text:p>7.239.054</text:p>
          </table:table-cell>
          <table:table-cell table:style-name="ce4" office:value-type="float" office:value="699648" calcext:value-type="float">
            <text:p>699.648</text:p>
          </table:table-cell>
          <table:table-cell table:style-name="ce4" office:value-type="float" office:value="1357568" calcext:value-type="float">
            <text:p>1.357.568</text:p>
          </table:table-cell>
          <table:table-cell table:style-name="ce4" office:value-type="float" office:value="9303758" calcext:value-type="float">
            <text:p>9.303.758</text:p>
          </table:table-cell>
          <table:table-cell table:style-name="ce4" office:value-type="float" office:value="7236519" calcext:value-type="float">
            <text:p>7.236.519</text:p>
          </table:table-cell>
          <table:table-cell table:style-name="ce4" office:value-type="float" office:value="1367591" calcext:value-type="float">
            <text:p>1.367.591</text:p>
          </table:table-cell>
          <table:table-cell table:style-name="ce4" office:value-type="float" office:value="62823" calcext:value-type="float">
            <text:p>62.823</text:p>
          </table:table-cell>
          <table:table-cell table:style-name="ce6" office:value-type="float" office:value="1.48681338694917" calcext:value-type="float">
            <text:p>1,49</text:p>
          </table:table-cell>
          <table:table-cell table:style-name="ce6" office:value-type="float" office:value="64.7386980335824" calcext:value-type="float">
            <text:p>64,74</text:p>
          </table:table-cell>
          <table:table-cell table:style-name="ce6" office:value-type="float" office:value="85.2179846440873" calcext:value-type="float">
            <text:p>85,22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/home/matthijs/TCDTIMIT/combinedSR/TCDTIMIT/results/CNN_LSTM/lipspeakers/RNN__2_LSTMLayer32_32_nbMFCC39_bidirectional__CNN_google_conv_lipRNN_256_256__FC_512_512_512__TCDTIMIT_lipspeakers</text:p>
          </table:table-cell>
          <table:table-cell office:value-type="string" calcext:value-type="string">
            <text:p>RNN__2_LSTMLayer32_3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ce4" office:value-type="float" office:value="6197760" calcext:value-type="float">
            <text:p>6.197.760</text:p>
          </table:table-cell>
          <table:table-cell table:style-name="ce4" office:value-type="float" office:value="33215527" calcext:value-type="float">
            <text:p>33.215.527</text:p>
          </table:table-cell>
          <table:table-cell table:style-name="ce4" office:value-type="float" office:value="692000" calcext:value-type="float">
            <text:p>692.000</text:p>
          </table:table-cell>
          <table:table-cell table:style-name="ce4" office:value-type="float" office:value="26336" calcext:value-type="float">
            <text:p>26.336</text:p>
          </table:table-cell>
          <table:table-cell table:style-name="ce4" office:value-type="float" office:value="33925127" calcext:value-type="float">
            <text:p>33.925.127</text:p>
          </table:table-cell>
          <table:table-cell table:style-name="ce4" office:value-type="float" office:value="33205504" calcext:value-type="float">
            <text:p>33.205.504</text:p>
          </table:table-cell>
          <table:table-cell table:style-name="ce4" office:value-type="float" office:value="27623" calcext:value-type="float">
            <text:p>27.623</text:p>
          </table:table-cell>
          <table:table-cell table:style-name="ce4" office:value-type="float" office:value="27017767" calcext:value-type="float">
            <text:p>27.017.767</text:p>
          </table:table-cell>
          <table:table-cell table:style-name="ce6" office:value-type="float" office:value="1.65721176711447" calcext:value-type="float">
            <text:p>1,66</text:p>
          </table:table-cell>
          <table:table-cell table:style-name="ce6" office:value-type="float" office:value="69.9211079578895" calcext:value-type="float">
            <text:p>69,92</text:p>
          </table:table-cell>
          <table:table-cell table:style-name="ce6" office:value-type="float" office:value="90.1529505279428" calcext:value-type="float">
            <text:p>90,15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256__TCDTIMIT_lipspeakers</text:p>
          </table:table-cell>
          <table:table-cell office:value-type="string" calcext:value-type="string">
            <text:p>RNN__2_LSTMLayer512_512_nbMFCC39_bidirectional__CNN_google_conv_lipRNN_256_256__FC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ce4" office:value-type="float" office:value="6197760" calcext:value-type="float">
            <text:p>6.197.760</text:p>
          </table:table-cell>
          <table:table-cell table:style-name="ce4" office:value-type="float" office:value="33215527" calcext:value-type="float">
            <text:p>33.215.527</text:p>
          </table:table-cell>
          <table:table-cell table:style-name="ce4" office:value-type="float" office:value="186880" calcext:value-type="float">
            <text:p>186.880</text:p>
          </table:table-cell>
          <table:table-cell table:style-name="ce4" office:value-type="float" office:value="5336576" calcext:value-type="float">
            <text:p>5.336.576</text:p>
          </table:table-cell>
          <table:table-cell table:style-name="ce4" office:value-type="float" office:value="38748967" calcext:value-type="float">
            <text:p>38.748.967</text:p>
          </table:table-cell>
          <table:table-cell table:style-name="ce4" office:value-type="float" office:value="33205504" calcext:value-type="float">
            <text:p>33.205.504</text:p>
          </table:table-cell>
          <table:table-cell table:style-name="ce4" office:value-type="float" office:value="5356583" calcext:value-type="float">
            <text:p>5.356.583</text:p>
          </table:table-cell>
          <table:table-cell table:style-name="ce4" office:value-type="float" office:value="27017767" calcext:value-type="float">
            <text:p>27.017.767</text:p>
          </table:table-cell>
          <table:table-cell table:style-name="ce6" office:value-type="float" office:value="1.09021566179279" calcext:value-type="float">
            <text:p>1,09</text:p>
          </table:table-cell>
          <table:table-cell table:style-name="ce6" office:value-type="float" office:value="72.9058042233124" calcext:value-type="float">
            <text:p>72,91</text:p>
          </table:table-cell>
          <table:table-cell table:style-name="ce6" office:value-type="float" office:value="92.0847696048199" calcext:value-type="float">
            <text:p>92,08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512_512_512__TCDTIMIT_lipspeakers</text:p>
          </table:table-cell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ce4" office:value-type="float" office:value="6197760" calcext:value-type="float">
            <text:p>6.197.760</text:p>
          </table:table-cell>
          <table:table-cell table:style-name="ce4" office:value-type="float" office:value="33215527" calcext:value-type="float">
            <text:p>33.215.527</text:p>
          </table:table-cell>
          <table:table-cell table:style-name="ce4" office:value-type="float" office:value="919040" calcext:value-type="float">
            <text:p>919.040</text:p>
          </table:table-cell>
          <table:table-cell table:style-name="ce4" office:value-type="float" office:value="5336576" calcext:value-type="float">
            <text:p>5.336.576</text:p>
          </table:table-cell>
          <table:table-cell table:style-name="ce4" office:value-type="float" office:value="39481127" calcext:value-type="float">
            <text:p>39.481.127</text:p>
          </table:table-cell>
          <table:table-cell table:style-name="ce4" office:value-type="float" office:value="33205504" calcext:value-type="float">
            <text:p>33.205.504</text:p>
          </table:table-cell>
          <table:table-cell table:style-name="ce4" office:value-type="float" office:value="5356583" calcext:value-type="float">
            <text:p>5.356.583</text:p>
          </table:table-cell>
          <table:table-cell table:style-name="ce4" office:value-type="float" office:value="27017767" calcext:value-type="float">
            <text:p>27.017.767</text:p>
          </table:table-cell>
          <table:table-cell table:style-name="ce6" office:value-type="float" office:value="1.69235096222749" calcext:value-type="float">
            <text:p>1,69</text:p>
          </table:table-cell>
          <table:table-cell table:style-name="ce6" office:value-type="float" office:value="73.1095724033587" calcext:value-type="float">
            <text:p>73,11</text:p>
          </table:table-cell>
          <table:table-cell table:style-name="ce6" office:value-type="float" office:value="91.5016008467633" calcext:value-type="float">
            <text:p>91,50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conv__FC_512_512_512__TCDTIMIT_lipspeakers</text:p>
          </table:table-cell>
          <table:table-cell office:value-type="string" calcext:value-type="string">
            <text:p>RNN__2_LSTMLayer256_256_nbMFCC39_bidirectional__CNN_google_conv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table:style-name="ce4" office:value-type="float" office:value="7176231" calcext:value-type="float">
            <text:p>7.176.231</text:p>
          </table:table-cell>
          <table:table-cell table:style-name="ce4" office:value-type="float" office:value="13511936" calcext:value-type="float">
            <text:p>13.511.936</text:p>
          </table:table-cell>
          <table:table-cell table:style-name="ce4" office:value-type="float" office:value="1357568" calcext:value-type="float">
            <text:p>1.357.568</text:p>
          </table:table-cell>
          <table:table-cell table:style-name="ce4" office:value-type="float" office:value="21077287" calcext:value-type="float">
            <text:p>21.077.287</text:p>
          </table:table-cell>
          <table:table-cell table:style-name="ce4" office:value-type="float" office:value="6197760" calcext:value-type="float">
            <text:p>6.197.760</text:p>
          </table:table-cell>
          <table:table-cell table:style-name="ce4" office:value-type="float" office:value="1367591" calcext:value-type="float">
            <text:p>1.367.59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.7623870873348" calcext:value-type="float">
            <text:p>1,76</text:p>
          </table:table-cell>
          <table:table-cell table:style-name="ce6" office:value-type="float" office:value="73.2949693223615" calcext:value-type="float">
            <text:p>73,29</text:p>
          </table:table-cell>
          <table:table-cell table:style-name="ce6" office:value-type="float" office:value="92.2911039615688" calcext:value-type="float">
            <text:p>92,29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conv__FC_256_256_256__TCDTIMIT_lipspeakers</text:p>
          </table:table-cell>
          <table:table-cell office:value-type="string" calcext:value-type="string">
            <text:p>RNN__2_LSTMLayer256_256_nbMFCC39_bidirectional__CNN_google_conv__FC_256_256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table:style-name="ce4" office:value-type="float" office:value="7176231" calcext:value-type="float">
            <text:p>7.176.231</text:p>
          </table:table-cell>
          <table:table-cell table:style-name="ce4" office:value-type="float" office:value="6619904" calcext:value-type="float">
            <text:p>6.619.904</text:p>
          </table:table-cell>
          <table:table-cell table:style-name="ce4" office:value-type="float" office:value="1357568" calcext:value-type="float">
            <text:p>1.357.568</text:p>
          </table:table-cell>
          <table:table-cell table:style-name="ce4" office:value-type="float" office:value="14185255" calcext:value-type="float">
            <text:p>14.185.255</text:p>
          </table:table-cell>
          <table:table-cell table:style-name="ce4" office:value-type="float" office:value="6197760" calcext:value-type="float">
            <text:p>6.197.760</text:p>
          </table:table-cell>
          <table:table-cell table:style-name="ce4" office:value-type="float" office:value="1367591" calcext:value-type="float">
            <text:p>1.367.59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.10346101269578" calcext:value-type="float">
            <text:p>1,10</text:p>
          </table:table-cell>
          <table:table-cell table:style-name="ce6" office:value-type="float" office:value="73.6019072336552" calcext:value-type="float">
            <text:p>73,60</text:p>
          </table:table-cell>
          <table:table-cell table:style-name="ce6" office:value-type="float" office:value="92.8694823027997" calcext:value-type="float">
            <text:p>92,87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conv__FC_256_256__TCDTIMIT_lipspeakers</text:p>
          </table:table-cell>
          <table:table-cell office:value-type="string" calcext:value-type="string">
            <text:p>RNN__2_LSTMLayer256_256_nbMFCC39_bidirectional__CNN_google_conv__FC_256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table:style-name="ce4" office:value-type="float" office:value="7176231" calcext:value-type="float">
            <text:p>7.176.231</text:p>
          </table:table-cell>
          <table:table-cell table:style-name="ce4" office:value-type="float" office:value="6554112" calcext:value-type="float">
            <text:p>6.554.112</text:p>
          </table:table-cell>
          <table:table-cell table:style-name="ce4" office:value-type="float" office:value="1357568" calcext:value-type="float">
            <text:p>1.357.568</text:p>
          </table:table-cell>
          <table:table-cell table:style-name="ce4" office:value-type="float" office:value="14119463" calcext:value-type="float">
            <text:p>14.119.463</text:p>
          </table:table-cell>
          <table:table-cell table:style-name="ce4" office:value-type="float" office:value="6197760" calcext:value-type="float">
            <text:p>6.197.760</text:p>
          </table:table-cell>
          <table:table-cell table:style-name="ce4" office:value-type="float" office:value="1367591" calcext:value-type="float">
            <text:p>1.367.59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.30286844819784" calcext:value-type="float">
            <text:p>1,30</text:p>
          </table:table-cell>
          <table:table-cell table:style-name="ce6" office:value-type="float" office:value="73.7168573197864" calcext:value-type="float">
            <text:p>73,72</text:p>
          </table:table-cell>
          <table:table-cell table:style-name="ce6" office:value-type="float" office:value="92.5961482169473" calcext:value-type="float">
            <text:p>92,60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256_256__TCDTIMIT_lipspeakers</text:p>
          </table:table-cell>
          <table:table-cell office:value-type="string" calcext:value-type="string">
            <text:p>RNN__2_LSTMLayer512_512_nbMFCC39_bidirectional__CNN_google_conv_lipRNN_256_256__FC_256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ce4" office:value-type="float" office:value="6197760" calcext:value-type="float">
            <text:p>6.197.760</text:p>
          </table:table-cell>
          <table:table-cell table:style-name="ce4" office:value-type="float" office:value="33215527" calcext:value-type="float">
            <text:p>33.215.527</text:p>
          </table:table-cell>
          <table:table-cell table:style-name="ce4" office:value-type="float" office:value="252672" calcext:value-type="float">
            <text:p>252.672</text:p>
          </table:table-cell>
          <table:table-cell table:style-name="ce4" office:value-type="float" office:value="5336576" calcext:value-type="float">
            <text:p>5.336.576</text:p>
          </table:table-cell>
          <table:table-cell table:style-name="ce4" office:value-type="float" office:value="38814759" calcext:value-type="float">
            <text:p>38.814.759</text:p>
          </table:table-cell>
          <table:table-cell table:style-name="ce4" office:value-type="float" office:value="33205504" calcext:value-type="float">
            <text:p>33.205.504</text:p>
          </table:table-cell>
          <table:table-cell table:style-name="ce4" office:value-type="float" office:value="5356583" calcext:value-type="float">
            <text:p>5.356.583</text:p>
          </table:table-cell>
          <table:table-cell table:style-name="ce4" office:value-type="float" office:value="27017767" calcext:value-type="float">
            <text:p>27.017.767</text:p>
          </table:table-cell>
          <table:table-cell table:style-name="ce6" office:value-type="float" office:value="1.02386953962314" calcext:value-type="float">
            <text:p>1,02</text:p>
          </table:table-cell>
          <table:table-cell table:style-name="ce6" office:value-type="float" office:value="73.806973659631" calcext:value-type="float">
            <text:p>73,81</text:p>
          </table:table-cell>
          <table:table-cell table:style-name="ce6" office:value-type="float" office:value="92.2739707614447" calcext:value-type="float">
            <text:p>92,27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conv__FC_256__TCDTIMIT_lipspeakers</text:p>
          </table:table-cell>
          <table:table-cell office:value-type="string" calcext:value-type="string">
            <text:p>RNN__2_LSTMLayer256_256_nbMFCC39_bidirectional__CNN_google_conv__FC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table:style-name="ce4" office:value-type="float" office:value="7176231" calcext:value-type="float">
            <text:p>7.176.231</text:p>
          </table:table-cell>
          <table:table-cell table:style-name="ce4" office:value-type="float" office:value="6488320" calcext:value-type="float">
            <text:p>6.488.320</text:p>
          </table:table-cell>
          <table:table-cell table:style-name="ce4" office:value-type="float" office:value="1357568" calcext:value-type="float">
            <text:p>1.357.568</text:p>
          </table:table-cell>
          <table:table-cell table:style-name="ce4" office:value-type="float" office:value="14053671" calcext:value-type="float">
            <text:p>14.053.671</text:p>
          </table:table-cell>
          <table:table-cell table:style-name="ce4" office:value-type="float" office:value="6197760" calcext:value-type="float">
            <text:p>6.197.760</text:p>
          </table:table-cell>
          <table:table-cell table:style-name="ce4" office:value-type="float" office:value="1367591" calcext:value-type="float">
            <text:p>1.367.59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.953961783254043" calcext:value-type="float">
            <text:p>0,95</text:p>
          </table:table-cell>
          <table:table-cell table:style-name="ce6" office:value-type="float" office:value="73.9956238698134" calcext:value-type="float">
            <text:p>74,00</text:p>
          </table:table-cell>
          <table:table-cell table:style-name="ce6" office:value-type="float" office:value="93.1654973492375" calcext:value-type="float">
            <text:p>93,17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/home/matthijs/TCDTIMIT/combinedSR/TCDTIMIT/results/CNN_LSTM/lipspeakers/RNN__2_LSTMLayer256_256_nbMFCC39_bidirectional__CNN_google_conv_lipRNN_256_256_RNNfeaturesDense__FC_512_512_512__TCDTIMIT_lipspeakers</text:p>
          </table:table-cell>
          <table:table-cell office:value-type="string" calcext:value-type="string">
            <text:p>RNN__2_LSTMLayer256_256_nbMFCC39_bidirectional__CNN_google_conv_lipRNN_256_256_RNNfeaturesDense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ce4" office:value-type="float" office:value="6197760" calcext:value-type="float">
            <text:p>6.197.760</text:p>
          </table:table-cell>
          <table:table-cell table:style-name="ce4" office:value-type="float" office:value="33215527" calcext:value-type="float">
            <text:p>33.215.527</text:p>
          </table:table-cell>
          <table:table-cell table:style-name="ce4" office:value-type="float" office:value="686848" calcext:value-type="float">
            <text:p>686.848</text:p>
          </table:table-cell>
          <table:table-cell table:style-name="ce4" office:value-type="float" office:value="1357568" calcext:value-type="float">
            <text:p>1.357.568</text:p>
          </table:table-cell>
          <table:table-cell table:style-name="ce4" office:value-type="float" office:value="35269966" calcext:value-type="float">
            <text:p>35.269.966</text:p>
          </table:table-cell>
          <table:table-cell table:style-name="ce4" office:value-type="float" office:value="33215527" calcext:value-type="float">
            <text:p>33.215.527</text:p>
          </table:table-cell>
          <table:table-cell table:style-name="ce4" office:value-type="float" office:value="1367591" calcext:value-type="float">
            <text:p>1.367.591</text:p>
          </table:table-cell>
          <table:table-cell table:style-name="ce4" office:value-type="float" office:value="27017767" calcext:value-type="float">
            <text:p>27.017.767</text:p>
          </table:table-cell>
          <table:table-cell table:style-name="ce6" office:value-type="float" office:value="1.00281564028555" calcext:value-type="float">
            <text:p>1,00</text:p>
          </table:table-cell>
          <table:table-cell table:style-name="ce6" office:value-type="float" office:value="75.2254138132195" calcext:value-type="float">
            <text:p>75,23</text:p>
          </table:table-cell>
          <table:table-cell table:style-name="ce6" office:value-type="float" office:value="92.79649581158" calcext:value-type="float">
            <text:p>92,80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/home/matthijs/TCDTIMIT/combinedSR/TCDTIMIT/results/CNN_LSTM/lipspeakers/RNN__2_LSTMLayer256_256_nbMFCC39_bidirectional__CNN_google_conv_lipRNN_256_256_RNNfeaturesDense__FC_512__TCDTIMIT_lipspeakers</text:p>
          </table:table-cell>
          <table:table-cell office:value-type="string" calcext:value-type="string">
            <text:p>RNN__2_LSTMLayer256_256_nbMFCC39_bidirectional__CNN_google_conv_lipRNN_256_256_RNNfeaturesDense__FC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ce4" office:value-type="float" office:value="6197760" calcext:value-type="float">
            <text:p>6.197.760</text:p>
          </table:table-cell>
          <table:table-cell table:style-name="ce4" office:value-type="float" office:value="33215527" calcext:value-type="float">
            <text:p>33.215.527</text:p>
          </table:table-cell>
          <table:table-cell table:style-name="ce4" office:value-type="float" office:value="161536" calcext:value-type="float">
            <text:p>161.536</text:p>
          </table:table-cell>
          <table:table-cell table:style-name="ce4" office:value-type="float" office:value="1357568" calcext:value-type="float">
            <text:p>1.357.568</text:p>
          </table:table-cell>
          <table:table-cell table:style-name="ce4" office:value-type="float" office:value="34744654" calcext:value-type="float">
            <text:p>34.744.654</text:p>
          </table:table-cell>
          <table:table-cell table:style-name="ce4" office:value-type="float" office:value="33215527" calcext:value-type="float">
            <text:p>33.215.527</text:p>
          </table:table-cell>
          <table:table-cell table:style-name="ce4" office:value-type="float" office:value="1367591" calcext:value-type="float">
            <text:p>1.367.591</text:p>
          </table:table-cell>
          <table:table-cell table:style-name="ce4" office:value-type="float" office:value="27017767" calcext:value-type="float">
            <text:p>27.017.767</text:p>
          </table:table-cell>
          <table:table-cell table:style-name="ce6" office:value-type="float" office:value="0.845000987316107" calcext:value-type="float">
            <text:p>0,85</text:p>
          </table:table-cell>
          <table:table-cell table:style-name="ce6" office:value-type="float" office:value="75.8569077882932" calcext:value-type="float">
            <text:p>75,86</text:p>
          </table:table-cell>
          <table:table-cell table:style-name="ce6" office:value-type="float" office:value="93.8115280096099" calcext:value-type="float">
            <text:p>93,81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RNN__2_LSTMLayer256_256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33215527" calcext:value-type="float">
            <text:p>33215527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35371047" calcext:value-type="float">
            <text:p>35371047</text:p>
          </table:table-cell>
          <table:table-cell office:value-type="float" office:value="33205504" calcext:value-type="float">
            <text:p>33205504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7017767" calcext:value-type="float">
            <text:p>27017767</text:p>
          </table:table-cell>
          <table:table-cell table:style-name="ce6" office:value-type="float" office:value="1.41129220861667" calcext:value-type="float">
            <text:p>1,41</text:p>
          </table:table-cell>
          <table:table-cell table:style-name="ce6" office:value-type="float" office:value="76.1888242645181" calcext:value-type="float">
            <text:p>76,19</text:p>
          </table:table-cell>
          <table:table-cell table:style-name="ce6" office:value-type="float" office:value="93.4210733454063" calcext:value-type="float">
            <text:p>93,42</text:p>
          </table:table-cell>
          <table:table-cell table:style-name="ce6" office:value-type="float" office:value="76.4147436833597" calcext:value-type="float">
            <text:p>76,41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/home/matthijs/TCDTIMIT/combinedSR/TCDTIMIT/results/CNN_LSTM/lipspeakers/RNN__2_LSTMLayer256_256_nbMFCC39_bidirectional__CNN_google_dense_lipRNN_256_256_RNNfeaturesDense__FC_512__TCDTIMIT_lipspeakers</text:p>
          </table:table-cell>
          <table:table-cell office:value-type="string" calcext:value-type="string">
            <text:p>RNN__2_LSTMLayer256_256_nbMFCC39_bidirectional__CNN_google_dense_lipRNN_256_256_RNNfeaturesDense__FC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ce4" office:value-type="float" office:value="8543822" calcext:value-type="float">
            <text:p>8.543.822</text:p>
          </table:table-cell>
          <table:table-cell table:style-name="ce4" office:value-type="float" office:value="161536" calcext:value-type="float">
            <text:p>161.536</text:p>
          </table:table-cell>
          <table:table-cell table:style-name="ce4" office:value-type="float" office:value="1357568" calcext:value-type="float">
            <text:p>1.357.568</text:p>
          </table:table-cell>
          <table:table-cell table:style-name="ce4" office:value-type="float" office:value="10072949" calcext:value-type="float">
            <text:p>10.072.949</text:p>
          </table:table-cell>
          <table:table-cell table:style-name="ce4" office:value-type="float" office:value="8543822" calcext:value-type="float">
            <text:p>8.543.822</text:p>
          </table:table-cell>
          <table:table-cell table:number-columns-repeated="2" table:style-name="ce4" office:value-type="float" office:value="1367591" calcext:value-type="float">
            <text:p>1.367.591</text:p>
          </table:table-cell>
          <table:table-cell table:style-name="ce6" office:value-type="float" office:value="0.820493363263287" calcext:value-type="float">
            <text:p>0,82</text:p>
          </table:table-cell>
          <table:table-cell table:style-name="ce6" office:value-type="float" office:value="76.4573838029589" calcext:value-type="float">
            <text:p>76,46</text:p>
          </table:table-cell>
          <table:table-cell table:style-name="ce6" office:value-type="float" office:value="94.0379311182883" calcext:value-type="float">
            <text:p>94,04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/home/matthijs/TCDTIMIT/combinedSR/TCDTIMIT/results/CNN_LSTM/lipspeakers/RNN__2_LSTMLayer256_256_nbMFCC39_bidirectional__CNN_google_dense_lipRNN_256_256_RNNfeaturesDense__FC_512_512_512__TCDTIMIT_lipspeakers</text:p>
          </table:table-cell>
          <table:table-cell office:value-type="string" calcext:value-type="string">
            <text:p>RNN__2_LSTMLayer256_256_nbMFCC39_bidirectional__CNN_google_dense_lipRNN_256_256_RNNfeaturesDense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ce4" office:value-type="float" office:value="8543822" calcext:value-type="float">
            <text:p>8.543.822</text:p>
          </table:table-cell>
          <table:table-cell table:style-name="ce4" office:value-type="float" office:value="686848" calcext:value-type="float">
            <text:p>686.848</text:p>
          </table:table-cell>
          <table:table-cell table:style-name="ce4" office:value-type="float" office:value="1357568" calcext:value-type="float">
            <text:p>1.357.568</text:p>
          </table:table-cell>
          <table:table-cell table:style-name="ce4" office:value-type="float" office:value="10598261" calcext:value-type="float">
            <text:p>10.598.261</text:p>
          </table:table-cell>
          <table:table-cell table:style-name="ce4" office:value-type="float" office:value="8543822" calcext:value-type="float">
            <text:p>8.543.822</text:p>
          </table:table-cell>
          <table:table-cell table:number-columns-repeated="2" table:style-name="ce4" office:value-type="float" office:value="1367591" calcext:value-type="float">
            <text:p>1.367.591</text:p>
          </table:table-cell>
          <table:table-cell table:style-name="ce6" office:value-type="float" office:value="0.927180715501954" calcext:value-type="float">
            <text:p>0,93</text:p>
          </table:table-cell>
          <table:table-cell table:style-name="ce6" office:value-type="float" office:value="77.5471289436539" calcext:value-type="float">
            <text:p>77,55</text:p>
          </table:table-cell>
          <table:table-cell table:style-name="ce6" office:value-type="float" office:value="93.841499923779" calcext:value-type="float">
            <text:p>93,84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15"/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# allow subnet vs not</text:p>
          </table:table-cell>
          <table:table-cell table:style-name="Default" table:number-columns-repeated="14"/>
          <table:table-cell/>
          <table:table-cell table:style-name="Default"/>
          <table:table-cell table:number-columns-repeated="1007"/>
        </table:table-row>
        <table:table-row table:style-name="ro4">
          <table:table-cell table:style-name="Default"/>
          <table:table-cell table:style-name="ce7" office:value-type="string" calcext:value-type="string">
            <text:p>Multimodal: </text:p>
            <text:p>Audio:LSTM 256 / 2 PF | Lipreading: google PF + LSTM 256 / 2 PC | Combination: FC 512 / 3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 table:number-columns-repeated="8"/>
          <table:table-cell office:value-type="float" office:value="0.919" calcext:value-type="float">
            <text:p>0,919</text:p>
          </table:table-cell>
          <table:table-cell table:style-name="ce6" office:value-type="float" office:value="74.06" calcext:value-type="float">
            <text:p>74,06</text:p>
          </table:table-cell>
          <table:table-cell table:style-name="ce6" office:value-type="float" office:value="91.862" calcext:value-type="float">
            <text:p>91,86</text:p>
          </table:table-cell>
          <table:table-cell table:style-name="ce6" office:value-type="float" office:value="73.48" calcext:value-type="float">
            <text:p>73,48</text:p>
          </table:table-cell>
          <table:table-cell table:style-name="Default"/>
          <table:table-cell table:number-columns-repeated="1007"/>
        </table:table-row>
        <table:table-row table:style-name="ro4">
          <table:table-cell office:value-type="string" calcext:value-type="string">
            <text:p>RNN__2_LSTMLayer256_256_nbMFCC39_bidirectional_audioDense__CNN_google_dense_lipRNN_256_256_RNNfeaturesDense__allowSubnetTraining__FC_512_512_512__TCDTIMIT_lipspeakers</text:p>
          </table:table-cell>
          <table:table-cell table:style-name="ce7" office:value-type="string" calcext:value-type="string">
            <text:p>Multimodal: </text:p>
            <text:p>Audio:LSTM 256 / 2 PF | Lipreading: google PF + LSTM 256 / 2 PC | Combination: FC 512 / 3 EndToEnd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8543822" calcext:value-type="float">
            <text:p>8543822</text:p>
          </table:table-cell>
          <table:table-cell office:value-type="float" office:value="585767" calcext:value-type="float">
            <text:p>58576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10497180" calcext:value-type="float">
            <text:p>10497180</text:p>
          </table:table-cell>
          <table:table-cell office:value-type="float" office:value="8543822" calcext:value-type="float">
            <text:p>8543822</text:p>
          </table:table-cell>
          <table:table-cell table:number-columns-repeated="2" office:value-type="float" office:value="1367591" calcext:value-type="float">
            <text:p>1367591</text:p>
          </table:table-cell>
          <table:table-cell office:value-type="float" office:value="1.15675148284022" calcext:value-type="float">
            <text:p>1,1567514828</text:p>
          </table:table-cell>
          <table:table-cell table:style-name="ce6" office:value-type="float" office:value="75.869098447618" calcext:value-type="float">
            <text:p>75,87</text:p>
          </table:table-cell>
          <table:table-cell table:style-name="ce6" office:value-type="float" office:value="90.4209276370666" calcext:value-type="float">
            <text:p>90,42</text:p>
          </table:table-cell>
          <table:table-cell table:style-name="ce6" office:value-type="float" office:value="73.7175243394869" calcext:value-type="float">
            <text:p>73,72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15"/>
          <table:table-cell/>
          <table:table-cell table:style-name="Default"/>
          <table:table-cell table:number-columns-repeated="1007"/>
        </table:table-row>
        <table:table-row table:style-name="ro4">
          <table:table-cell office:value-type="string" calcext:value-type="string">
            <text:p>RNN__2_LSTMLayer256_256_nbMFCC39_bidirectional_audioDense__CNN_google_conv_lipRNN_256_256_RNNfeaturesDense__FC_512_512_512__TCDTIMIT_lipspeakers</text:p>
          </table:table-cell>
          <table:table-cell table:style-name="ce7" office:value-type="string" calcext:value-type="string">
            <text:p>Multimodal: </text:p>
            <text:p>Audio:LSTM 256 / 2 PF | Lipreading: google RF + LSTM 256 / 2 PC | Combination: FC 512 / 3 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33215527" calcext:value-type="float">
            <text:p>33215527</text:p>
          </table:table-cell>
          <table:table-cell office:value-type="float" office:value="585767" calcext:value-type="float">
            <text:p>58576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35168885" calcext:value-type="float">
            <text:p>35168885</text:p>
          </table:table-cell>
          <table:table-cell office:value-type="float" office:value="33215527" calcext:value-type="float">
            <text:p>3321552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06745817244569" calcext:value-type="float">
            <text:p>1,0674581724</text:p>
          </table:table-cell>
          <table:table-cell table:style-name="ce6" office:value-type="float" office:value="72.2413036085311" calcext:value-type="float">
            <text:p>72,24</text:p>
          </table:table-cell>
          <table:table-cell table:style-name="ce6" office:value-type="float" office:value="91.7112463006265" calcext:value-type="float">
            <text:p>91,71</text:p>
          </table:table-cell>
          <table:table-cell table:style-name="ce6" office:value-type="float" office:value="71.5619445652575" calcext:value-type="float">
            <text:p>71,56</text:p>
          </table:table-cell>
          <table:table-cell table:style-name="Default"/>
          <table:table-cell table:number-columns-repeated="1007"/>
        </table:table-row>
        <table:table-row table:style-name="ro4">
          <table:table-cell office:value-type="string" calcext:value-type="string">
            <text:p>RNN__2_LSTMLayer256_256_nbMFCC39_bidirectional_audioDense__CNN_google_conv_lipRNN_256_256_RNNfeaturesDense__allowSubnetTraining__FC_512_512_512__TCDTIMIT_lipspeakers</text:p>
          </table:table-cell>
          <table:table-cell table:style-name="ce7" office:value-type="string" calcext:value-type="string">
            <text:p>Multimodal: </text:p>
            <text:p>Audio:LSTM 256 / 2 PF | Lipreading: google RF + LSTM 256 / 2 PC | Combination: FC 512 / 3 EndToEnd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33215527" calcext:value-type="float">
            <text:p>33215527</text:p>
          </table:table-cell>
          <table:table-cell office:value-type="float" office:value="585767" calcext:value-type="float">
            <text:p>58576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35168885" calcext:value-type="float">
            <text:p>35168885</text:p>
          </table:table-cell>
          <table:table-cell office:value-type="float" office:value="33215527" calcext:value-type="float">
            <text:p>3321552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16999766191879" calcext:value-type="float">
            <text:p>1,1699976619</text:p>
          </table:table-cell>
          <table:table-cell table:style-name="ce6" office:value-type="float" office:value="76.3496067229803" calcext:value-type="float">
            <text:p>76,35</text:p>
          </table:table-cell>
          <table:table-cell table:style-name="ce6" office:value-type="float" office:value="90.4352686947323" calcext:value-type="float">
            <text:p>90,44</text:p>
          </table:table-cell>
          <table:table-cell table:style-name="ce6" office:value-type="float" office:value="74.3887810556738" calcext:value-type="float">
            <text:p>74,3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13"/>
          <table:table-cell table:style-name="ce6" table:number-columns-repeated="3"/>
          <table:table-cell table:style-name="Default"/>
          <table:table-cell table:number-columns-repeated="1007"/>
        </table:table-row>
        <table:table-row table:style-name="ro4">
          <table:table-cell office:value-type="string" calcext:value-type="string">
            <text:p>RNN__2_LSTMLayer256_256_nbMFCC39_bidirectional_audioDense__CNN_google_conv_lipRNN_256_256__FC_512_512_512__TCDTIMIT_lipspeakers</text:p>
          </table:table-cell>
          <table:table-cell table:style-name="ce7" office:value-type="string" calcext:value-type="string">
            <text:p>Multimodal: </text:p>
            <text:p>Audio:LSTM 256 / 2 PF | Lipreading: google RF + LSTM 256 / 2 RF | Combination: FC 512 / 3 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33215527" calcext:value-type="float">
            <text:p>33215527</text:p>
          </table:table-cell>
          <table:table-cell office:value-type="float" office:value="696871" calcext:value-type="float">
            <text:p>69687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35269966" calcext:value-type="float">
            <text:p>35269966</text:p>
          </table:table-cell>
          <table:table-cell office:value-type="float" office:value="33205504" calcext:value-type="float">
            <text:p>33205504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86177972568707" calcext:value-type="float">
            <text:p>1,8617797257</text:p>
          </table:table-cell>
          <table:table-cell table:style-name="ce6" office:value-type="float" office:value="69.9079262100773" calcext:value-type="float">
            <text:p>69,91</text:p>
          </table:table-cell>
          <table:table-cell table:style-name="ce6" office:value-type="float" office:value="89.3489299471812" calcext:value-type="float">
            <text:p>89,35</text:p>
          </table:table-cell>
          <table:table-cell table:style-name="ce6" office:value-type="float" office:value="70.4870288973456" calcext:value-type="float">
            <text:p>70,49</text:p>
          </table:table-cell>
          <table:table-cell table:style-name="Default"/>
          <table:table-cell table:number-columns-repeated="1007"/>
        </table:table-row>
        <table:table-row table:style-name="ro4">
          <table:table-cell office:value-type="string" calcext:value-type="string">
            <text:p>RNN__2_LSTMLayer256_256_nbMFCC39_bidirectional_audioDense__CNN_google_conv_lipRNN_256_256__allowSubnetTraining__FC_512_512_512__TCDTIMIT_lipspeakers</text:p>
          </table:table-cell>
          <table:table-cell table:style-name="ce7" office:value-type="string" calcext:value-type="string">
            <text:p>Multimodal: </text:p>
            <text:p>Audio:LSTM 256 / 2 PF | Lipreading: google RF + LSTM 256 / 2 RF | Combination: FC 512 / 3 EndToEnd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33215527" calcext:value-type="float">
            <text:p>33215527</text:p>
          </table:table-cell>
          <table:table-cell office:value-type="float" office:value="696871" calcext:value-type="float">
            <text:p>69687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35269966" calcext:value-type="float">
            <text:p>35269966</text:p>
          </table:table-cell>
          <table:table-cell office:value-type="float" office:value="33205504" calcext:value-type="float">
            <text:p>33205504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28288276304866" calcext:value-type="float">
            <text:p>1,282882763</text:p>
          </table:table-cell>
          <table:table-cell table:style-name="ce6" office:value-type="float" office:value="79.2235238985582" calcext:value-type="float">
            <text:p>79,22</text:p>
          </table:table-cell>
          <table:table-cell table:style-name="ce6" office:value-type="float" office:value="92.6406498721807" calcext:value-type="float">
            <text:p>92,64</text:p>
          </table:table-cell>
          <table:table-cell table:style-name="ce6" office:value-type="float" office:value="78.5437223073599" calcext:value-type="float">
            <text:p>78,54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13"/>
          <table:table-cell table:style-name="ce6" table:number-columns-repeated="3"/>
          <table:table-cell table:style-name="Default"/>
          <table:table-cell table:number-columns-repeated="1007"/>
        </table:table-row>
        <table:table-row table:style-name="ro4">
          <table:table-cell office:value-type="string" calcext:value-type="string">
            <text:p>RNN__2_LSTMLayer256_256_nbMFCC39_bidirectional__CNN_google_dense_lipRNN_256_256_RNNfeaturesDense__FC_512_512_512__TCDTIMIT_lipspeakers</text:p>
          </table:table-cell>
          <table:table-cell table:style-name="ce7" office:value-type="string" calcext:value-type="string">
            <text:p>Multimodal: </text:p>
            <text:p>Audio:LSTM 256 / 2 RF | Lipreading: google PF + LSTM 256 / 2 PC | Combination: FC 512 / 3 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543822" calcext:value-type="float">
            <text:p>8543822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598261" calcext:value-type="float">
            <text:p>10598261</text:p>
          </table:table-cell>
          <table:table-cell office:value-type="float" office:value="8543822" calcext:value-type="float">
            <text:p>8543822</text:p>
          </table:table-cell>
          <table:table-cell table:number-columns-repeated="2" office:value-type="float" office:value="1367591" calcext:value-type="float">
            <text:p>1367591</text:p>
          </table:table-cell>
          <table:table-cell office:value-type="float" office:value="0.927180715501954" calcext:value-type="float">
            <text:p>0,9271807155</text:p>
          </table:table-cell>
          <table:table-cell table:style-name="ce6" office:value-type="float" office:value="77.5471289436539" calcext:value-type="float">
            <text:p>77,55</text:p>
          </table:table-cell>
          <table:table-cell table:style-name="ce6" office:value-type="float" office:value="93.841499923779" calcext:value-type="float">
            <text:p>93,84</text:p>
          </table:table-cell>
          <table:table-cell table:style-name="ce6" office:value-type="float" office:value="76.1685593171163" calcext:value-type="float">
            <text:p>76,17</text:p>
          </table:table-cell>
          <table:table-cell table:style-name="Default"/>
          <table:table-cell table:number-columns-repeated="1007"/>
        </table:table-row>
        <table:table-row table:style-name="ro4">
          <table:table-cell office:value-type="string" calcext:value-type="string">
            <text:p>RNN__2_LSTMLayer256_256_nbMFCC39_bidirectional__CNN_google_dense_lipRNN_256_256_RNNfeaturesDense__allowSubnetTraining__FC_512_512_512__TCDTIMIT_lipspeakers</text:p>
          </table:table-cell>
          <table:table-cell table:style-name="ce7" office:value-type="string" calcext:value-type="string">
            <text:p>Multimodal: </text:p>
            <text:p>Audio:LSTM 256 / 2 RF | Lipreading: google PF + LSTM 256 / 2 PC | Combination: FC 512 / 3 EndToEnd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8543822" calcext:value-type="float">
            <text:p>8543822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598261" calcext:value-type="float">
            <text:p>10598261</text:p>
          </table:table-cell>
          <table:table-cell office:value-type="float" office:value="8543822" calcext:value-type="float">
            <text:p>8543822</text:p>
          </table:table-cell>
          <table:table-cell table:number-columns-repeated="2" office:value-type="float" office:value="1367591" calcext:value-type="float">
            <text:p>1367591</text:p>
          </table:table-cell>
          <table:table-cell office:value-type="float" office:value="1.28486627195176" calcext:value-type="float">
            <text:p>1,284866272</text:p>
          </table:table-cell>
          <table:table-cell table:style-name="ce6" office:value-type="float" office:value="76.0827000652041" calcext:value-type="float">
            <text:p>76,08</text:p>
          </table:table-cell>
          <table:table-cell table:style-name="ce6" office:value-type="float" office:value="92.848491950637" calcext:value-type="float">
            <text:p>92,85</text:p>
          </table:table-cell>
          <table:table-cell table:style-name="ce6" office:value-type="float" office:value="74.3545089756046" calcext:value-type="float">
            <text:p>74,3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13"/>
          <table:table-cell table:style-name="ce6" table:number-columns-repeated="3"/>
          <table:table-cell table:style-name="Default"/>
          <table:table-cell table:number-columns-repeated="1007"/>
        </table:table-row>
        <table:table-row table:style-name="ro4">
          <table:table-cell office:value-type="string" calcext:value-type="string">
            <text:p>RNN__2_LSTMLayer256_256_nbMFCC39_bidirectional__CNN_google_conv_lipRNN_256_256_RNNfeaturesDense__FC_512_512_512__TCDTIMIT_lipspeakers</text:p>
          </table:table-cell>
          <table:table-cell table:style-name="ce7" office:value-type="string" calcext:value-type="string">
            <text:p>Multimodal: </text:p>
            <text:p>Audio:LSTM 256 / 2 RF | Lipreading: google RF + LSTM 256 / 2 PC | Combination: FC 512 / 3 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35269966" calcext:value-type="float">
            <text:p>35269966</text:p>
          </table:table-cell>
          <table:table-cell office:value-type="float" office:value="33215527" calcext:value-type="float">
            <text:p>3321552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00281564028555" calcext:value-type="float">
            <text:p>1,0028156403</text:p>
          </table:table-cell>
          <table:table-cell table:style-name="ce6" office:value-type="float" office:value="75.2254138132195" calcext:value-type="float">
            <text:p>75,23</text:p>
          </table:table-cell>
          <table:table-cell table:style-name="ce6" office:value-type="float" office:value="92.79649581158" calcext:value-type="float">
            <text:p>92,80</text:p>
          </table:table-cell>
          <table:table-cell table:style-name="ce6" office:value-type="float" office:value="74.5849698513478" calcext:value-type="float">
            <text:p>74,58</text:p>
          </table:table-cell>
          <table:table-cell table:style-name="Default"/>
          <table:table-cell table:number-columns-repeated="1007"/>
        </table:table-row>
        <table:table-row table:style-name="ro4">
          <table:table-cell office:value-type="string" calcext:value-type="string">
            <text:p>RNN__2_LSTMLayer256_256_nbMFCC39_bidirectional__CNN_google_conv_lipRNN_256_256_RNNfeaturesDense__allowSubnetTraining__FC_512_512_512__TCDTIMIT_lipspeakers</text:p>
          </table:table-cell>
          <table:table-cell table:style-name="ce7" office:value-type="string" calcext:value-type="string">
            <text:p>Multimodal: </text:p>
            <text:p>Audio:LSTM 256 / 2 RF | Lipreading: google RF + LSTM 256 / 2 PC | Combination: FC 512 / 3 EndToEnd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33215527" calcext:value-type="float">
            <text:p>33215527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35269966" calcext:value-type="float">
            <text:p>35269966</text:p>
          </table:table-cell>
          <table:table-cell office:value-type="float" office:value="33215527" calcext:value-type="float">
            <text:p>3321552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3658074800296" calcext:value-type="float">
            <text:p>1,36580748</text:p>
          </table:table-cell>
          <table:table-cell table:style-name="ce6" office:value-type="float" office:value="75.9634812672933" calcext:value-type="float">
            <text:p>75,96</text:p>
          </table:table-cell>
          <table:table-cell table:style-name="ce6" office:value-type="float" office:value="92.4825813090383" calcext:value-type="float">
            <text:p>92,48</text:p>
          </table:table-cell>
          <table:table-cell table:style-name="ce6" office:value-type="float" office:value="74.5486041447064" calcext:value-type="float">
            <text:p>74,5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13"/>
          <table:table-cell table:style-name="ce6" table:number-columns-repeated="3"/>
          <table:table-cell table:style-name="Default"/>
          <table:table-cell table:number-columns-repeated="1007"/>
        </table:table-row>
        <table:table-row table:style-name="ro4">
          <table:table-cell office:value-type="string" calcext:value-type="string">
            <text:p>RNN__2_LSTMLayer256_256_nbMFCC39_bidirectional__CNN_google_conv_lipRNN_256_256__FC_512_512_512__TCDTIMIT_lipspeakers</text:p>
          </table:table-cell>
          <table:table-cell table:style-name="ce7" office:value-type="string" calcext:value-type="string">
            <text:p>Multimodal: </text:p>
            <text:p>Audio:LSTM 256 / 2 RF | Lipreading: google RF + LSTM 256 / 2 RF | Combination: FC 512 / 3 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33215527" calcext:value-type="float">
            <text:p>33215527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35371047" calcext:value-type="float">
            <text:p>35371047</text:p>
          </table:table-cell>
          <table:table-cell office:value-type="float" office:value="33205504" calcext:value-type="float">
            <text:p>33205504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41129220861667" calcext:value-type="float">
            <text:p>1,4112922086</text:p>
          </table:table-cell>
          <table:table-cell table:style-name="ce6" office:value-type="float" office:value="76.1888242645181" calcext:value-type="float">
            <text:p>76,19</text:p>
          </table:table-cell>
          <table:table-cell table:style-name="ce6" office:value-type="float" office:value="93.4210733454063" calcext:value-type="float">
            <text:p>93,42</text:p>
          </table:table-cell>
          <table:table-cell table:style-name="ce6" office:value-type="float" office:value="76.4147436833597" calcext:value-type="float">
            <text:p>76,41</text:p>
          </table:table-cell>
          <table:table-cell table:style-name="Default"/>
          <table:table-cell table:number-columns-repeated="1007"/>
        </table:table-row>
        <table:table-row table:style-name="ro4">
          <table:table-cell office:value-type="string" calcext:value-type="string">
            <text:p>RNN__2_LSTMLayer256_256_nbMFCC39_bidirectional__CNN_google_conv_lipRNN_256_256__allowSubnetTraining__FC_512_512_512__TCDTIMIT_lipspeakers</text:p>
          </table:table-cell>
          <table:table-cell table:style-name="ce7" office:value-type="string" calcext:value-type="string">
            <text:p>Multimodal: </text:p>
            <text:p>Audio:LSTM 256 / 2 RF | Lipreading: google RF + LSTM 256 / 2 RF | Combination: FC 512 / 3 EndToEnd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33215527" calcext:value-type="float">
            <text:p>33215527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35371047" calcext:value-type="float">
            <text:p>35371047</text:p>
          </table:table-cell>
          <table:table-cell office:value-type="float" office:value="33205504" calcext:value-type="float">
            <text:p>33205504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26732447681328" calcext:value-type="float">
            <text:p>1,2673244768</text:p>
          </table:table-cell>
          <table:table-cell table:style-name="ce6" office:value-type="float" office:value="81.1005534289719" calcext:value-type="float">
            <text:p>81,10</text:p>
          </table:table-cell>
          <table:table-cell table:style-name="ce6" office:value-type="float" office:value="93.9618648678778" calcext:value-type="float">
            <text:p>93,96</text:p>
          </table:table-cell>
          <table:table-cell table:style-name="ce6" office:value-type="float" office:value="79.6276586549776" calcext:value-type="float">
            <text:p>79,63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15"/>
          <table:table-cell/>
          <table:table-cell table:style-name="Default"/>
          <table:table-cell table:number-columns-repeated="1007"/>
        </table:table-row>
        <table:table-row table:style-name="ro4">
          <table:table-cell table:style-name="Default"/>
          <table:table-cell table:style-name="ce7" office:value-type="string" calcext:value-type="string">
            <text:p>Multimodal: </text:p>
            <text:p>Audio:LSTM 256 / 2 RF | Lipreading: google PF + LSTM 256 / 2 RF | Combination: FC 512 / 3 </text:p>
          </table:table-cell>
          <table:table-cell table:style-name="Default" table:number-columns-repeated="13"/>
          <table:table-cell/>
          <table:table-cell table:style-name="Default"/>
          <table:table-cell table:number-columns-repeated="1007"/>
        </table:table-row>
        <table:table-row table:style-name="ro4">
          <table:table-cell table:style-name="Default"/>
          <table:table-cell table:style-name="ce7" office:value-type="string" calcext:value-type="string">
            <text:p>Multimodal: </text:p>
            <text:p>Audio:LSTM 256 / 2 RF | Lipreading: google PF + LSTM 256 / 2 RF | Combination: FC 512 / 3 EndToEnd</text:p>
          </table:table-cell>
          <table:table-cell table:style-name="Default" table:number-columns-repeated="13"/>
          <table:table-cell/>
          <table:table-cell table:style-name="ce9" office:value-type="percentage" office:value="0.3943" calcext:value-type="percentage">
            <text:p>39,43%</text:p>
          </table:table-cell>
          <table:table-cell table:number-columns-repeated="1007"/>
        </table:table-row>
        <table:table-row table:style-name="ro1" table:number-rows-repeated="2">
          <table:table-cell table:style-name="Default" table:number-columns-repeated="15"/>
          <table:table-cell table:number-columns-repeated="1009"/>
        </table:table-row>
        <table:table-row table:style-name="ro1">
          <table:table-cell office:value-type="string" calcext:value-type="string">
            <text:p># comparison with lip only, audio only</text:p>
          </table:table-cell>
          <table:table-cell table:style-name="Default"/>
          <table:table-cell office:value-type="string" calcext:value-type="string">
            <text:p>Network Type</text:p>
          </table:table-cell>
          <table:table-cell table:style-name="Default"/>
          <table:table-cell office:value-type="string" calcext:value-type="string">
            <text:p>nb_CNN_used</text:p>
          </table:table-cell>
          <table:table-cell office:value-type="string" calcext:value-type="string">
            <text:p>nb_lipreading</text:p>
          </table:table-cell>
          <table:table-cell office:value-type="string" calcext:value-type="string">
            <text:p>nb_combining</text:p>
          </table:table-cell>
          <table:table-cell office:value-type="string" calcext:value-type="string">
            <text:p>nb_audio_features</text:p>
          </table:table-cell>
          <table:table-cell office:value-type="string" calcext:value-type="string">
            <text:p>nb_total</text:p>
          </table:table-cell>
          <table:table-cell office:value-type="string" calcext:value-type="string">
            <text:p>nb_lipreading_features</text:p>
          </table:table-cell>
          <table:table-cell office:value-type="string" calcext:value-type="string">
            <text:p>nb_audio</text:p>
          </table:table-cell>
          <table:table-cell office:value-type="string" calcext:value-type="string">
            <text:p>nb_lipRNN</text:p>
          </table:table-cell>
          <table:table-cell table:style-name="Default"/>
          <table:table-cell office:value-type="string" calcext:value-type="string">
            <text:p>Top 1 Accuracy</text:p>
          </table:table-cell>
          <table:table-cell office:value-type="string" calcext:value-type="string">
            <text:p>Top 3 Accura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256_256_conv</text:p>
          </table:table-cell>
          <table:table-cell office:value-type="string" calcext:value-type="string">
            <text:p>lipspeakers_google_phoneme39_LSTM_bidirectional_256_256_conv</text:p>
          </table:table-cell>
          <table:table-cell office:value-type="string" calcext:value-type="string">
            <text:p>Lipreading</text:p>
          </table:table-cell>
          <table:table-cell table:style-name="Default" table:number-columns-repeated="2"/>
          <table:table-cell table:style-name="ce4" office:value-type="float" office:value="6197760" calcext:value-type="float">
            <text:p>6.197.760</text:p>
          </table:table-cell>
          <table:table-cell table:style-name="ce4" office:value-type="float" office:value="27017767" calcext:value-type="float">
            <text:p>27.017.767</text:p>
          </table:table-cell>
          <table:table-cell table:style-name="ce4" table:formula="of:=[.J49]-[.I49]" office:value-type="float" office:value="10023" calcext:value-type="float">
            <text:p>10.023</text:p>
          </table:table-cell>
          <table:table-cell table:style-name="ce4" office:value-type="float" office:value="33205504" calcext:value-type="float">
            <text:p>33.205.504</text:p>
          </table:table-cell>
          <table:table-cell table:style-name="ce4" office:value-type="float" office:value="33215527" calcext:value-type="float">
            <text:p>33.215.527</text:p>
          </table:table-cell>
          <table:table-cell table:style-name="Default" table:number-columns-repeated="2"/>
          <table:table-cell table:style-name="ce5" office:value-type="float" office:value="2.022661447267" calcext:value-type="float">
            <text:p>2,02</text:p>
          </table:table-cell>
          <table:table-cell table:style-name="ce5" office:value-type="float" office:value="51.0238521349378" calcext:value-type="float">
            <text:p>51,02</text:p>
          </table:table-cell>
          <table:table-cell table:style-name="ce5" office:value-type="float" office:value="76.929533039548" calcext:value-type="float">
            <text:p>76,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TCDTIMIT</text:p>
          </table:table-cell>
          <table:table-cell table:style-name="Default" table:number-columns-repeated="7"/>
          <table:table-cell table:style-name="ce4" office:value-type="float" office:value="1367591" calcext:value-type="float">
            <text:p>1.367.591</text:p>
          </table:table-cell>
          <table:table-cell table:style-name="ce6" office:value-type="float" office:value="1.10293690731257" calcext:value-type="float">
            <text:p>1,10</text:p>
          </table:table-cell>
          <table:table-cell table:style-name="ce6" office:value-type="float" office:value="67.0319928711944" calcext:value-type="float">
            <text:p>67,03</text:p>
          </table:table-cell>
          <table:table-cell table:style-name="ce6" office:value-type="float" office:value="89.3693272238961" calcext:value-type="float">
            <text:p>89,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256_256_nbMFCC39_bidirectional__CNN_google_dense_lipRNN_256_256_RNNfeaturesDense__FC_512_512_512__TCDTIMIT_lipspeakers</text:p>
          </table:table-cell>
          <table:table-cell office:value-type="string" calcext:value-type="string">
            <text:p>RNN__2_LSTMLayer256_256_nbMFCC39_bidirectional__CNN_google_dense_lipRNN_256_256_RNNfeaturesDense__FC_512_512_512__TCDTIMIT_lipspeakers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TCDTIMIT</text:p>
          </table:table-cell>
          <table:table-cell office:value-type="float" office:value="7176231" calcext:value-type="float">
            <text:p>7176231</text:p>
          </table:table-cell>
          <table:table-cell table:style-name="ce4" office:value-type="float" office:value="8543822" calcext:value-type="float">
            <text:p>8.543.822</text:p>
          </table:table-cell>
          <table:table-cell table:style-name="ce4" office:value-type="float" office:value="686848" calcext:value-type="float">
            <text:p>686.848</text:p>
          </table:table-cell>
          <table:table-cell table:style-name="ce4" office:value-type="float" office:value="1357568" calcext:value-type="float">
            <text:p>1.357.568</text:p>
          </table:table-cell>
          <table:table-cell table:style-name="ce4" office:value-type="float" office:value="10598261" calcext:value-type="float">
            <text:p>10.598.261</text:p>
          </table:table-cell>
          <table:table-cell table:style-name="ce4" office:value-type="float" office:value="8543822" calcext:value-type="float">
            <text:p>8.543.822</text:p>
          </table:table-cell>
          <table:table-cell table:number-columns-repeated="2" table:style-name="ce4" office:value-type="float" office:value="1367591" calcext:value-type="float">
            <text:p>1.367.591</text:p>
          </table:table-cell>
          <table:table-cell table:style-name="ce6" office:value-type="float" office:value="0.927180715501954" calcext:value-type="float">
            <text:p>0,93</text:p>
          </table:table-cell>
          <table:table-cell table:style-name="ce6" office:value-type="float" office:value="77.5471289436539" calcext:value-type="float">
            <text:p>77,55</text:p>
          </table:table-cell>
          <table:table-cell table:style-name="ce6" office:value-type="float" office:value="93.841499923779" calcext:value-type="float">
            <text:p>93,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256_256_nbMFCC39_bidirectional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_CNN_google_conv_lipRNN_256_256__allowSubnetTraining__FC_512_512_512__TCDTIMIT_lipspeakers</text:p>
          </table:table-cell>
          <table:table-cell office:value-type="string" calcext:value-type="string">
            <text:p>Multimodal with end-to-end training</text:p>
          </table:table-cell>
          <table:table-cell office:value-type="string" calcext:value-type="string">
            <text:p>TCDTIMIT</text:p>
          </table:table-cell>
          <table:table-cell table:style-name="ce4" office:value-type="float" office:value="6197760" calcext:value-type="float">
            <text:p>6.197.760</text:p>
          </table:table-cell>
          <table:table-cell table:style-name="ce4" office:value-type="float" office:value="33215527" calcext:value-type="float">
            <text:p>33.215.527</text:p>
          </table:table-cell>
          <table:table-cell table:style-name="ce4" office:value-type="float" office:value="797952" calcext:value-type="float">
            <text:p>797.952</text:p>
          </table:table-cell>
          <table:table-cell table:style-name="ce4" office:value-type="float" office:value="1357568" calcext:value-type="float">
            <text:p>1.357.568</text:p>
          </table:table-cell>
          <table:table-cell table:style-name="ce4" office:value-type="float" office:value="35371047" calcext:value-type="float">
            <text:p>35.371.047</text:p>
          </table:table-cell>
          <table:table-cell table:style-name="ce4" office:value-type="float" office:value="33205504" calcext:value-type="float">
            <text:p>33.205.504</text:p>
          </table:table-cell>
          <table:table-cell table:style-name="ce4" office:value-type="float" office:value="1367591" calcext:value-type="float">
            <text:p>1.367.591</text:p>
          </table:table-cell>
          <table:table-cell table:style-name="ce4" office:value-type="float" office:value="27017767" calcext:value-type="float">
            <text:p>27.017.767</text:p>
          </table:table-cell>
          <table:table-cell table:style-name="ce6" office:value-type="float" office:value="1.26732447681328" calcext:value-type="float">
            <text:p>1,27</text:p>
          </table:table-cell>
          <table:table-cell table:style-name="ce6" office:value-type="float" office:value="81.1005534289719" calcext:value-type="float">
            <text:p>81,10</text:p>
          </table:table-cell>
          <table:table-cell table:style-name="ce5" office:value-type="float" office:value="93.9618648678778" calcext:value-type="float">
            <text:p>93,96</text:p>
          </table:table-cell>
          <table:table-cell table:number-columns-repeated="1009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# Computational Cost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Network Type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CNN FC</text:p>
          </table:table-cell>
          <table:table-cell office:value-type="string" calcext:value-type="string">
            <text:p>Lip LSTM</text:p>
          </table:table-cell>
          <table:table-cell office:value-type="string" calcext:value-type="string">
            <text:p>Combining FC</text:p>
          </table:table-cell>
          <table:table-cell office:value-type="string" calcext:value-type="string">
            <text:p>Audio LST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pspeakers_google_phoneme39</text:p>
          </table:table-cell>
          <table:table-cell office:value-type="string" calcext:value-type="string">
            <text:p>Lip: WLAS</text:p>
          </table:table-cell>
          <table:table-cell table:style-name="ce4" office:value-type="float" office:value="6197760" calcext:value-type="float">
            <text:p>6.197.760</text:p>
          </table:table-cell>
          <table:table-cell office:value-type="float" office:value="978470" calcext:value-type="float">
            <text:p>97847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176231" calcext:value-type="float">
            <text:p>7.176.231</text:p>
          </table:table-cell>
          <table:table-cell table:style-name="ce5" office:value-type="float" office:value="39.9029818512661" calcext:value-type="float">
            <text:p>39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pspeakers_google_phoneme39_LSTM_bidirectional_256_256_conv</text:p>
          </table:table-cell>
          <table:table-cell office:value-type="string" calcext:value-type="string">
            <text:p>Lip: WLAS (RF) + 256 / 2 LSTM</text:p>
          </table:table-cell>
          <table:table-cell table:style-name="ce4" office:value-type="float" office:value="6197760" calcext:value-type="float">
            <text:p>6.197.76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7017767" calcext:value-type="float">
            <text:p>27.017.767</text:p>
          </table:table-cell>
          <table:table-cell table:style-name="ce4" office:value-type="float" office:value="10023" calcext:value-type="float">
            <text:p>10.0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215527" calcext:value-type="float">
            <text:p>33.215.527</text:p>
          </table:table-cell>
          <table:table-cell table:style-name="ce5" office:value-type="float" office:value="51.0238521349378" calcext:value-type="float">
            <text:p>51,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pspeakers_google_phoneme39_LSTM_bidirectional_256_256_dense</text:p>
          </table:table-cell>
          <table:table-cell office:value-type="string" calcext:value-type="string">
            <text:p>Lip: WLAS (PF) + 256 / 2 LSTM</text:p>
          </table:table-cell>
          <table:table-cell table:style-name="ce4" office:value-type="float" office:value="6197760" calcext:value-type="float">
            <text:p>6.197.760</text:p>
          </table:table-cell>
          <table:table-cell office:value-type="float" office:value="978470" calcext:value-type="float">
            <text:p>978470</text:p>
          </table:table-cell>
          <table:table-cell table:style-name="ce4" office:value-type="float" office:value="8533799" calcext:value-type="float">
            <text:p>8.533.799</text:p>
          </table:table-cell>
          <table:table-cell table:style-name="ce4" office:value-type="float" office:value="1367591" calcext:value-type="float">
            <text:p>1.367.59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023" calcext:value-type="float">
            <text:p>10.023</text:p>
          </table:table-cell>
          <table:table-cell table:style-name="ce5" office:value-type="float" office:value="48.6458585569353" calcext:value-type="float">
            <text:p>48,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_LSTMLayer256_256_nbMFCC39_bidirectional_TCDTIMIT</text:p>
          </table:table-cell>
          <table:table-cell office:value-type="string" calcext:value-type="string">
            <text:p>Audio: 256 /2 LSTM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23" calcext:value-type="float">
            <text:p>10.023</text:p>
          </table:table-cell>
          <table:table-cell table:style-name="ce4" office:value-type="float" office:value="1357568" calcext:value-type="float">
            <text:p>1.357.568</text:p>
          </table:table-cell>
          <table:table-cell table:style-name="ce4" table:formula="of:=SUM([.C67:.G67])" office:value-type="float" office:value="1367591" calcext:value-type="float">
            <text:p>1.367.591</text:p>
          </table:table-cell>
          <table:table-cell table:style-name="ce6" office:value-type="float" office:value="67.0319928711944" calcext:value-type="float">
            <text:p>67,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N__2_LSTMLayer256_256_nbMFCC39_bidirectional__CNN_google_dense_lipRNN_256_256_RNNfeaturesDense__FC_512_512_512__TCDTIMIT_lipspeakers</text:p>
          </table:table-cell>
          <table:table-cell office:value-type="string" calcext:value-type="string">
            <text:p>Multi: audio (RF) + Lip (PF): WLAS (PF) + 256 / 2 LSTM</text:p>
          </table:table-cell>
          <table:table-cell table:style-name="ce4" office:value-type="float" office:value="6197760" calcext:value-type="float">
            <text:p>6.197.760</text:p>
          </table:table-cell>
          <table:table-cell office:value-type="float" office:value="978470" calcext:value-type="float">
            <text:p>978470</text:p>
          </table:table-cell>
          <table:table-cell table:style-name="ce4" office:value-type="float" office:value="1367591" calcext:value-type="float">
            <text:p>1.367.591</text:p>
          </table:table-cell>
          <table:table-cell table:style-name="ce4" office:value-type="float" office:value="686848" calcext:value-type="float">
            <text:p>686.848</text:p>
          </table:table-cell>
          <table:table-cell table:style-name="ce4" office:value-type="float" office:value="1357568" calcext:value-type="float">
            <text:p>1.357.568</text:p>
          </table:table-cell>
          <table:table-cell table:style-name="ce4" office:value-type="float" office:value="10598261" calcext:value-type="float">
            <text:p>10.598.261</text:p>
          </table:table-cell>
          <table:table-cell office:value-type="float" office:value="77.55" calcext:value-type="float">
            <text:p>77,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N__2_LSTMLayer256_256_nbMFCC39_bidirectional__CNN_google_conv_lipRNN_256_256__allowSubnetTraining__FC_512_512_512__TCDTIMIT_lipspeakers</text:p>
          </table:table-cell>
          <table:table-cell office:value-type="string" calcext:value-type="string">
            <text:p>Multi: audio (RF) + Lip (RF): WLAS (RF) + 256 / 2 LSTM</text:p>
          </table:table-cell>
          <table:table-cell table:style-name="ce4" office:value-type="float" office:value="6197760" calcext:value-type="float">
            <text:p>6.197.76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7017767" calcext:value-type="float">
            <text:p>27.017.767</text:p>
          </table:table-cell>
          <table:table-cell table:style-name="ce4" office:value-type="float" office:value="797952" calcext:value-type="float">
            <text:p>797.952</text:p>
          </table:table-cell>
          <table:table-cell table:style-name="ce4" office:value-type="float" office:value="1357568" calcext:value-type="float">
            <text:p>1.357.568</text:p>
          </table:table-cell>
          <table:table-cell table:style-name="ce4" office:value-type="float" office:value="35371047" calcext:value-type="float">
            <text:p>35.371.047</text:p>
          </table:table-cell>
          <table:table-cell table:style-name="ce6" office:value-type="float" office:value="81.1005534289719" calcext:value-type="float">
            <text:p>81,10</text:p>
          </table:table-cell>
          <table:table-cell table:number-columns-repeated="1015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binedGraphs" table:style-name="ta4">
        <office:forms form:automatic-focus="false" form:apply-design-mode="false"/>
        <table:table-column table:style-name="co11" table:number-columns-repeated="1024" table:default-cell-style-name="Default"/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3"/>
          <table:table-cell>
            <draw:frame table:end-cell-address="combinedGraphs.O29" table:end-x="5.47mm" table:end-y="2.61mm" draw:z-index="0" draw:style-name="gr1" draw:text-style-name="P1" svg:width="176.16mm" svg:height="97.35mm" svg:x="12.67mm" svg:y="0.11mm">
              <loext:p draw:notify-on-update-of-ranges="combined.C49:combined.C52 combined.N48:combined.N48 combined.N49:combined.N52 combined.O48:combined.O48 combined.O49:combined.O52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0"/>
        </table:table-row>
        <table:table-row table:style-name="ro2" table:number-rows-repeated="29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Network Path</text:p>
          </table:table-cell>
          <table:table-cell table:style-name="ce1" office:value-type="string" calcext:value-type="string">
            <text:p>Network Name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Test Dataset</text:p>
          </table:table-cell>
          <table:table-cell table:style-name="ce1" office:value-type="string" calcext:value-type="string">
            <text:p>nb_CNN_used</text:p>
          </table:table-cell>
          <table:table-cell table:style-name="ce1" office:value-type="string" calcext:value-type="string">
            <text:p>nb_lipreading</text:p>
          </table:table-cell>
          <table:table-cell table:style-name="ce1" office:value-type="string" calcext:value-type="string">
            <text:p>nb_combining</text:p>
          </table:table-cell>
          <table:table-cell table:style-name="ce1" office:value-type="string" calcext:value-type="string">
            <text:p>nb_audio_features</text:p>
          </table:table-cell>
          <table:table-cell table:style-name="ce1" office:value-type="string" calcext:value-type="string">
            <text:p>nb_total</text:p>
          </table:table-cell>
          <table:table-cell table:style-name="ce1" office:value-type="string" calcext:value-type="string">
            <text:p>nb_lipreading_features</text:p>
          </table:table-cell>
          <table:table-cell table:style-name="ce1" office:value-type="string" calcext:value-type="string">
            <text:p>nb_audio</text:p>
          </table:table-cell>
          <table:table-cell table:style-name="ce1" office:value-type="string" calcext:value-type="string">
            <text:p>nb_lipRNN</text:p>
          </table:table-cell>
          <table:table-cell table:style-name="ce1" office:value-type="string" calcext:value-type="string">
            <text:p>Test Cost</text:p>
          </table:table-cell>
          <table:table-cell table:style-name="ce1" office:value-type="string" calcext:value-type="string">
            <text:p>Test Accuracy (volunteers)</text:p>
          </table:table-cell>
          <table:table-cell table:style-name="ce1" office:value-type="string" calcext:value-type="string">
            <text:p>Test Top 3 Accuracy</text:p>
          </table:table-cell>
          <table:table-cell table:style-name="ce1" office:value-type="string" calcext:value-type="string">
            <text:p>Validation Accuracy</text:p>
          </table:table-cell>
          <table:table-cell table:style-name="ce1" office:value-type="string" calcext:value-type="string">
            <text:p>Test accuracy (lipspeakers)</text:p>
          </table:table-cell>
          <table:table-cell table:number-columns-repeated="1003"/>
        </table:table-row>
        <table:table-row table:style-name="ro5">
          <table:table-cell table:number-columns-repeated="4"/>
          <table:table-cell table:style-name="ce2" office:value-type="string" calcext:value-type="string">
            <text:p>RNN__2_LSTMLayer256_256_nbMFCC39_bidirectional__CNN_google_dense_lipRNN_256_256_RNNfeaturesDense__FC_512_512_512__TCDTIMIT_lipspeakers</text:p>
          </table:table-cell>
          <table:table-cell table:style-name="ce7" office:value-type="string" calcext:value-type="string">
            <text:p>Multimodal (trained on Lipspeakers)</text:p>
          </table:table-cell>
          <table:table-cell table:style-name="ce2" office:value-type="string" calcext:value-type="string">
            <text:p>TCDTIMIT</text:p>
          </table:table-cell>
          <table:table-cell table:style-name="ce2" office:value-type="string" calcext:value-type="string">
            <text:p>TCDTIMITvolunteers</text:p>
          </table:table-cell>
          <table:table-cell table:number-columns-repeated="2" table:style-name="ce2" office:value-type="float" office:value="8543822" calcext:value-type="float">
            <text:p>8543822</text:p>
          </table:table-cell>
          <table:table-cell table:style-name="ce2" office:value-type="float" office:value="686848" calcext:value-type="float">
            <text:p>686848</text:p>
          </table:table-cell>
          <table:table-cell table:style-name="ce2" office:value-type="float" office:value="1357568" calcext:value-type="float">
            <text:p>1357568</text:p>
          </table:table-cell>
          <table:table-cell table:style-name="ce2" office:value-type="float" office:value="10598261" calcext:value-type="float">
            <text:p>10598261</text:p>
          </table:table-cell>
          <table:table-cell table:style-name="ce2" office:value-type="float" office:value="8543822" calcext:value-type="float">
            <text:p>8543822</text:p>
          </table:table-cell>
          <table:table-cell table:number-columns-repeated="2" table:style-name="ce2" office:value-type="float" office:value="1367591" calcext:value-type="float">
            <text:p>1367591</text:p>
          </table:table-cell>
          <table:table-cell table:style-name="ce2" office:value-type="float" office:value="2.04355027865605" calcext:value-type="float">
            <text:p>2,0435502787</text:p>
          </table:table-cell>
          <table:table-cell table:style-name="ce5" office:value-type="float" office:value="55.639650674463" calcext:value-type="float">
            <text:p>55,64</text:p>
          </table:table-cell>
          <table:table-cell table:style-name="ce5" office:value-type="float" office:value="80.3894142020122" calcext:value-type="float">
            <text:p>80,39</text:p>
          </table:table-cell>
          <table:table-cell table:style-name="ce5" office:value-type="float" office:value="78.1685593171163" calcext:value-type="float">
            <text:p>78,17</text:p>
          </table:table-cell>
          <table:table-cell table:style-name="ce5" office:value-type="float" office:value="77.5471289436539" calcext:value-type="float">
            <text:p>77,55</text:p>
          </table:table-cell>
          <table:table-cell table:number-columns-repeated="1003"/>
        </table:table-row>
        <table:table-row table:style-name="ro5">
          <table:table-cell table:number-columns-repeated="4"/>
          <table:table-cell table:style-name="ce2" office:value-type="string" calcext:value-type="string">
            <text:p>RNN__2_LSTMLayer256_256_nbMFCC39_bidirectional__CNN_google_dense_lipRNN_256_256_RNNfeaturesDense__FC_512_512_512__TCDTIMIT_volunteers</text:p>
          </table:table-cell>
          <table:table-cell table:style-name="ce7" office:value-type="string" calcext:value-type="string">
            <text:p>Multimodal (trained on Volunteers)</text:p>
          </table:table-cell>
          <table:table-cell table:number-columns-repeated="2" table:style-name="ce2" office:value-type="string" calcext:value-type="string">
            <text:p>TCDTIMITvolunteers</text:p>
          </table:table-cell>
          <table:table-cell table:style-name="ce2" office:value-type="float" office:value="7176231" calcext:value-type="float">
            <text:p>7176231</text:p>
          </table:table-cell>
          <table:table-cell table:style-name="ce2" office:value-type="float" office:value="8543822" calcext:value-type="float">
            <text:p>8543822</text:p>
          </table:table-cell>
          <table:table-cell table:style-name="ce2" office:value-type="float" office:value="686848" calcext:value-type="float">
            <text:p>686848</text:p>
          </table:table-cell>
          <table:table-cell table:style-name="ce2" office:value-type="float" office:value="1357568" calcext:value-type="float">
            <text:p>1357568</text:p>
          </table:table-cell>
          <table:table-cell table:style-name="ce2" office:value-type="float" office:value="10598261" calcext:value-type="float">
            <text:p>10598261</text:p>
          </table:table-cell>
          <table:table-cell table:style-name="ce2" office:value-type="float" office:value="8543822" calcext:value-type="float">
            <text:p>8543822</text:p>
          </table:table-cell>
          <table:table-cell table:number-columns-repeated="2" table:style-name="ce2" office:value-type="float" office:value="1367591" calcext:value-type="float">
            <text:p>1367591</text:p>
          </table:table-cell>
          <table:table-cell table:style-name="ce2" office:value-type="float" office:value="1.27151459972469" calcext:value-type="float">
            <text:p>1,2715145997</text:p>
          </table:table-cell>
          <table:table-cell table:style-name="ce5" office:value-type="float" office:value="66.3059377548646" calcext:value-type="float">
            <text:p>66,31</text:p>
          </table:table-cell>
          <table:table-cell table:style-name="ce5" office:value-type="float" office:value="87.4803308100558" calcext:value-type="float">
            <text:p>87,48</text:p>
          </table:table-cell>
          <table:table-cell table:style-name="ce5" office:value-type="float" office:value="76.7467855102307" calcext:value-type="float">
            <text:p>76,75</text:p>
          </table:table-cell>
          <table:table-cell table:style-name="ce5" office:value-type="string" calcext:value-type="string">
            <text:p>#N/A</text:p>
          </table:table-cell>
          <table:table-cell table:number-columns-repeated="1003"/>
        </table:table-row>
        <table:table-row table:style-name="ro6">
          <table:table-cell table:number-columns-repeated="4"/>
          <table:table-cell table:style-name="ce2" office:value-type="string" calcext:value-type="string">
            <text:p>RNN__2_LSTMLayer256_256_nbMFCC39_bidirectional__CNN_google_conv_lipRNN_256_256__allowSubnetTraining__FC_512_512_512__TCDTIMIT_volunteers</text:p>
          </table:table-cell>
          <table:table-cell table:style-name="ce7" office:value-type="string" calcext:value-type="string">
            <text:p>Multimodal E2E (trained on Volunteers)</text:p>
          </table:table-cell>
          <table:table-cell table:number-columns-repeated="2" table:style-name="ce2" office:value-type="string" calcext:value-type="string">
            <text:p>TCDTIMITvolunteers</text:p>
          </table:table-cell>
          <table:table-cell table:style-name="ce2" office:value-type="float" office:value="6197760" calcext:value-type="float">
            <text:p>6197760</text:p>
          </table:table-cell>
          <table:table-cell table:style-name="ce2" office:value-type="float" office:value="33215527" calcext:value-type="float">
            <text:p>33215527</text:p>
          </table:table-cell>
          <table:table-cell table:style-name="ce2" office:value-type="float" office:value="797952" calcext:value-type="float">
            <text:p>797952</text:p>
          </table:table-cell>
          <table:table-cell table:style-name="ce2" office:value-type="float" office:value="1357568" calcext:value-type="float">
            <text:p>1357568</text:p>
          </table:table-cell>
          <table:table-cell table:style-name="ce2" office:value-type="float" office:value="35371047" calcext:value-type="float">
            <text:p>35371047</text:p>
          </table:table-cell>
          <table:table-cell table:style-name="ce2" office:value-type="float" office:value="33205504" calcext:value-type="float">
            <text:p>33205504</text:p>
          </table:table-cell>
          <table:table-cell table:style-name="ce2" office:value-type="float" office:value="1367591" calcext:value-type="float">
            <text:p>1367591</text:p>
          </table:table-cell>
          <table:table-cell table:style-name="ce2" office:value-type="float" office:value="27017767" calcext:value-type="float">
            <text:p>27017767</text:p>
          </table:table-cell>
          <table:table-cell table:style-name="ce2" office:value-type="float" office:value="1.69571185464851" calcext:value-type="float">
            <text:p>1,6957118546</text:p>
          </table:table-cell>
          <table:table-cell table:style-name="ce5" office:value-type="float" office:value="66.7776544349177" calcext:value-type="float">
            <text:p>66,78</text:p>
          </table:table-cell>
          <table:table-cell table:style-name="ce5" office:value-type="float" office:value="87.1502553441575" calcext:value-type="float">
            <text:p>87,15</text:p>
          </table:table-cell>
          <table:table-cell table:style-name="ce5" office:value-type="float" office:value="73.3225360794647" calcext:value-type="float">
            <text:p>73,32</text:p>
          </table:table-cell>
          <table:table-cell table:style-name="ce5" office:value-type="string" calcext:value-type="string">
            <text:p>#N/A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>
            <draw:frame table:end-cell-address="combinedGraphs.N61" table:end-x="14.96mm" table:end-y="2.18mm" draw:z-index="1" draw:style-name="gr1" draw:text-style-name="P1" svg:width="156.55mm" svg:height="79.4mm" svg:x="8.43mm" svg:y="4.06mm">
              <loext:p draw:notify-on-update-of-ranges="combinedGraphs.F39:combinedGraphs.F41 combined.N1:combined.N1 combined.N2:combined.N4 combined.Q1:combined.Q1 combined.Q2:combined.Q4 combined.P1:combined.P1 combined.P2:combined.P4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9"/>
        </table:table-row>
      </table:table>
      <table:table table:name="audio" table:style-name="ta5">
        <table:table-column table:style-name="co18" table:default-cell-style-name="ce1"/>
        <table:table-column table:style-name="co19" table:default-cell-style-name="ce1"/>
        <table:table-column table:style-name="co1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25" table:default-cell-style-name="ce1"/>
        <table:table-column table:style-name="co10" table:default-cell-style-name="ce1"/>
        <table:table-column table:style-name="co1" table:number-columns-repeated="1012" table:default-cell-style-name="ce1"/>
        <table:table-row table:style-name="ro3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b_params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style-name="Default" table:number-columns-repeated="4"/>
          <table:table-cell table:number-columns-repeated="1012"/>
        </table:table-row>
        <table:table-row table:style-name="ro3">
          <table:table-cell office:value-type="string" calcext:value-type="string">
            <text:p>/home/matthijs/TCDTIMIT/audioSR/combined/results/1_LSTMLayer64_nbMFCC39_bidirectional_combined</text:p>
          </table:table-cell>
          <table:table-cell office:value-type="string" calcext:value-type="string">
            <text:p>1_LSTMLayer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float" office:value="62823" calcext:value-type="float">
            <text:p>62823</text:p>
          </table:table-cell>
          <table:table-cell office:value-type="float" office:value="0.0831684945867612" calcext:value-type="float">
            <text:p>0,0831684946</text:p>
          </table:table-cell>
          <table:table-cell office:value-type="float" office:value="56.8145037357021" calcext:value-type="float">
            <text:p>56,8145037357</text:p>
          </table:table-cell>
          <table:table-cell office:value-type="float" office:value="82.4047559515526" calcext:value-type="float">
            <text:p>82,4047559516</text:p>
          </table:table-cell>
          <table:table-cell table:style-name="Default" table:number-columns-repeated="4"/>
          <table:table-cell table:number-columns-repeated="1012"/>
        </table:table-row>
        <table:table-row table:style-name="ro3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float" office:value="96167" calcext:value-type="float">
            <text:p>96167</text:p>
          </table:table-cell>
          <table:table-cell office:value-type="float" office:value="0.0811666152798213" calcext:value-type="float">
            <text:p>0,0811666153</text:p>
          </table:table-cell>
          <table:table-cell office:value-type="float" office:value="59.1511964174075" calcext:value-type="float">
            <text:p>59,1511964174</text:p>
          </table:table-cell>
          <table:table-cell office:value-type="float" office:value="84.1028527364279" calcext:value-type="float">
            <text:p>84,1028527364</text:p>
          </table:table-cell>
          <table:table-cell table:style-name="Default" table:number-columns-repeated="4"/>
          <table:table-cell table:number-columns-repeated="1012"/>
        </table:table-row>
        <table:table-row table:style-name="ro3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96167" calcext:value-type="float">
            <text:p>96167</text:p>
          </table:table-cell>
          <table:table-cell office:value-type="float" office:value="0.0749806647117321" calcext:value-type="float">
            <text:p>0,0749806647</text:p>
          </table:table-cell>
          <table:table-cell office:value-type="float" office:value="61.6607079338364" calcext:value-type="float">
            <text:p>61,6607079338</text:p>
          </table:table-cell>
          <table:table-cell office:value-type="float" office:value="85.5720522297957" calcext:value-type="float">
            <text:p>85,5720522298</text:p>
          </table:table-cell>
          <table:table-cell table:style-name="Default" table:number-columns-repeated="4"/>
          <table:table-cell table:number-columns-repeated="1012"/>
        </table:table-row>
        <table:table-row table:style-name="ro3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0.0810022687969299" calcext:value-type="float">
            <text:p>0,0810022688</text:p>
          </table:table-cell>
          <table:table-cell office:value-type="float" office:value="62.1977663143089" calcext:value-type="float">
            <text:p>62,1977663143</text:p>
          </table:table-cell>
          <table:table-cell office:value-type="float" office:value="86.2559021187625" calcext:value-type="float">
            <text:p>86,2559021188</text:p>
          </table:table-cell>
          <table:table-cell table:style-name="Default" table:number-columns-repeated="4"/>
          <table:table-cell table:number-columns-repeated="1012"/>
        </table:table-row>
        <table:table-row table:style-name="ro3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0.0885290530725167" calcext:value-type="float">
            <text:p>0,0885290531</text:p>
          </table:table-cell>
          <table:table-cell office:value-type="float" office:value="63.2854139054554" calcext:value-type="float">
            <text:p>63,2854139055</text:p>
          </table:table-cell>
          <table:table-cell office:value-type="float" office:value="86.5183788351193" calcext:value-type="float">
            <text:p>86,5183788351</text:p>
          </table:table-cell>
          <table:table-cell table:style-name="Default" table:number-columns-repeated="4"/>
          <table:table-cell table:number-columns-repeated="1012"/>
        </table:table-row>
        <table:table-row table:style-name="ro3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.0799329563115652" calcext:value-type="float">
            <text:p>0,0799329563</text:p>
          </table:table-cell>
          <table:table-cell office:value-type="float" office:value="63.5160644819091" calcext:value-type="float">
            <text:p>63,5160644819</text:p>
          </table:table-cell>
          <table:table-cell office:value-type="float" office:value="86.9186357275324" calcext:value-type="float">
            <text:p>86,9186357275</text:p>
          </table:table-cell>
          <table:table-cell table:style-name="Default" table:number-columns-repeated="4"/>
          <table:table-cell table:number-columns-repeated="1012"/>
        </table:table-row>
        <table:table-row table:style-name="ro3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1.10293690731257" calcext:value-type="float">
            <text:p>1,1029369073</text:p>
          </table:table-cell>
          <table:table-cell office:value-type="float" office:value="67.0319928711944" calcext:value-type="float">
            <text:p>67,0319928712</text:p>
          </table:table-cell>
          <table:table-cell office:value-type="float" office:value="89.3693272238961" calcext:value-type="float">
            <text:p>89,3693272239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office:value-type="string" calcext:value-type="string">
            <text:p>Network Full Name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b_audio_features</text:p>
          </table:table-cell>
          <table:table-cell office:value-type="string" calcext:value-type="string">
            <text:p>nb_audio</text:p>
          </table:table-cell>
          <table:table-cell office:value-type="string" calcext:value-type="string">
            <text:p>nb_combining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office:value-type="string" calcext:value-type="string">
            <text:p>Validation accuracy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1_LSTMLayer1024_nbMFCC39_bidirectional_TIMIT</text:p>
          </table:table-cell>
          <table:table-cell office:value-type="string" calcext:value-type="string">
            <text:p>Audio:LSTM 1024 / 1 RF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TIMIT</text:p>
          </table:table-cell>
          <table:table-cell table:style-name="ce4" table:number-columns-repeated="3"/>
          <table:table-cell table:style-name="ce6" office:value-type="float" office:value="0.0751266641399035" calcext:value-type="float">
            <text:p>0,08</text:p>
          </table:table-cell>
          <table:table-cell table:style-name="ce6" office:value-type="float" office:value="78.422756276142" calcext:value-type="float">
            <text:p>78,42</text:p>
          </table:table-cell>
          <table:table-cell table:style-name="ce6" office:value-type="float" office:value="94.4677481861971" calcext:value-type="float">
            <text:p>94,47</text:p>
          </table:table-cell>
          <table:table-cell table:style-name="ce6" office:value-type="float" office:value="80.2498161974189" calcext:value-type="float">
            <text:p>80,25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2_LSTMLayer1024_1024_nbMFCC39_bidirectional_TIMIT</text:p>
          </table:table-cell>
          <table:table-cell office:value-type="string" calcext:value-type="string">
            <text:p>Audio:LSTM 1024 / 2 RF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TIMIT</text:p>
          </table:table-cell>
          <table:table-cell table:style-name="ce4" table:number-columns-repeated="3"/>
          <table:table-cell table:style-name="ce6" office:value-type="float" office:value="0.57217357479609" calcext:value-type="float">
            <text:p>0,57</text:p>
          </table:table-cell>
          <table:table-cell table:style-name="ce6" office:value-type="float" office:value="57.906005595682" calcext:value-type="float">
            <text:p>57,91</text:p>
          </table:table-cell>
          <table:table-cell table:style-name="ce6" office:value-type="float" office:value="80.7739199325236" calcext:value-type="float">
            <text:p>80,77</text:p>
          </table:table-cell>
          <table:table-cell table:style-name="ce6" office:value-type="float" office:value="58.8906806487858" calcext:value-type="float">
            <text:p>58,89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4_LSTMLayer1024_1024_1024_1024_nbMFCC39_bidirectional_TIMIT</text:p>
          </table:table-cell>
          <table:table-cell office:value-type="string" calcext:value-type="string">
            <text:p>Audio:LSTM 1024 / 4 RF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TIMIT</text:p>
          </table:table-cell>
          <table:table-cell table:style-name="ce4" table:number-columns-repeated="3"/>
          <table:table-cell table:style-name="ce6" office:value-type="float" office:value="0.58933782293683" calcext:value-type="float">
            <text:p>0,59</text:p>
          </table:table-cell>
          <table:table-cell table:style-name="ce6" office:value-type="float" office:value="81.6448603781042" calcext:value-type="float">
            <text:p>81,64</text:p>
          </table:table-cell>
          <table:table-cell table:style-name="ce6" office:value-type="float" office:value="95.7818817251019" calcext:value-type="float">
            <text:p>95,78</text:p>
          </table:table-cell>
          <table:table-cell table:style-name="ce6" office:value-type="float" office:value="85.6820568520844" calcext:value-type="float">
            <text:p>85,68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1_LSTMLayer256_nbMFCC39_bidirectional_TIMIT</text:p>
          </table:table-cell>
          <table:table-cell office:value-type="string" calcext:value-type="string">
            <text:p>Audio:LSTM 256 / 1 RF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IMIT</text:p>
          </table:table-cell>
          <table:table-cell table:style-name="ce4" office:value-type="float" office:value="830976" calcext:value-type="float">
            <text:p>830.976</text:p>
          </table:table-cell>
          <table:table-cell table:style-name="ce4" office:value-type="float" office:value="840999" calcext:value-type="float">
            <text:p>840.999</text:p>
          </table:table-cell>
          <table:table-cell table:style-name="ce4" table:formula="of:=[.F14]-[.E14]" office:value-type="float" office:value="10023" calcext:value-type="float">
            <text:p>10.023</text:p>
          </table:table-cell>
          <table:table-cell table:style-name="ce6" office:value-type="float" office:value="0.218104581420238" calcext:value-type="float">
            <text:p>0,22</text:p>
          </table:table-cell>
          <table:table-cell table:style-name="ce6" office:value-type="float" office:value="78.7600666761058" calcext:value-type="float">
            <text:p>78,76</text:p>
          </table:table-cell>
          <table:table-cell table:style-name="ce6" office:value-type="float" office:value="94.533133668533" calcext:value-type="float">
            <text:p>94,53</text:p>
          </table:table-cell>
          <table:table-cell table:style-name="ce6" office:value-type="float" office:value="80.8978555191878" calcext:value-type="float">
            <text:p>80,90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2_LSTMLayer256_256_nbMFCC39_bidirectional_TIMIT</text:p>
          </table:table-cell>
          <table:table-cell office:value-type="string" calcext:value-type="string">
            <text:p>Audio:LSTM 256 / 2 RF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IMIT</text:p>
          </table:table-cell>
          <table:table-cell table:style-name="ce4" office:value-type="float" office:value="1357568" calcext:value-type="float">
            <text:p>1.357.568</text:p>
          </table:table-cell>
          <table:table-cell table:style-name="ce4" office:value-type="float" office:value="1367591" calcext:value-type="float">
            <text:p>1.367.591</text:p>
          </table:table-cell>
          <table:table-cell table:style-name="ce4" table:formula="of:=[.F15]-[.E15]" office:value-type="float" office:value="10023" calcext:value-type="float">
            <text:p>10.023</text:p>
          </table:table-cell>
          <table:table-cell table:style-name="ce6" office:value-type="float" office:value="0.537331377084439" calcext:value-type="float">
            <text:p>0,54</text:p>
          </table:table-cell>
          <table:table-cell table:style-name="ce6" office:value-type="float" office:value="80.9818400780861" calcext:value-type="float">
            <text:p>80,98</text:p>
          </table:table-cell>
          <table:table-cell table:style-name="ce6" office:value-type="float" office:value="95.3277456469634" calcext:value-type="float">
            <text:p>95,33</text:p>
          </table:table-cell>
          <table:table-cell table:style-name="ce6" office:value-type="float" office:value="83.2830398464887" calcext:value-type="float">
            <text:p>83,28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3_LSTMLayer256_256_256_nbMFCC39_bidirectional_TIMIT</text:p>
          </table:table-cell>
          <table:table-cell office:value-type="string" calcext:value-type="string">
            <text:p>Audio:LSTM 256 / 3 RF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IMIT</text:p>
          </table:table-cell>
          <table:table-cell table:style-name="ce4" office:value-type="float" office:value="1884160" calcext:value-type="float">
            <text:p>1.884.160</text:p>
          </table:table-cell>
          <table:table-cell table:style-name="ce4" office:value-type="float" office:value="1894183" calcext:value-type="float">
            <text:p>1.894.183</text:p>
          </table:table-cell>
          <table:table-cell table:style-name="ce4" table:formula="of:=[.F16]-[.E16]" office:value-type="float" office:value="10023" calcext:value-type="float">
            <text:p>10.023</text:p>
          </table:table-cell>
          <table:table-cell table:style-name="ce6" office:value-type="float" office:value="0.262441958945531" calcext:value-type="float">
            <text:p>0,26</text:p>
          </table:table-cell>
          <table:table-cell table:style-name="ce6" office:value-type="float" office:value="80.0928577013519" calcext:value-type="float">
            <text:p>80,09</text:p>
          </table:table-cell>
          <table:table-cell table:style-name="ce6" office:value-type="float" office:value="95.0093066486948" calcext:value-type="float">
            <text:p>95,01</text:p>
          </table:table-cell>
          <table:table-cell table:style-name="ce6" office:value-type="float" office:value="82.7398835893906" calcext:value-type="float">
            <text:p>82,74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4_LSTMLayer256_256_256_256_nbMFCC39_bidirectional_TIMIT</text:p>
          </table:table-cell>
          <table:table-cell office:value-type="string" calcext:value-type="string">
            <text:p>Audio:LSTM 256 / 4 RF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IMIT</text:p>
          </table:table-cell>
          <table:table-cell table:style-name="ce4" table:number-columns-repeated="2"/>
          <table:table-cell table:style-name="ce4" table:formula="of:=[.F17]-[.E17]" office:value-type="float" office:value="0" calcext:value-type="float">
            <text:p>0</text:p>
          </table:table-cell>
          <table:table-cell table:style-name="ce6" office:value-type="float" office:value="0.509277435449453" calcext:value-type="float">
            <text:p>0,51</text:p>
          </table:table-cell>
          <table:table-cell table:style-name="ce6" office:value-type="float" office:value="79.4185038855382" calcext:value-type="float">
            <text:p>79,42</text:p>
          </table:table-cell>
          <table:table-cell table:style-name="ce6" office:value-type="float" office:value="94.8864988440142" calcext:value-type="float">
            <text:p>94,89</text:p>
          </table:table-cell>
          <table:table-cell table:style-name="ce6" office:value-type="float" office:value="79.4185038855382" calcext:value-type="float">
            <text:p>79,42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1_LSTMLayer32_nbMFCC39_bidirectional_TIMIT</text:p>
          </table:table-cell>
          <table:table-cell office:value-type="string" calcext:value-type="string">
            <text:p>Audio:LSTM 32 / 1 R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IMIT</text:p>
          </table:table-cell>
          <table:table-cell table:style-name="ce4" office:value-type="float" office:value="17856" calcext:value-type="float">
            <text:p>17.856</text:p>
          </table:table-cell>
          <table:table-cell table:style-name="ce4" office:value-type="float" office:value="19143" calcext:value-type="float">
            <text:p>19.143</text:p>
          </table:table-cell>
          <table:table-cell table:style-name="ce4" table:formula="of:=[.F18]-[.E18]" office:value-type="float" office:value="1287" calcext:value-type="float">
            <text:p>1.287</text:p>
          </table:table-cell>
          <table:table-cell table:style-name="ce6" office:value-type="float" office:value="0.0769653108257514" calcext:value-type="float">
            <text:p>0,08</text:p>
          </table:table-cell>
          <table:table-cell table:style-name="ce6" office:value-type="float" office:value="75.9891146332338" calcext:value-type="float">
            <text:p>75,99</text:p>
          </table:table-cell>
          <table:table-cell table:style-name="ce6" office:value-type="float" office:value="93.4424570841853" calcext:value-type="float">
            <text:p>93,44</text:p>
          </table:table-cell>
          <table:table-cell table:style-name="ce6" office:value-type="float" office:value="76.9998335715931" calcext:value-type="float">
            <text:p>77,00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2_LSTMLayer32_32_nbMFCC39_bidirectional_TIMIT</text:p>
          </table:table-cell>
          <table:table-cell office:value-type="string" calcext:value-type="string">
            <text:p>Audio:LSTM 32 / 2 R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IMIT</text:p>
          </table:table-cell>
          <table:table-cell table:style-name="ce4" office:value-type="float" office:value="26336" calcext:value-type="float">
            <text:p>26.336</text:p>
          </table:table-cell>
          <table:table-cell table:style-name="ce4" office:value-type="float" office:value="27623" calcext:value-type="float">
            <text:p>27.623</text:p>
          </table:table-cell>
          <table:table-cell table:style-name="ce4" table:formula="of:=[.F19]-[.E19]" office:value-type="float" office:value="1287" calcext:value-type="float">
            <text:p>1.287</text:p>
          </table:table-cell>
          <table:table-cell table:style-name="ce6" office:value-type="float" office:value="0.0869882456385172" calcext:value-type="float">
            <text:p>0,09</text:p>
          </table:table-cell>
          <table:table-cell table:style-name="ce6" office:value-type="float" office:value="76.6986465954309" calcext:value-type="float">
            <text:p>76,70</text:p>
          </table:table-cell>
          <table:table-cell table:style-name="ce6" office:value-type="float" office:value="93.7546550126575" calcext:value-type="float">
            <text:p>93,75</text:p>
          </table:table-cell>
          <table:table-cell table:style-name="ce6" office:value-type="float" office:value="78.4758524048092" calcext:value-type="float">
            <text:p>78,48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3_LSTMLayer32_32_32_nbMFCC39_bidirectional_TIMIT</text:p>
          </table:table-cell>
          <table:table-cell office:value-type="string" calcext:value-type="string">
            <text:p>Audio:LSTM 32 / 3 R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IMIT</text:p>
          </table:table-cell>
          <table:table-cell table:style-name="ce4" office:value-type="float" office:value="34816" calcext:value-type="float">
            <text:p>34.816</text:p>
          </table:table-cell>
          <table:table-cell table:style-name="ce4" office:value-type="float" office:value="36103" calcext:value-type="float">
            <text:p>36.103</text:p>
          </table:table-cell>
          <table:table-cell table:style-name="ce4" table:formula="of:=[.F20]-[.E20]" office:value-type="float" office:value="1287" calcext:value-type="float">
            <text:p>1.287</text:p>
          </table:table-cell>
          <table:table-cell table:style-name="ce6" office:value-type="float" office:value="0.057380392574347" calcext:value-type="float">
            <text:p>0,06</text:p>
          </table:table-cell>
          <table:table-cell table:style-name="ce6" office:value-type="float" office:value="76.7352229509573" calcext:value-type="float">
            <text:p>76,74</text:p>
          </table:table-cell>
          <table:table-cell table:style-name="ce6" office:value-type="float" office:value="93.7307774474199" calcext:value-type="float">
            <text:p>93,73</text:p>
          </table:table-cell>
          <table:table-cell table:style-name="ce6" office:value-type="float" office:value="78.0774820158782" calcext:value-type="float">
            <text:p>78,08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4_LSTMLayer32_32_32_32_nbMFCC39_bidirectional_TIMIT</text:p>
          </table:table-cell>
          <table:table-cell office:value-type="string" calcext:value-type="string">
            <text:p>Audio:LSTM 32 / 4 R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IMIT</text:p>
          </table:table-cell>
          <table:table-cell table:style-name="ce4" office:value-type="float" office:value="34816" calcext:value-type="float">
            <text:p>34.816</text:p>
          </table:table-cell>
          <table:table-cell table:style-name="ce4" office:value-type="float" office:value="36103" calcext:value-type="float">
            <text:p>36.103</text:p>
          </table:table-cell>
          <table:table-cell table:style-name="ce4" table:formula="of:=[.F21]-[.E21]" office:value-type="float" office:value="1287" calcext:value-type="float">
            <text:p>1.287</text:p>
          </table:table-cell>
          <table:table-cell table:style-name="ce6" office:value-type="float" office:value="0.0954837713104028" calcext:value-type="float">
            <text:p>0,10</text:p>
          </table:table-cell>
          <table:table-cell table:style-name="ce6" office:value-type="float" office:value="77.6714904064087" calcext:value-type="float">
            <text:p>77,67</text:p>
          </table:table-cell>
          <table:table-cell table:style-name="ce6" office:value-type="float" office:value="93.9669720160687" calcext:value-type="float">
            <text:p>93,97</text:p>
          </table:table-cell>
          <table:table-cell table:style-name="ce6" office:value-type="float" office:value="79.1258515990275" calcext:value-type="float">
            <text:p>79,13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1_LSTMLayer512_nbMFCC39_bidirectional_TIMIT</text:p>
          </table:table-cell>
          <table:table-cell office:value-type="string" calcext:value-type="string">
            <text:p>Audio:LSTM 512 / 1 RF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TIMIT</text:p>
          </table:table-cell>
          <table:table-cell table:style-name="ce4" office:value-type="float" office:value="3234816" calcext:value-type="float">
            <text:p>3.234.816</text:p>
          </table:table-cell>
          <table:table-cell table:style-name="ce4" office:value-type="float" office:value="3254823" calcext:value-type="float">
            <text:p>3.254.823</text:p>
          </table:table-cell>
          <table:table-cell table:style-name="ce4" table:formula="of:=[.F22]-[.E22]" office:value-type="float" office:value="20007" calcext:value-type="float">
            <text:p>20.007</text:p>
          </table:table-cell>
          <table:table-cell table:style-name="ce6" office:value-type="float" office:value="5.2533793266003" calcext:value-type="float">
            <text:p>5,25</text:p>
          </table:table-cell>
          <table:table-cell table:style-name="ce6" office:value-type="float" office:value="78.5351512416703" calcext:value-type="float">
            <text:p>78,54</text:p>
          </table:table-cell>
          <table:table-cell table:style-name="ce6" office:value-type="float" office:value="94.2308097428472" calcext:value-type="float">
            <text:p>94,23</text:p>
          </table:table-cell>
          <table:table-cell table:style-name="ce6" office:value-type="float" office:value="80.7377554414387" calcext:value-type="float">
            <text:p>80,74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2_LSTMLayer512_512_nbMFCC39_bidirectional_TIMIT</text:p>
          </table:table-cell>
          <table:table-cell office:value-type="string" calcext:value-type="string">
            <text:p>Audio:LSTM 512 / 2 RF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TIMIT</text:p>
          </table:table-cell>
          <table:table-cell table:style-name="ce4" office:value-type="float" office:value="5336576" calcext:value-type="float">
            <text:p>5.336.576</text:p>
          </table:table-cell>
          <table:table-cell table:style-name="ce4" office:value-type="float" office:value="5356583" calcext:value-type="float">
            <text:p>5.356.583</text:p>
          </table:table-cell>
          <table:table-cell table:style-name="ce4" table:formula="of:=[.F23]-[.E23]" office:value-type="float" office:value="20007" calcext:value-type="float">
            <text:p>20.007</text:p>
          </table:table-cell>
          <table:table-cell table:style-name="ce6" office:value-type="float" office:value="0.578039559034201" calcext:value-type="float">
            <text:p>0,58</text:p>
          </table:table-cell>
          <table:table-cell table:style-name="ce6" office:value-type="float" office:value="81.6126001771094" calcext:value-type="float">
            <text:p>81,61</text:p>
          </table:table-cell>
          <table:table-cell table:style-name="ce6" office:value-type="float" office:value="95.7626101485581" calcext:value-type="float">
            <text:p>95,76</text:p>
          </table:table-cell>
          <table:table-cell table:style-name="ce6" office:value-type="float" office:value="84.5581437108553" calcext:value-type="float">
            <text:p>84,56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3_LSTMLayer512_512_512_nbMFCC39_bidirectional_TIMIT</text:p>
          </table:table-cell>
          <table:table-cell office:value-type="string" calcext:value-type="string">
            <text:p>Audio:LSTM 512 / 3 RF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TIMIT</text:p>
          </table:table-cell>
          <table:table-cell table:style-name="ce4" office:value-type="float" office:value="7438336" calcext:value-type="float">
            <text:p>7.438.336</text:p>
          </table:table-cell>
          <table:table-cell table:style-name="ce4" office:value-type="float" office:value="7458343" calcext:value-type="float">
            <text:p>7.458.343</text:p>
          </table:table-cell>
          <table:table-cell table:style-name="ce4" table:formula="of:=[.F24]-[.E24]" office:value-type="float" office:value="20007" calcext:value-type="float">
            <text:p>20.007</text:p>
          </table:table-cell>
          <table:table-cell table:style-name="ce6" office:value-type="float" office:value="1.36405806358044" calcext:value-type="float">
            <text:p>1,36</text:p>
          </table:table-cell>
          <table:table-cell table:style-name="ce6" office:value-type="float" office:value="82.0373360730523" calcext:value-type="float">
            <text:p>82,04</text:p>
          </table:table-cell>
          <table:table-cell table:style-name="ce6" office:value-type="float" office:value="95.9748683164049" calcext:value-type="float">
            <text:p>95,97</text:p>
          </table:table-cell>
          <table:table-cell table:style-name="ce6" office:value-type="float" office:value="85.2948265333846" calcext:value-type="float">
            <text:p>85,29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4_LSTMLayer512_512_512_512_nbMFCC39_bidirectional_TIMIT</text:p>
          </table:table-cell>
          <table:table-cell office:value-type="string" calcext:value-type="string">
            <text:p>Audio:LSTM 512 / 4 RF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TIMIT</text:p>
          </table:table-cell>
          <table:table-cell table:style-name="ce4" table:number-columns-repeated="2"/>
          <table:table-cell table:style-name="ce4" table:formula="of:=[.F25]-[.E25]" office:value-type="float" office:value="0" calcext:value-type="float">
            <text:p>0</text:p>
          </table:table-cell>
          <table:table-cell table:style-name="ce6" office:value-type="float" office:value="0.0838075583943954" calcext:value-type="float">
            <text:p>0,08</text:p>
          </table:table-cell>
          <table:table-cell table:style-name="ce6" office:value-type="float" office:value="79.3381307543584" calcext:value-type="float">
            <text:p>79,34</text:p>
          </table:table-cell>
          <table:table-cell table:style-name="ce6" office:value-type="float" office:value="94.8540095987107" calcext:value-type="float">
            <text:p>94,85</text:p>
          </table:table-cell>
          <table:table-cell table:style-name="ce6" office:value-type="float" office:value="80.9392413564702" calcext:value-type="float">
            <text:p>80,94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1_LSTMLayer64_nbMFCC39_bidirectional_TIMIT</text:p>
          </table:table-cell>
          <table:table-cell office:value-type="string" calcext:value-type="string">
            <text:p>Audio:LSTM 64 / 1 R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IMIT</text:p>
          </table:table-cell>
          <table:table-cell table:style-name="ce4" office:value-type="float" office:value="60288" calcext:value-type="float">
            <text:p>60.288</text:p>
          </table:table-cell>
          <table:table-cell table:style-name="ce4" office:value-type="float" office:value="62823" calcext:value-type="float">
            <text:p>62.823</text:p>
          </table:table-cell>
          <table:table-cell table:style-name="ce4" table:formula="of:=[.F26]-[.E26]" office:value-type="float" office:value="2535" calcext:value-type="float">
            <text:p>2.535</text:p>
          </table:table-cell>
          <table:table-cell table:style-name="ce6" office:value-type="float" office:value="0.114320506270115" calcext:value-type="float">
            <text:p>0,11</text:p>
          </table:table-cell>
          <table:table-cell table:style-name="ce6" office:value-type="float" office:value="77.0808261483313" calcext:value-type="float">
            <text:p>77,08</text:p>
          </table:table-cell>
          <table:table-cell table:style-name="ce6" office:value-type="float" office:value="93.6922475824553" calcext:value-type="float">
            <text:p>93,69</text:p>
          </table:table-cell>
          <table:table-cell table:style-name="ce6" office:value-type="float" office:value="77.895577808717" calcext:value-type="float">
            <text:p>77,90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2_LSTMLayer64_64_nbMFCC39_bidirectional_TIMIT</text:p>
          </table:table-cell>
          <table:table-cell office:value-type="string" calcext:value-type="string">
            <text:p>Audio:LSTM 64 / 2 R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IMIT</text:p>
          </table:table-cell>
          <table:table-cell table:style-name="ce4" office:value-type="float" office:value="93632" calcext:value-type="float">
            <text:p>93.632</text:p>
          </table:table-cell>
          <table:table-cell table:style-name="ce4" office:value-type="float" office:value="96167" calcext:value-type="float">
            <text:p>96.167</text:p>
          </table:table-cell>
          <table:table-cell table:style-name="ce4" table:formula="of:=[.F27]-[.E27]" office:value-type="float" office:value="2535" calcext:value-type="float">
            <text:p>2.535</text:p>
          </table:table-cell>
          <table:table-cell table:style-name="ce6" office:value-type="float" office:value="0.0791018450489411" calcext:value-type="float">
            <text:p>0,08</text:p>
          </table:table-cell>
          <table:table-cell table:style-name="ce6" office:value-type="float" office:value="79.4827691118865" calcext:value-type="float">
            <text:p>79,48</text:p>
          </table:table-cell>
          <table:table-cell table:style-name="ce6" office:value-type="float" office:value="95.0153502999466" calcext:value-type="float">
            <text:p>95,02</text:p>
          </table:table-cell>
          <table:table-cell table:style-name="ce6" office:value-type="float" office:value="81.1353934943572" calcext:value-type="float">
            <text:p>81,14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3_LSTMLayer64_64_64_nbMFCC39_bidirectional_TIMIT</text:p>
          </table:table-cell>
          <table:table-cell office:value-type="string" calcext:value-type="string">
            <text:p>Audio:LSTM 64 / 3 R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IMIT</text:p>
          </table:table-cell>
          <table:table-cell table:style-name="ce4" office:value-type="float" office:value="126976" calcext:value-type="float">
            <text:p>126.976</text:p>
          </table:table-cell>
          <table:table-cell table:style-name="ce4" office:value-type="float" office:value="129511" calcext:value-type="float">
            <text:p>129.511</text:p>
          </table:table-cell>
          <table:table-cell table:style-name="ce4" table:formula="of:=[.F28]-[.E28]" office:value-type="float" office:value="2535" calcext:value-type="float">
            <text:p>2.535</text:p>
          </table:table-cell>
          <table:table-cell table:style-name="ce6" office:value-type="float" office:value="0.0539794673140232" calcext:value-type="float">
            <text:p>0,05</text:p>
          </table:table-cell>
          <table:table-cell table:style-name="ce6" office:value-type="float" office:value="79.8974103905704" calcext:value-type="float">
            <text:p>79,90</text:p>
          </table:table-cell>
          <table:table-cell table:style-name="ce6" office:value-type="float" office:value="95.0961851712643" calcext:value-type="float">
            <text:p>95,10</text:p>
          </table:table-cell>
          <table:table-cell table:style-name="ce6" office:value-type="float" office:value="81.1095788491074" calcext:value-type="float">
            <text:p>81,11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4_LSTMLayer64_64_64_64_nbMFCC39_bidirectional_TIMIT</text:p>
          </table:table-cell>
          <table:table-cell office:value-type="string" calcext:value-type="string">
            <text:p>Audio:LSTM 64 / 4 R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IMIT</text:p>
          </table:table-cell>
          <table:table-cell table:style-name="ce4" office:value-type="float" office:value="126976" calcext:value-type="float">
            <text:p>126.976</text:p>
          </table:table-cell>
          <table:table-cell table:style-name="ce4" office:value-type="float" office:value="129511" calcext:value-type="float">
            <text:p>129.511</text:p>
          </table:table-cell>
          <table:table-cell table:style-name="ce4" table:formula="of:=[.F29]-[.E29]" office:value-type="float" office:value="2535" calcext:value-type="float">
            <text:p>2.535</text:p>
          </table:table-cell>
          <table:table-cell table:style-name="ce6" office:value-type="float" office:value="0.140233689775834" calcext:value-type="float">
            <text:p>0,14</text:p>
          </table:table-cell>
          <table:table-cell table:style-name="ce6" office:value-type="float" office:value="78.6587148824135" calcext:value-type="float">
            <text:p>78,66</text:p>
          </table:table-cell>
          <table:table-cell table:style-name="ce6" office:value-type="float" office:value="94.3969164261285" calcext:value-type="float">
            <text:p>94,40</text:p>
          </table:table-cell>
          <table:table-cell table:style-name="ce6" office:value-type="float" office:value="80.8148451426712" calcext:value-type="float">
            <text:p>80,81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1_LSTMLayer8_nbMFCC39_bidirectional_TIMIT</text:p>
          </table:table-cell>
          <table:table-cell office:value-type="string" calcext:value-type="string">
            <text:p>Audio:LSTM 8 / 1 R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IT</text:p>
          </table:table-cell>
          <table:table-cell table:style-name="ce4" office:value-type="float" office:value="2160" calcext:value-type="float">
            <text:p>2.160</text:p>
          </table:table-cell>
          <table:table-cell table:style-name="ce4" office:value-type="float" office:value="2511" calcext:value-type="float">
            <text:p>2.511</text:p>
          </table:table-cell>
          <table:table-cell table:style-name="ce4" table:formula="of:=[.F30]-[.E30]" office:value-type="float" office:value="351" calcext:value-type="float">
            <text:p>351</text:p>
          </table:table-cell>
          <table:table-cell table:style-name="ce6" office:value-type="float" office:value="0.0854301418249424" calcext:value-type="float">
            <text:p>0,09</text:p>
          </table:table-cell>
          <table:table-cell table:style-name="ce6" office:value-type="float" office:value="63.9291512801733" calcext:value-type="float">
            <text:p>63,93</text:p>
          </table:table-cell>
          <table:table-cell table:style-name="ce6" office:value-type="float" office:value="87.124841898084" calcext:value-type="float">
            <text:p>87,12</text:p>
          </table:table-cell>
          <table:table-cell table:style-name="ce6" office:value-type="float" office:value="65.034140653384" calcext:value-type="float">
            <text:p>65,03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2_LSTMLayer8_8_nbMFCC39_bidirectional_TIMIT</text:p>
          </table:table-cell>
          <table:table-cell office:value-type="string" calcext:value-type="string">
            <text:p>Audio:LSTM 8 / 2 R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IT</text:p>
          </table:table-cell>
          <table:table-cell table:style-name="ce4" office:value-type="float" office:value="2744" calcext:value-type="float">
            <text:p>2.744</text:p>
          </table:table-cell>
          <table:table-cell table:style-name="ce4" office:value-type="float" office:value="3095" calcext:value-type="float">
            <text:p>3.095</text:p>
          </table:table-cell>
          <table:table-cell table:style-name="ce4" table:formula="of:=[.F31]-[.E31]" office:value-type="float" office:value="351" calcext:value-type="float">
            <text:p>351</text:p>
          </table:table-cell>
          <table:table-cell table:style-name="ce6" office:value-type="float" office:value="0.0892021421056527" calcext:value-type="float">
            <text:p>0,09</text:p>
          </table:table-cell>
          <table:table-cell table:style-name="ce6" office:value-type="float" office:value="64.2195198254679" calcext:value-type="float">
            <text:p>64,22</text:p>
          </table:table-cell>
          <table:table-cell table:style-name="ce6" office:value-type="float" office:value="86.8444356542659" calcext:value-type="float">
            <text:p>86,84</text:p>
          </table:table-cell>
          <table:table-cell table:style-name="ce6" office:value-type="float" office:value="64.9147517524544" calcext:value-type="float">
            <text:p>64,91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3_LSTMLayer8_8_8_nbMFCC39_bidirectional_TIMIT</text:p>
          </table:table-cell>
          <table:table-cell office:value-type="string" calcext:value-type="string">
            <text:p>Audio:LSTM 8 / 3 R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IT</text:p>
          </table:table-cell>
          <table:table-cell table:style-name="ce4" office:value-type="float" office:value="3328" calcext:value-type="float">
            <text:p>3.328</text:p>
          </table:table-cell>
          <table:table-cell table:style-name="ce4" office:value-type="float" office:value="3679" calcext:value-type="float">
            <text:p>3.679</text:p>
          </table:table-cell>
          <table:table-cell table:style-name="ce4" table:formula="of:=[.F32]-[.E32]" office:value-type="float" office:value="351" calcext:value-type="float">
            <text:p>351</text:p>
          </table:table-cell>
          <table:table-cell table:style-name="ce6" office:value-type="float" office:value="0.0882737441704824" calcext:value-type="float">
            <text:p>0,09</text:p>
          </table:table-cell>
          <table:table-cell table:style-name="ce6" office:value-type="float" office:value="60.0241473667287" calcext:value-type="float">
            <text:p>60,02</text:p>
          </table:table-cell>
          <table:table-cell table:style-name="ce6" office:value-type="float" office:value="84.9077780557149" calcext:value-type="float">
            <text:p>84,91</text:p>
          </table:table-cell>
          <table:table-cell table:style-name="ce6" office:value-type="float" office:value="60.9733864317124" calcext:value-type="float">
            <text:p>60,97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4_LSTMLayer8_8_8_8_nbMFCC39_bidirectional_TIMIT</text:p>
          </table:table-cell>
          <table:table-cell office:value-type="string" calcext:value-type="string">
            <text:p>Audio:LSTM 8 / 4 R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IT</text:p>
          </table:table-cell>
          <table:table-cell table:style-name="ce4" office:value-type="float" office:value="3328" calcext:value-type="float">
            <text:p>3.328</text:p>
          </table:table-cell>
          <table:table-cell table:style-name="ce4" office:value-type="float" office:value="3679" calcext:value-type="float">
            <text:p>3.679</text:p>
          </table:table-cell>
          <table:table-cell table:style-name="ce4" table:formula="of:=[.F33]-[.E33]" office:value-type="float" office:value="351" calcext:value-type="float">
            <text:p>351</text:p>
          </table:table-cell>
          <table:table-cell table:style-name="ce6" office:value-type="float" office:value="0.0894880736103425" calcext:value-type="float">
            <text:p>0,09</text:p>
          </table:table-cell>
          <table:table-cell table:style-name="ce6" office:value-type="float" office:value="64.6717108912439" calcext:value-type="float">
            <text:p>64,67</text:p>
          </table:table-cell>
          <table:table-cell table:style-name="ce6" office:value-type="float" office:value="87.608677747956" calcext:value-type="float">
            <text:p>87,61</text:p>
          </table:table-cell>
          <table:table-cell table:style-name="ce6" office:value-type="float" office:value="65.48588383546" calcext:value-type="float">
            <text:p>65,49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2_LSTMLayer64_64_nbMFCC13_bidirectional_TIMIT</text:p>
          </table:table-cell>
          <table:table-cell office:value-type="string" calcext:value-type="string">
            <text:p>Audio:LSTM 64 / 2 R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IMIT</text:p>
          </table:table-cell>
          <table:table-cell table:style-name="ce4" table:number-columns-repeated="2"/>
          <table:table-cell table:style-name="ce4" table:formula="of:=[.F35]-[.E35]" office:value-type="float" office:value="0" calcext:value-type="float">
            <text:p>0</text:p>
          </table:table-cell>
          <table:table-cell table:style-name="ce6" office:value-type="float" office:value="0.0493665053867377" calcext:value-type="float">
            <text:p>0,05</text:p>
          </table:table-cell>
          <table:table-cell table:style-name="ce6" office:value-type="float" office:value="75.4087581041507" calcext:value-type="float">
            <text:p>75,41</text:p>
          </table:table-cell>
          <table:table-cell table:style-name="ce6" office:value-type="float" office:value="93.2314685655331" calcext:value-type="float">
            <text:p>93,23</text:p>
          </table:table-cell>
          <table:table-cell table:style-name="ce6" office:value-type="float" office:value="76.8892464991218" calcext:value-type="float">
            <text:p>76,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_LSTMLayer64_64_nbMFCC26_bidirectional_TIMIT</text:p>
          </table:table-cell>
          <table:table-cell office:value-type="string" calcext:value-type="string">
            <text:p>Audio:LSTM 64 / 2 R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IMIT</text:p>
          </table:table-cell>
          <table:table-cell table:style-name="ce4" table:number-columns-repeated="2"/>
          <table:table-cell table:style-name="ce4" table:formula="of:=[.F36]-[.E36]" office:value-type="float" office:value="0" calcext:value-type="float">
            <text:p>0</text:p>
          </table:table-cell>
          <table:table-cell table:style-name="ce6" office:value-type="float" office:value="0.0472255288981474" calcext:value-type="float">
            <text:p>0,05</text:p>
          </table:table-cell>
          <table:table-cell table:style-name="ce6" office:value-type="float" office:value="76.6191126973915" calcext:value-type="float">
            <text:p>76,62</text:p>
          </table:table-cell>
          <table:table-cell table:style-name="ce6" office:value-type="float" office:value="93.8004900090191" calcext:value-type="float">
            <text:p>93,80</text:p>
          </table:table-cell>
          <table:table-cell table:style-name="ce6" office:value-type="float" office:value="77.5691995403129" calcext:value-type="float">
            <text:p>77,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_LSTMLayer64_64_nbMFCC120_bidirectional_TIMIT</text:p>
          </table:table-cell>
          <table:table-cell office:value-type="string" calcext:value-type="string">
            <text:p>Audio:LSTM 64 / 2 R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IMIT</text:p>
          </table:table-cell>
          <table:table-cell table:style-name="ce4" table:number-columns-repeated="2"/>
          <table:table-cell table:style-name="ce4" table:formula="of:=[.F37]-[.E37]" office:value-type="float" office:value="0" calcext:value-type="float">
            <text:p>0</text:p>
          </table:table-cell>
          <table:table-cell table:style-name="ce6" office:value-type="float" office:value="0.0488660802634863" calcext:value-type="float">
            <text:p>0,05</text:p>
          </table:table-cell>
          <table:table-cell table:style-name="ce6" office:value-type="float" office:value="76.3930391261656" calcext:value-type="float">
            <text:p>76,39</text:p>
          </table:table-cell>
          <table:table-cell table:style-name="ce6" office:value-type="float" office:value="93.4362481485485" calcext:value-type="float">
            <text:p>93,44</text:p>
          </table:table-cell>
          <table:table-cell table:style-name="ce6" office:value-type="float" office:value="77.1887798262485" calcext:value-type="float">
            <text:p>77,19</text:p>
          </table:table-cell>
          <table:table-cell table:number-columns-repeated="1013"/>
        </table:table-row>
        <table:table-row table:style-name="ro3" table:number-rows-repeated="1048511">
          <table:table-cell table:number-columns-repeated="1024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nl" number:country="BE">
      <number:number number:decimal-places="0" loext:min-decimal-places="0" number:min-integer-digits="1" number:grouping="true"/>
      <number:text> €</number:text>
    </number:number-style>
    <number:number-style style:name="N10108" number:language="nl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nl" number:country="BE">
      <number:number number:decimal-places="0" loext:min-decimal-places="0" number:min-integer-digits="1" number:grouping="true"/>
      <number:text> €</number:text>
    </number:number-style>
    <number:number-style style:name="N10109" number:language="nl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nl" number:country="BE">
      <number:number number:decimal-places="2" loext:min-decimal-places="2" number:min-integer-digits="1" number:grouping="true"/>
      <number:text> €</number:text>
    </number:number-style>
    <number:number-style style:name="N10111" number:language="nl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nl" number:country="BE">
      <number:number number:decimal-places="2" loext:min-decimal-places="2" number:min-integer-digits="1" number:grouping="true"/>
      <number:text> €</number:text>
    </number:number-style>
    <number:number-style style:name="N10112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nl" number:country="BE">
      <number:day/>
      <number:text>/</number:text>
      <number:month number:style="long"/>
      <number:text>/</number:text>
      <number:year number:style="long"/>
    </number:date-style>
    <number:date-style style:name="N10114" number:language="nl" number:country="BE">
      <number:day/>
      <number:text>/</number:text>
      <number:month number:textual="true"/>
      <number:text>/</number:text>
      <number:year/>
    </number:date-style>
    <number:date-style style:name="N10115" number:language="nl" number:country="BE">
      <number:day/>
      <number:text>/</number:text>
      <number:month number:textual="true"/>
    </number:date-style>
    <number:date-style style:name="N10116" number:language="nl" number:country="BE">
      <number:month number:textual="true"/>
      <number:text>/</number:text>
      <number:year/>
    </number:date-style>
    <number:time-style style:name="N10117" number:language="nl" number:country="BE">
      <number:hours/>
      <number:text>:</number:text>
      <number:minutes number:style="long"/>
      <number:text> </number:text>
      <number:am-pm/>
    </number:time-style>
    <number:time-style style:name="N10118" number:language="nl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BE">
      <number:hours/>
      <number:text>:</number:text>
      <number:minutes number:style="long"/>
    </number:time-style>
    <number:time-style style:name="N10120" number:language="nl" number:country="BE">
      <number:hours/>
      <number:text>:</number:text>
      <number:minutes number:style="long"/>
      <number:text>:</number:text>
      <number:seconds number:style="long"/>
    </number:time-style>
    <number:date-style style:name="N10121" number:language="nl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nl" number:country="BE">
      <number:number number:decimal-places="0" loext:min-decimal-places="0" number:min-integer-digits="1" number:grouping="true"/>
      <number:text>   </number:text>
    </number:number-style>
    <number:number-style style:name="N10123" number:language="nl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nl" number:country="BE">
      <number:number number:decimal-places="0" loext:min-decimal-places="0" number:min-integer-digits="1" number:grouping="true"/>
      <number:text>   </number:text>
    </number:number-style>
    <number:number-style style:name="N10124" number:language="nl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nl" number:country="BE">
      <number:number number:decimal-places="2" loext:min-decimal-places="2" number:min-integer-digits="1" number:grouping="true"/>
      <number:text>   </number:text>
    </number:number-style>
    <number:number-style style:name="N10126" number:language="nl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nl" number:country="BE">
      <number:number number:decimal-places="2" loext:min-decimal-places="2" number:min-integer-digits="1" number:grouping="true"/>
      <number:text>   </number:text>
    </number:number-style>
    <number:number-style style:name="N10127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7P0"/>
    </number:number-style>
    <number:number-style style:name="N10131P0" style:volatile="true" number:language="nl" number:country="B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1P1" style:volatile="true" number:language="nl" number:country="B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1P2" style:volatile="true" number:language="nl" number:country="BE">
      <loext:fill-character> </loext:fill-character>
      <number:text>-    </number:text>
    </number:number-style>
    <number:text-style style:name="N10131" number:language="nl" number:country="B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nl" number:country="B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1" style:volatile="true" number:language="nl" number:country="B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2" style:volatile="true" number:language="nl" number:country="BE">
      <loext:fill-character> </loext:fill-character>
      <number:text>- € </number:text>
    </number:number-style>
    <number:text-style style:name="N10135" number:language="nl" number:country="B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nl" number:country="B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nl" number:country="B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nl" number:country="B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9" number:language="nl" number:country="B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nl" number:country="B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nl" number:country="B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nl" number:country="B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3" number:language="nl" number:country="BE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/00/0000</text:date>, <text:time style:data-style-name="N2" text:time-value="21:23:21.980165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preading" style:display-name="PageStyle_lipread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preadingGraphs" style:display-name="PageStyle_lipreadingGraph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mbinedGraphs" style:display-name="PageStyle_combinedGraph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udio" style:display-name="PageStyle_aud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bined" style:display-name="PageStyle_combin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3:21:17</meta:creation-date>
    <dc:language>en-US</dc:language>
    <dc:date>2017-06-25T23:02:33.407120599</dc:date>
    <meta:editing-cycles>24</meta:editing-cycles>
    <meta:editing-duration>PT15H58M41S</meta:editing-duration>
    <meta:generator>LibreOffice/5.1.6.2$Linux_X86_64 LibreOffice_project/10m0$Build-2</meta:generator>
    <meta:document-statistic meta:table-count="5" meta:cell-count="1538" meta:object-count="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2">
      <style:chart-properties chart:display-label="true" chart:logarithmic="false" chart:interval-major="10" chart:gap-width="13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 style:data-style-name="N2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808080"/>
      <style:text-properties style:text-position="0% 100%" fo:font-size="10pt" style:font-size-asian="10pt" style:font-size-complex="10pt"/>
    </style:style>
    <style:style style:name="ch9" style:family="chart" style:data-style-name="N2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ff420e"/>
      <style:text-properties style:text-position="0% 100%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3.412cm" svg:height="8.993cm" xlink:href=".." xlink:type="simple" chart:class="chart:bar" chart:style-name="ch1">
        <chart:legend chart:legend-position="top" svg:x="3.541cm" svg:y="0.185cm" style:legend-expansion="wide" chart:style-name="ch2"/>
        <chart:plot-area chart:style-name="ch3" table:cell-range-address="lipreading.C18:lipreading.C20 lipreading.K17:lipreading.L20" chart:data-source-has-labels="both" svg:x="1.279cm" svg:y="0.962cm" svg:width="11.865cm" svg:height="6.871cm">
          <chartooo:coordinate-region svg:x="2.377cm" svg:y="1.161cm" svg:width="10.767cm" svg:height="6.025cm"/>
          <chart:axis chart:dimension="x" chart:name="primary-x" chart:style-name="ch4" chartooo:axis-type="auto">
            <chartooo:date-scale/>
            <chart:title svg:x="6.162cm" svg:y="8.012cm" chart:style-name="ch5">
              <text:p>Network Type</text:p>
            </chart:title>
            <chart:categories table:cell-range-address="lipreading.C18:lipreading.C20"/>
          </chart:axis>
          <chart:axis chart:dimension="y" chart:name="primary-y" chart:style-name="ch6">
            <chart:title svg:x="0.451cm" svg:y="5.407cm" chart:style-name="ch7">
              <text:p>Accuracy (%)</text:p>
            </chart:title>
          </chart:axis>
          <chart:series chart:style-name="ch8" chart:values-cell-range-address="lipreading.K18:lipreading.K20" chart:label-cell-address="lipreading.K17:lipreading.K17" chart:class="chart:bar">
            <chart:data-point chart:repeated="3"/>
          </chart:series>
          <chart:series chart:style-name="ch9" chart:values-cell-range-address="lipreading.L18:lipreading.L20" chart:label-cell-address="lipreading.L17:lipreading.L17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Accuracy</text:p>
                <draw:g>
                  <svg:desc>lipreading.K17:lipreading.K17</svg:desc>
                </draw:g>
              </table:table-cell>
              <table:table-cell office:value-type="string">
                <text:p>Test Top 3 Accuracy</text:p>
                <draw:g>
                  <svg:desc>lipreading.L17:lipreading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GG</text:p>
                <draw:g>
                  <svg:desc>lipreading.C18:lipreading.C20</svg:desc>
                </draw:g>
              </table:table-cell>
              <table:table-cell office:value-type="float" office:value="40.9695817490494">
                <text:p>40.9695817490494</text:p>
                <draw:g>
                  <svg:desc>lipreading.K18:lipreading.K20</svg:desc>
                </draw:g>
              </table:table-cell>
              <table:table-cell office:value-type="float" office:value="69.6649239543726">
                <text:p>69.6649239543726</text:p>
                <draw:g>
                  <svg:desc>lipreading.L18:lipreading.L20</svg:desc>
                </draw:g>
              </table:table-cell>
            </table:table-row>
            <table:table-row>
              <table:table-cell office:value-type="string">
                <text:p>WLAS</text:p>
              </table:table-cell>
              <table:table-cell office:value-type="float" office:value="39.9029818512661">
                <text:p>39.9029818512661</text:p>
              </table:table-cell>
              <table:table-cell office:value-type="float" office:value="68.8468202186622">
                <text:p>68.8468202186622</text:p>
              </table:table-cell>
            </table:table-row>
            <table:table-row>
              <table:table-cell office:value-type="string">
                <text:p>Resnet50</text:p>
              </table:table-cell>
              <table:table-cell office:value-type="float" office:value="42.5453244274809">
                <text:p>42.5453244274809</text:p>
              </table:table-cell>
              <table:table-cell office:value-type="float" office:value="71.2309160305344">
                <text:p>71.23091603053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33" chart:interval-maj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82cm" chart:symbol-height="0.282cm" chart:link-data-style-to-source="true" chart:data-label-number="value" chart:data-label-text="false" chart:data-label-symbol="false" chart:label-position="top">
        <chart:label-separator>
          <text:p>; </text:p>
        </chart:label-separator>
      </style:chart-properties>
      <style:graphic-properties svg:stroke-width="0.08cm" svg:stroke-color="#808080" draw:fill-color="#808080"/>
      <style:text-properties style:text-position="0% 100%"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82cm" chart:symbol-height="0.282cm"/>
    </style:style>
    <style:style style:name="ch10" style:family="chart" style:data-style-name="N0">
      <style:chart-properties chart:symbol-type="named-symbol" chart:symbol-name="diamond" chart:symbol-width="0.282cm" chart:symbol-height="0.282cm" chart:link-data-style-to-source="true" chart:data-label-number="value" chart:data-label-text="false" chart:data-label-symbol="false" chart:label-position="bottom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82cm" chart:symbol-height="0.282cm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3.312cm" svg:height="8.916cm" xlink:href=".." xlink:type="simple" chart:class="chart:line" chart:style-name="ch1">
        <chart:legend chart:legend-position="top" svg:x="2.029cm" svg:y="0.185cm" style:legend-expansion="wide" chart:style-name="ch2"/>
        <chart:plot-area chart:style-name="ch3" table:cell-range-address="lipreading.F52:lipreading.F56 lipreading.E51:lipreading.E51 lipreading.L52:lipreading.L56 lipreading.E58:lipreading.E58 lipreading.L59:lipreading.L63" chart:data-source-has-labels="both" svg:x="1.277cm" svg:y="0.961cm" svg:width="11.769cm" svg:height="6.796cm">
          <chartooo:coordinate-region svg:x="2.375cm" svg:y="1.159cm" svg:width="10.14cm" svg:height="5.951cm"/>
          <chart:axis chart:dimension="x" chart:name="primary-x" chart:style-name="ch4" chartooo:axis-type="auto">
            <chartooo:date-scale/>
            <chart:title svg:x="5.649cm" svg:y="7.935cm" chart:style-name="ch5">
              <text:p>LSTM Network Type</text:p>
            </chart:title>
            <chart:categories table:cell-range-address="lipreading.F52:lipreading.F56"/>
          </chart:axis>
          <chart:axis chart:dimension="y" chart:name="primary-y" chart:style-name="ch6">
            <chart:title svg:x="0.451cm" svg:y="5.369cm" chart:style-name="ch7">
              <text:p>Accuracy (%)</text:p>
            </chart:title>
          </chart:axis>
          <chart:series chart:style-name="ch8" chart:values-cell-range-address="lipreading.L52:lipreading.L56" chart:label-cell-address="lipreading.E51:lipreading.E51" chart:class="chart:line">
            <chart:data-point chart:style-name="ch9"/>
            <chart:data-point/>
            <chart:data-point chart:style-name="ch9"/>
            <chart:data-point chart:repeated="2"/>
          </chart:series>
          <chart:series chart:style-name="ch10" chart:values-cell-range-address="lipreading.L59:lipreading.L63" chart:label-cell-address="lipreading.E58:lipreading.E58" chart:class="chart:line">
            <chart:data-point chart:style-name="ch11"/>
            <chart:data-point chart:repeated="2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w CNN features</text:p>
                <draw:g>
                  <svg:desc>lipreading.E51:lipreading.E51</svg:desc>
                </draw:g>
              </table:table-cell>
              <table:table-cell office:value-type="string">
                <text:p>Preclassified CNN features</text:p>
                <draw:g>
                  <svg:desc>lipreading.E58:lipreading.E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/ 1</text:p>
                <draw:g>
                  <svg:desc>lipreading.F52:lipreading.F56</svg:desc>
                </draw:g>
              </table:table-cell>
              <table:table-cell office:value-type="float" office:value="35.1747961400391">
                <text:p>35.1747961400391</text:p>
                <draw:g>
                  <svg:desc>lipreading.L52:lipreading.L56</svg:desc>
                </draw:g>
              </table:table-cell>
              <table:table-cell office:value-type="float" office:value="41.3162252087614">
                <text:p>41.3162252087614</text:p>
                <draw:g>
                  <svg:desc>lipreading.L59:lipreading.L63</svg:desc>
                </draw:g>
              </table:table-cell>
            </table:table-row>
            <table:table-row>
              <table:table-cell office:value-type="string">
                <text:p>64 / 1</text:p>
              </table:table-cell>
              <table:table-cell office:value-type="float" office:value="42.7635298340352">
                <text:p>42.7635298340352</text:p>
              </table:table-cell>
              <table:table-cell office:value-type="float" office:value="40.9163185270318">
                <text:p>40.9163185270318</text:p>
              </table:table-cell>
            </table:table-row>
            <table:table-row>
              <table:table-cell office:value-type="string">
                <text:p>256 / 1</text:p>
              </table:table-cell>
              <table:table-cell office:value-type="float" office:value="49.1153925205722">
                <text:p>49.1153925205722</text:p>
              </table:table-cell>
              <table:table-cell office:value-type="float" office:value="47.720412348772">
                <text:p>47.720412348772</text:p>
              </table:table-cell>
            </table:table-row>
            <table:table-row>
              <table:table-cell office:value-type="string">
                <text:p>256 / 2</text:p>
              </table:table-cell>
              <table:table-cell office:value-type="float" office:value="51.0238521349378">
                <text:p>51.0238521349378</text:p>
              </table:table-cell>
              <table:table-cell office:value-type="float" office:value="48.6458585569353">
                <text:p>48.6458585569353</text:p>
              </table:table-cell>
            </table:table-row>
            <table:table-row>
              <table:table-cell office:value-type="string">
                <text:p>512 / 2</text:p>
              </table:table-cell>
              <table:table-cell office:value-type="float" office:value="50.7280923587419">
                <text:p>50.7280923587419</text:p>
              </table:table-cell>
              <table:table-cell office:value-type="float" office:value="48.6458585569353">
                <text:p>48.64585855693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15" chart:maximum="85" chart:interval-major="1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82cm" chart:symbol-height="0.282cm" chart:link-data-style-to-source="true" chart:data-label-number="value" chart:data-label-text="false" chart:data-label-symbol="false" chart:label-position="top">
        <chart:label-separator>
          <text:p>; </text:p>
        </chart:label-separator>
      </style:chart-properties>
      <style:graphic-properties svg:stroke-width="0.08cm" svg:stroke-color="#808080" draw:fill-color="#808080"/>
      <style:text-properties style:text-position="0% 100%"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82cm" chart:symbol-height="0.282cm"/>
    </style:style>
    <style:style style:name="ch10" style:family="chart" style:data-style-name="N0">
      <style:chart-properties chart:symbol-type="named-symbol" chart:symbol-name="diamond" chart:symbol-width="0.282cm" chart:symbol-height="0.282cm" chart:link-data-style-to-source="true" chart:data-label-number="value" chart:data-label-text="false" chart:data-label-symbol="false" chart:label-position="top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042cm" svg:height="8.381cm" xlink:href=".." xlink:type="simple" chart:class="chart:line" chart:style-name="ch1">
        <chart:legend chart:legend-position="top" svg:x="2.767cm" svg:y="0.185cm" style:legend-expansion="wide" chart:style-name="ch2"/>
        <chart:plot-area chart:style-name="ch3" table:cell-range-address="lipreading.G52:lipreading.G56 lipreading.L51:lipreading.M56" chart:data-source-has-labels="both" svg:x="1.271cm" svg:y="0.95cm" svg:width="11.511cm" svg:height="6.283cm">
          <chartooo:coordinate-region svg:x="2.918cm" svg:y="0.95cm" svg:width="9.208cm" svg:height="3.272cm"/>
          <chart:axis chart:dimension="x" chart:name="primary-x" chart:style-name="ch4" chartooo:axis-type="auto">
            <chartooo:date-scale/>
            <chart:title svg:x="5.977cm" svg:y="7.4cm" chart:style-name="ch5">
              <text:p>Network Type</text:p>
            </chart:title>
            <chart:categories table:cell-range-address="lipreading.G52:lipreading.G56"/>
          </chart:axis>
          <chart:axis chart:dimension="y" chart:name="primary-y" chart:style-name="ch6">
            <chart:title svg:x="0.451cm" svg:y="5.101cm" chart:style-name="ch7">
              <text:p>Accuracy (%)</text:p>
            </chart:title>
          </chart:axis>
          <chart:series chart:style-name="ch8" chart:values-cell-range-address="lipreading.L52:lipreading.L56" chart:label-cell-address="lipreading.L51:lipreading.L51" chart:class="chart:line">
            <chart:data-point chart:style-name="ch9"/>
            <chart:data-point chart:repeated="4"/>
          </chart:series>
          <chart:series chart:style-name="ch10" chart:values-cell-range-address="lipreading.M52:lipreading.M56" chart:label-cell-address="lipreading.M51:lipreading.M5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Accuracy</text:p>
                <draw:g>
                  <svg:desc>lipreading.L51:lipreading.L51</svg:desc>
                </draw:g>
              </table:table-cell>
              <table:table-cell office:value-type="string">
                <text:p>Test Top 3 Accuracy</text:p>
                <draw:g>
                  <svg:desc>lipreading.M51:lipreading.M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LAS (RF) + 8 / 1</text:p>
                <draw:g>
                  <svg:desc>lipreading.G52:lipreading.G56</svg:desc>
                </draw:g>
              </table:table-cell>
              <table:table-cell office:value-type="float" office:value="35.1747961400391">
                <text:p>35.1747961400391</text:p>
                <draw:g>
                  <svg:desc>lipreading.L52:lipreading.L56</svg:desc>
                </draw:g>
              </table:table-cell>
              <table:table-cell office:value-type="float" office:value="62.2139126204177">
                <text:p>62.2139126204177</text:p>
                <draw:g>
                  <svg:desc>lipreading.M52:lipreading.M56</svg:desc>
                </draw:g>
              </table:table-cell>
            </table:table-row>
            <table:table-row>
              <table:table-cell office:value-type="string">
                <text:p>WLAS (RF) + 64 / 1</text:p>
              </table:table-cell>
              <table:table-cell office:value-type="float" office:value="42.7635298340352">
                <text:p>42.7635298340352</text:p>
              </table:table-cell>
              <table:table-cell office:value-type="float" office:value="69.5970728363514">
                <text:p>69.5970728363514</text:p>
              </table:table-cell>
            </table:table-row>
            <table:table-row>
              <table:table-cell office:value-type="string">
                <text:p>WLAS (RF) + 256 / 1</text:p>
              </table:table-cell>
              <table:table-cell office:value-type="float" office:value="49.1153925205722">
                <text:p>49.1153925205722</text:p>
              </table:table-cell>
              <table:table-cell office:value-type="float" office:value="75.0020053359808">
                <text:p>75.0020053359808</text:p>
              </table:table-cell>
            </table:table-row>
            <table:table-row>
              <table:table-cell office:value-type="string">
                <text:p>WLAS (RF) + 256 / 2</text:p>
              </table:table-cell>
              <table:table-cell office:value-type="float" office:value="51.0238521349378">
                <text:p>51.0238521349378</text:p>
              </table:table-cell>
              <table:table-cell office:value-type="float" office:value="76.929533039548">
                <text:p>76.929533039548</text:p>
              </table:table-cell>
            </table:table-row>
            <table:table-row>
              <table:table-cell office:value-type="string">
                <text:p>WLAS (RF) + 512 / 2</text:p>
              </table:table-cell>
              <table:table-cell office:value-type="float" office:value="50.7280923587419">
                <text:p>50.7280923587419</text:p>
              </table:table-cell>
              <table:table-cell office:value-type="float" office:value="76.5664702104071">
                <text:p>76.56647021040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15" chart:maximum="85" chart:interval-major="1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82cm" chart:symbol-height="0.282cm" chart:link-data-style-to-source="true" chart:data-label-number="value" chart:data-label-text="false" chart:data-label-symbol="false" chart:label-position="top">
        <chart:label-separator>
          <text:p>; </text:p>
        </chart:label-separator>
      </style:chart-properties>
      <style:graphic-properties svg:stroke-width="0.08cm" svg:stroke-color="#808080" draw:fill-color="#808080"/>
      <style:text-properties style:text-position="0% 100%"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82cm" chart:symbol-height="0.282cm"/>
    </style:style>
    <style:style style:name="ch10" style:family="chart" style:data-style-name="N0">
      <style:chart-properties chart:symbol-type="named-symbol" chart:symbol-name="diamond" chart:symbol-width="0.282cm" chart:symbol-height="0.282cm" chart:link-data-style-to-source="true" chart:data-label-number="value" chart:data-label-text="false" chart:data-label-symbol="false" chart:label-position="top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82cm" chart:symbol-height="0.282cm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3.139cm" svg:height="8.832cm" xlink:href=".." xlink:type="simple" chart:class="chart:line" chart:style-name="ch1">
        <chart:legend chart:legend-position="top" svg:x="2.815cm" svg:y="0.185cm" style:legend-expansion="wide" chart:style-name="ch2"/>
        <chart:plot-area chart:style-name="ch3" table:cell-range-address="lipreading.G59:lipreading.G63 lipreading.L51:lipreading.M51 lipreading.L59:lipreading.M63" chart:data-source-has-labels="both" svg:x="1.273cm" svg:y="0.959cm" svg:width="11.604cm" svg:height="6.716cm">
          <chartooo:coordinate-region svg:x="2.927cm" svg:y="0.959cm" svg:width="9.301cm" svg:height="3.705cm"/>
          <chart:axis chart:dimension="x" chart:name="primary-x" chart:style-name="ch4" chartooo:axis-type="auto">
            <chartooo:date-scale/>
            <chart:title svg:x="6.026cm" svg:y="7.851cm" chart:style-name="ch5">
              <text:p>Network Type</text:p>
            </chart:title>
            <chart:categories table:cell-range-address="lipreading.G59:lipreading.G63"/>
          </chart:axis>
          <chart:axis chart:dimension="y" chart:name="primary-y" chart:style-name="ch6">
            <chart:title svg:x="0.451cm" svg:y="5.327cm" chart:style-name="ch7">
              <text:p>Accuracy (%)</text:p>
            </chart:title>
          </chart:axis>
          <chart:series chart:style-name="ch8" chart:values-cell-range-address="lipreading.L59:lipreading.L63" chart:label-cell-address="lipreading.L51:lipreading.L51" chart:class="chart:line">
            <chart:data-point chart:style-name="ch9"/>
            <chart:data-point chart:repeated="4"/>
          </chart:series>
          <chart:series chart:style-name="ch10" chart:values-cell-range-address="lipreading.M59:lipreading.M63" chart:label-cell-address="lipreading.M51:lipreading.M51" chart:class="chart:line"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Accuracy</text:p>
                <draw:g>
                  <svg:desc>lipreading.L51:lipreading.L51</svg:desc>
                </draw:g>
              </table:table-cell>
              <table:table-cell office:value-type="string">
                <text:p>Test Top 3 Accuracy</text:p>
                <draw:g>
                  <svg:desc>lipreading.M51:lipreading.M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LAS (PF) + 8 / 1</text:p>
                <draw:g>
                  <svg:desc>lipreading.G59:lipreading.G63</svg:desc>
                </draw:g>
              </table:table-cell>
              <table:table-cell office:value-type="float" office:value="41.3162252087614">
                <text:p>41.3162252087614</text:p>
                <draw:g>
                  <svg:desc>lipreading.L59:lipreading.L63</svg:desc>
                </draw:g>
              </table:table-cell>
              <table:table-cell office:value-type="float" office:value="66.4465187385396">
                <text:p>66.4465187385396</text:p>
                <draw:g>
                  <svg:desc>lipreading.M59:lipreading.M63</svg:desc>
                </draw:g>
              </table:table-cell>
            </table:table-row>
            <table:table-row>
              <table:table-cell office:value-type="string">
                <text:p>WLAS (PF) + 64 / 1</text:p>
              </table:table-cell>
              <table:table-cell office:value-type="float" office:value="40.9163185270318">
                <text:p>40.9163185270318</text:p>
              </table:table-cell>
              <table:table-cell office:value-type="float" office:value="65.4508964088463">
                <text:p>65.4508964088463</text:p>
              </table:table-cell>
            </table:table-row>
            <table:table-row>
              <table:table-cell office:value-type="string">
                <text:p>WLAS (PF) + 256 / 2</text:p>
              </table:table-cell>
              <table:table-cell office:value-type="float" office:value="47.720412348772">
                <text:p>47.720412348772</text:p>
              </table:table-cell>
              <table:table-cell office:value-type="float" office:value="73.6624933453235">
                <text:p>73.6624933453235</text:p>
              </table:table-cell>
            </table:table-row>
            <table:table-row>
              <table:table-cell office:value-type="string">
                <text:p>WLAS (PF) + 256 / 1</text:p>
              </table:table-cell>
              <table:table-cell office:value-type="float" office:value="48.6458585569353">
                <text:p>48.6458585569353</text:p>
              </table:table-cell>
              <table:table-cell office:value-type="float" office:value="75.1905851355978">
                <text:p>75.1905851355978</text:p>
              </table:table-cell>
            </table:table-row>
            <table:table-row>
              <table:table-cell office:value-type="string">
                <text:p>WLAS (PF) + 512 / 2</text:p>
              </table:table-cell>
              <table:table-cell office:value-type="float" office:value="48.6458585569353">
                <text:p>48.6458585569353</text:p>
              </table:table-cell>
              <table:table-cell office:value-type="float" office:value="75.1905851355978">
                <text:p>75.19058513559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0" chart:maximum="80" chart:origin="0" chart:interval-major="1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82cm" chart:symbol-height="0.282cm" chart:link-data-style-to-source="true" chart:data-label-number="value" chart:data-label-text="false" chart:data-label-symbol="false" chart:label-position="top">
        <chart:label-separator>
          <text:p>; </text:p>
        </chart:label-separator>
      </style:chart-properties>
      <style:graphic-properties svg:stroke-width="0.08cm" svg:stroke-color="#808080" draw:fill-color="#808080"/>
      <style:text-properties style:text-position="0% 100%"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82cm" chart:symbol-height="0.282cm" chart:link-data-style-to-source="true" chart:data-label-number="value" chart:data-label-text="false" chart:data-label-symbol="false" chart:label-position="bottom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183cm" svg:height="8.525cm" xlink:href=".." xlink:type="simple" chart:class="chart:line" chart:style-name="ch1">
        <chart:legend chart:legend-position="top" svg:x="4.475cm" svg:y="0.185cm" style:legend-expansion="wide" chart:style-name="ch2"/>
        <chart:plot-area chart:style-name="ch3" table:cell-range-address="lipreading.C38:lipreading.C45 lipreading.K37:lipreading.K45 lipreading.M37:lipreading.M45" chart:data-source-has-labels="both" svg:x="1.293cm" svg:y="0.753cm" svg:width="12.506cm" svg:height="6.419cm">
          <chartooo:coordinate-region svg:x="1.914cm" svg:y="0.952cm" svg:width="11.885cm" svg:height="4.382cm"/>
          <chart:axis chart:dimension="x" chart:name="primary-x" chart:style-name="ch4" chartooo:axis-type="auto">
            <chartooo:date-scale/>
            <chart:title svg:x="6.214cm" svg:y="6.993cm" chart:style-name="ch5">
              <text:p>Network Type</text:p>
            </chart:title>
            <chart:categories table:cell-range-address="lipreading.C38:lipreading.C45"/>
          </chart:axis>
          <chart:axis chart:dimension="y" chart:name="primary-y" chart:style-name="ch6">
            <chart:title svg:x="0.45cm" svg:y="4.972cm" chart:style-name="ch7">
              <text:p>Accuracy (%)</text:p>
            </chart:title>
          </chart:axis>
          <chart:series chart:style-name="ch8" chart:values-cell-range-address="lipreading.K38:lipreading.K45" chart:label-cell-address="lipreading.K37:lipreading.K37" chart:class="chart:line">
            <chart:data-point chart:repeated="8"/>
          </chart:series>
          <chart:series chart:style-name="ch9" chart:values-cell-range-address="lipreading.M38:lipreading.M45" chart:label-cell-address="lipreading.M37:lipreading.M37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semes</text:p>
                <draw:g>
                  <svg:desc>lipreading.K37:lipreading.K37</svg:desc>
                </draw:g>
              </table:table-cell>
              <table:table-cell office:value-type="string">
                <text:p>Phonemes</text:p>
                <draw:g>
                  <svg:desc>lipreading.M37:lipreading.M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lipreading.C38:lipreading.C45</svg:desc>
                </draw:g>
              </table:table-cell>
              <table:table-cell office:value-type="float" office:value="NaN">
                <text:p>NaN</text:p>
                <draw:g>
                  <svg:desc>lipreading.K38:lipreading.K45</svg:desc>
                </draw:g>
              </table:table-cell>
              <table:table-cell office:value-type="float" office:value="NaN">
                <text:p>NaN</text:p>
                <draw:g>
                  <svg:desc>lipreading.M38:lipreading.M45</svg:desc>
                </draw:g>
              </table:table-cell>
            </table:table-row>
            <table:table-row>
              <table:table-cell office:value-type="string">
                <text:p>ResNet50</text:p>
              </table:table-cell>
              <table:table-cell office:value-type="float" office:value="54.4237508724778">
                <text:p>54.4237508724778</text:p>
              </table:table-cell>
              <table:table-cell office:value-type="float" office:value="42.5453244274809">
                <text:p>42.5453244274809</text:p>
              </table:table-cell>
            </table:table-row>
            <table:table-row>
              <table:table-cell office:value-type="string">
                <text:p>WLAS</text:p>
              </table:table-cell>
              <table:table-cell office:value-type="float" office:value="55.5521888456819">
                <text:p>55.5521888456819</text:p>
              </table:table-cell>
              <table:table-cell office:value-type="float" office:value="39.9029818512661">
                <text:p>39.9029818512661</text:p>
              </table:table-cell>
            </table:table-row>
            <table:table-row>
              <table:table-cell office:value-type="string">
                <text:p>VGG</text:p>
              </table:table-cell>
              <table:table-cell office:value-type="float" office:value="56.3050519013818">
                <text:p>56.3050519013818</text:p>
              </table:table-cell>
              <table:table-cell office:value-type="float" office:value="40.9695817490494">
                <text:p>40.9695817490494</text:p>
              </table:table-cell>
            </table:table-row>
            <table:table-row>
              <table:table-cell office:value-type="string">
                <text:p>WLAS (PF) + 64 / 1 LSTM</text:p>
              </table:table-cell>
              <table:table-cell office:value-type="float" office:value="63.5984444515014">
                <text:p>63.5984444515014</text:p>
              </table:table-cell>
              <table:table-cell office:value-type="float" office:value="40.9163185270318">
                <text:p>40.9163185270318</text:p>
              </table:table-cell>
            </table:table-row>
            <table:table-row>
              <table:table-cell office:value-type="string">
                <text:p>WLAS (PF) + 256 / 2 LSTM</text:p>
              </table:table-cell>
              <table:table-cell office:value-type="float" office:value="63.8263541898686">
                <text:p>63.8263541898686</text:p>
              </table:table-cell>
              <table:table-cell office:value-type="float" office:value="48.6458585569353">
                <text:p>48.6458585569353</text:p>
              </table:table-cell>
            </table:table-row>
            <table:table-row>
              <table:table-cell office:value-type="string">
                <text:p>WLAS (RF) + 256 / 2 LSTM</text:p>
              </table:table-cell>
              <table:table-cell office:value-type="float" office:value="68.4562799605456">
                <text:p>68.4562799605456</text:p>
              </table:table-cell>
              <table:table-cell office:value-type="float" office:value="51.0238521349378">
                <text:p>51.0238521349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82cm" chart:symbol-height="0.282cm" chart:link-data-style-to-source="true" chart:data-label-number="value" chart:data-label-text="false" chart:data-label-symbol="false" chart:label-position="top">
        <chart:label-separator>
          <text:p>; </text:p>
        </chart:label-separator>
      </style:chart-properties>
      <style:graphic-properties svg:stroke-width="0.08cm" svg:stroke-color="#808080" draw:fill-color="#808080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82cm" chart:symbol-height="0.282cm" chart:link-data-style-to-source="true" chart:data-label-number="value" chart:data-label-text="false" chart:data-label-symbol="false" chart:label-position="top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3.205cm" svg:height="8.616cm" xlink:href=".." xlink:type="simple" chart:class="chart:line" chart:style-name="ch1">
        <chart:legend chart:legend-position="top" svg:x="1.671cm" svg:y="0.185cm" style:legend-expansion="wide" chart:style-name="ch2"/>
        <chart:plot-area chart:style-name="ch3" table:cell-range-address="lipreading.C4:lipreading.C9 lipreading.A4:lipreading.A4 lipreading.K4:lipreading.K9 lipreading.A11:lipreading.A11 lipreading.K11:lipreading.K16" chart:data-source-has-labels="both" svg:x="1.275cm" svg:y="0.955cm" svg:width="11.666cm" svg:height="6.508cm">
          <chartooo:coordinate-region svg:x="1.896cm" svg:y="0.955cm" svg:width="11.045cm" svg:height="2.617cm"/>
          <chart:axis chart:dimension="x" chart:name="primary-x" chart:style-name="ch4" chartooo:axis-type="auto">
            <chartooo:date-scale/>
            <chart:title svg:x="6.059cm" svg:y="7.635cm" chart:style-name="ch5">
              <text:p>Network Type</text:p>
            </chart:title>
            <chart:categories table:cell-range-address="lipreading.C4:lipreading.C9"/>
          </chart:axis>
          <chart:axis chart:dimension="y" chart:name="primary-y" chart:style-name="ch6">
            <chart:title svg:x="0.451cm" svg:y="5.219cm" chart:style-name="ch7">
              <text:p>Accuracy (%)</text:p>
            </chart:title>
          </chart:axis>
          <chart:series chart:style-name="ch8" chart:values-cell-range-address="lipreading.K4:lipreading.K9" chart:label-cell-address="lipreading.A4:lipreading.A4" chart:class="chart:line">
            <chart:data-point chart:repeated="6"/>
          </chart:series>
          <chart:series chart:style-name="ch9" chart:values-cell-range-address="lipreading.K11:lipreading.K16" chart:label-cell-address="lipreading.A11:lipreading.A1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nteer Test Accuracy</text:p>
                <draw:g>
                  <svg:desc>lipreading.A4:lipreading.A4</svg:desc>
                </draw:g>
              </table:table-cell>
              <table:table-cell office:value-type="string">
                <text:p>Lipspeaker Test Accuracy</text:p>
                <draw:g>
                  <svg:desc>lipreading.A11:lipreading.A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lipreading.C4:lipreading.C9</svg:desc>
                </draw:g>
              </table:table-cell>
              <table:table-cell office:value-type="float" office:value="NaN">
                <text:p>NaN</text:p>
                <draw:g>
                  <svg:desc>lipreading.K4:lipreading.K9</svg:desc>
                </draw:g>
              </table:table-cell>
              <table:table-cell office:value-type="float" office:value="NaN">
                <text:p>NaN</text:p>
                <draw:g>
                  <svg:desc>lipreading.K11:lipreading.K16</svg:desc>
                </draw:g>
              </table:table-cell>
            </table:table-row>
            <table:table-row>
              <table:table-cell office:value-type="string">
                <text:p>WLAS</text:p>
              </table:table-cell>
              <table:table-cell office:value-type="float" office:value="14.3610279038906">
                <text:p>14.3610279038906</text:p>
              </table:table-cell>
              <table:table-cell office:value-type="float" office:value="39.9029818512661">
                <text:p>39.9029818512661</text:p>
              </table:table-cell>
            </table:table-row>
            <table:table-row>
              <table:table-cell office:value-type="string">
                <text:p>WLAS (PF) + 64 / 1 LSTM</text:p>
              </table:table-cell>
              <table:table-cell office:value-type="float" office:value="25.9589759165607">
                <text:p>25.9589759165607</text:p>
              </table:table-cell>
              <table:table-cell office:value-type="float" office:value="40.9163185270318">
                <text:p>40.9163185270318</text:p>
              </table:table-cell>
            </table:table-row>
            <table:table-row>
              <table:table-cell office:value-type="string">
                <text:p>WLAS (PF) + 256 / 2  LSTM</text:p>
              </table:table-cell>
              <table:table-cell office:value-type="float" office:value="25.4351042834919">
                <text:p>25.4351042834919</text:p>
              </table:table-cell>
              <table:table-cell office:value-type="float" office:value="48.6458585569353">
                <text:p>48.6458585569353</text:p>
              </table:table-cell>
            </table:table-row>
            <table:table-row>
              <table:table-cell office:value-type="string">
                <text:p>WLAS (PF) + 512 / 2  LSTM </text:p>
              </table:table-cell>
              <table:table-cell office:value-type="float" office:value="25.5687292410331">
                <text:p>25.5687292410331</text:p>
              </table:table-cell>
              <table:table-cell office:value-type="float" office:value="48.6458585569353">
                <text:p>48.6458585569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3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82cm" chart:symbol-height="0.282cm" chart:link-data-style-to-source="true" chart:data-label-number="value" chart:data-label-text="false" chart:data-label-symbol="false" chart:label-position="top">
        <chart:label-separator>
          <text:p>; </text:p>
        </chart:label-separator>
      </style:chart-properties>
      <style:graphic-properties svg:stroke-width="0.08cm" svg:stroke-color="#808080" draw:fill-color="#808080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82cm" chart:symbol-height="0.282cm" chart:link-data-style-to-source="true" chart:data-label-number="value" chart:data-label-text="false" chart:data-label-symbol="false" chart:label-position="top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3.293cm" svg:height="8.49cm" xlink:href=".." xlink:type="simple" chart:class="chart:line" chart:style-name="ch1">
        <chart:legend chart:legend-position="top" svg:x="2.892cm" svg:y="0.185cm" style:legend-expansion="wide" chart:style-name="ch2"/>
        <chart:plot-area chart:style-name="ch3" table:cell-range-address="lipreading.C38:lipreading.C45 lipreading.K3:lipreading.L3 lipreading.K38:lipreading.L45" chart:data-source-has-labels="both" svg:x="1.276cm" svg:y="0.952cm" svg:width="11.752cm" svg:height="6.388cm">
          <chartooo:coordinate-region svg:x="2.559cm" svg:y="0.952cm" svg:width="10.469cm" svg:height="2.647cm"/>
          <chart:axis chart:dimension="x" chart:name="primary-x" chart:style-name="ch4" chartooo:axis-type="auto">
            <chartooo:date-scale/>
            <chart:title svg:x="6.103cm" svg:y="7.509cm" chart:style-name="ch5">
              <text:p>Network Type</text:p>
            </chart:title>
            <chart:categories table:cell-range-address="lipreading.C38:lipreading.C45"/>
          </chart:axis>
          <chart:axis chart:dimension="y" chart:name="primary-y" chart:style-name="ch6">
            <chart:title svg:x="0.451cm" svg:y="5.156cm" chart:style-name="ch7">
              <text:p>Accuracy (%)</text:p>
            </chart:title>
          </chart:axis>
          <chart:series chart:style-name="ch8" chart:values-cell-range-address="lipreading.K38:lipreading.K45" chart:label-cell-address="lipreading.K3:lipreading.K3" chart:class="chart:line">
            <chart:data-point chart:repeated="8"/>
          </chart:series>
          <chart:series chart:style-name="ch9" chart:values-cell-range-address="lipreading.L38:lipreading.L45" chart:label-cell-address="lipreading.L3:lipreading.L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Accuracy</text:p>
                <draw:g>
                  <svg:desc>lipreading.K3:lipreading.K3</svg:desc>
                </draw:g>
              </table:table-cell>
              <table:table-cell office:value-type="string">
                <text:p>Test Top 3 Accuracy</text:p>
                <draw:g>
                  <svg:desc>lipreading.L3:lipreading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lipreading.C38:lipreading.C45</svg:desc>
                </draw:g>
              </table:table-cell>
              <table:table-cell office:value-type="float" office:value="NaN">
                <text:p>NaN</text:p>
                <draw:g>
                  <svg:desc>lipreading.K38:lipreading.K45</svg:desc>
                </draw:g>
              </table:table-cell>
              <table:table-cell office:value-type="float" office:value="NaN">
                <text:p>NaN</text:p>
                <draw:g>
                  <svg:desc>lipreading.L38:lipreading.L45</svg:desc>
                </draw:g>
              </table:table-cell>
            </table:table-row>
            <table:table-row>
              <table:table-cell office:value-type="string">
                <text:p>ResNet50</text:p>
              </table:table-cell>
              <table:table-cell office:value-type="float" office:value="54.4237508724778">
                <text:p>54.4237508724778</text:p>
              </table:table-cell>
              <table:table-cell office:value-type="float" office:value="87.6316445728064">
                <text:p>87.6316445728064</text:p>
              </table:table-cell>
            </table:table-row>
            <table:table-row>
              <table:table-cell office:value-type="string">
                <text:p>WLAS</text:p>
              </table:table-cell>
              <table:table-cell office:value-type="float" office:value="55.5521888456819">
                <text:p>55.5521888456819</text:p>
              </table:table-cell>
              <table:table-cell office:value-type="float" office:value="88.0025971956652">
                <text:p>88.0025971956652</text:p>
              </table:table-cell>
            </table:table-row>
            <table:table-row>
              <table:table-cell office:value-type="string">
                <text:p>VGG</text:p>
              </table:table-cell>
              <table:table-cell office:value-type="float" office:value="56.3050519013818">
                <text:p>56.3050519013818</text:p>
              </table:table-cell>
              <table:table-cell office:value-type="float" office:value="87.9441444603338">
                <text:p>87.9441444603338</text:p>
              </table:table-cell>
            </table:table-row>
            <table:table-row>
              <table:table-cell office:value-type="string">
                <text:p>WLAS (PF) + 64 / 1 LSTM</text:p>
              </table:table-cell>
              <table:table-cell office:value-type="float" office:value="63.5984444515014">
                <text:p>63.5984444515014</text:p>
              </table:table-cell>
              <table:table-cell office:value-type="float" office:value="89.5801825060933">
                <text:p>89.5801825060933</text:p>
              </table:table-cell>
            </table:table-row>
            <table:table-row>
              <table:table-cell office:value-type="string">
                <text:p>WLAS (PF) + 256 / 2 LSTM</text:p>
              </table:table-cell>
              <table:table-cell office:value-type="float" office:value="63.8263541898686">
                <text:p>63.8263541898686</text:p>
              </table:table-cell>
              <table:table-cell office:value-type="float" office:value="89.4595946244494">
                <text:p>89.4595946244494</text:p>
              </table:table-cell>
            </table:table-row>
            <table:table-row>
              <table:table-cell office:value-type="string">
                <text:p>WLAS (RF) + 256 / 2 LSTM</text:p>
              </table:table-cell>
              <table:table-cell office:value-type="float" office:value="68.4562799605456">
                <text:p>68.4562799605456</text:p>
              </table:table-cell>
              <table:table-cell office:value-type="float" office:value="92.5796149008044">
                <text:p>92.5796149008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6pt" style:font-size-asian="10pt" style:font-size-complex="10pt"/>
    </style:style>
    <style:style style:name="ch5" style:family="chart">
      <style:chart-properties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3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 style:data-style-name="N2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808080"/>
      <style:text-properties style:text-position="0% 100%" fo:font-size="18pt" style:font-size-asian="10pt" style:font-size-complex="10pt"/>
    </style:style>
    <style:style style:name="ch9" style:family="chart">
      <style:chart-properties chart:solid-type="cuboid"/>
      <style:text-properties fo:font-size="16pt"/>
    </style:style>
    <style:style style:name="ch10" style:family="chart" style:data-style-name="N2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ff420e"/>
      <style:text-properties style:text-position="0% 100%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7.619cm" svg:height="9.736cm" xlink:href=".." xlink:type="simple" chart:class="chart:bar" chart:style-name="ch1">
        <chart:legend chart:legend-position="top" svg:x="5.909cm" svg:y="0.185cm" style:legend-expansion="wide" chart:style-name="ch2"/>
        <chart:plot-area chart:style-name="ch3" table:cell-range-address="combined.C49:combined.C52 combined.N48:combined.O52" chart:data-source-has-labels="both" svg:x="1.363cm" svg:y="0.977cm" svg:width="15.904cm" svg:height="7.584cm">
          <chartooo:coordinate-region svg:x="2.646cm" svg:y="0.977cm" svg:width="14.621cm" svg:height="5.308cm"/>
          <chart:axis chart:dimension="x" chart:name="primary-x" chart:style-name="ch4" chartooo:axis-type="auto">
            <chartooo:date-scale/>
            <chart:title svg:x="8.125cm" svg:y="8.316cm" chart:style-name="ch5">
              <text:p>Network Type</text:p>
            </chart:title>
            <chart:categories table:cell-range-address="combined.C49:combined.C52"/>
          </chart:axis>
          <chart:axis chart:dimension="y" chart:name="primary-y" chart:style-name="ch6">
            <chart:title svg:x="0.451cm" svg:y="5.779cm" chart:style-name="ch7">
              <text:p>Accuracy (%)</text:p>
            </chart:title>
          </chart:axis>
          <chart:series chart:style-name="ch8" chart:values-cell-range-address="combined.N49:combined.N52" chart:label-cell-address="combined.N48:combined.N48" chart:class="chart:bar">
            <chart:data-point chart:style-name="ch9"/>
            <chart:data-point chart:repeated="2"/>
            <chart:data-point chart:style-name="ch9"/>
          </chart:series>
          <chart:series chart:style-name="ch10" chart:values-cell-range-address="combined.O49:combined.O52" chart:label-cell-address="combined.O48:combined.O4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 1 Accuracy</text:p>
                <draw:g>
                  <svg:desc>combined.N48:combined.N48</svg:desc>
                </draw:g>
              </table:table-cell>
              <table:table-cell office:value-type="string">
                <text:p>Top 3 Accuracy</text:p>
                <draw:g>
                  <svg:desc>combined.O48:combined.O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preading</text:p>
                <draw:g>
                  <svg:desc>combined.C49:combined.C52</svg:desc>
                </draw:g>
              </table:table-cell>
              <table:table-cell office:value-type="float" office:value="51.0238521349378">
                <text:p>51.0238521349378</text:p>
                <draw:g>
                  <svg:desc>combined.N49:combined.N52</svg:desc>
                </draw:g>
              </table:table-cell>
              <table:table-cell office:value-type="float" office:value="76.929533039548">
                <text:p>76.929533039548</text:p>
                <draw:g>
                  <svg:desc>combined.O49:combined.O52</svg:desc>
                </draw:g>
              </table:table-cell>
            </table:table-row>
            <table:table-row>
              <table:table-cell office:value-type="string">
                <text:p>Audio</text:p>
              </table:table-cell>
              <table:table-cell office:value-type="float" office:value="67.0319928711944">
                <text:p>67.0319928711944</text:p>
              </table:table-cell>
              <table:table-cell office:value-type="float" office:value="89.3693272238961">
                <text:p>89.3693272238961</text:p>
              </table:table-cell>
            </table:table-row>
            <table:table-row>
              <table:table-cell office:value-type="string">
                <text:p>Multimodal</text:p>
              </table:table-cell>
              <table:table-cell office:value-type="float" office:value="77.5471289436539">
                <text:p>77.5471289436539</text:p>
              </table:table-cell>
              <table:table-cell office:value-type="float" office:value="93.841499923779">
                <text:p>93.841499923779</text:p>
              </table:table-cell>
            </table:table-row>
            <table:table-row>
              <table:table-cell office:value-type="string">
                <text:p>Multimodal with end-to-end training</text:p>
              </table:table-cell>
              <table:table-cell office:value-type="float" office:value="81.1005534289719">
                <text:p>81.1005534289719</text:p>
              </table:table-cell>
              <table:table-cell office:value-type="float" office:value="93.9618648678778">
                <text:p>93.96186486787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40" chart:gap-width="20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999999"/>
      <style:text-properties style:text-position="0% 100%"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ffd320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ff420e"/>
      <style:text-properties style:text-position="0% 100%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658cm" svg:height="7.941cm" xlink:href=".." xlink:type="simple" chart:class="chart:bar" chart:column-mapping="0" chart:style-name="ch1">
        <chart:legend chart:legend-position="top" svg:x="1.362cm" svg:y="0.185cm" style:legend-expansion="wide" chart:style-name="ch2"/>
        <chart:plot-area chart:style-name="ch3" table:cell-range-address="combinedGraphs.F39:combinedGraphs.F41 combined.N1:combined.N4 combined.P1:combined.Q4" chart:data-source-has-labels="both" svg:x="1.324cm" svg:y="0.941cm" svg:width="14.021cm" svg:height="5.491cm">
          <chartooo:coordinate-region svg:x="3.679cm" svg:y="0.941cm" svg:width="11.666cm" svg:height="1.83cm"/>
          <chart:axis chart:dimension="x" chart:name="primary-x" chart:style-name="ch4" chartooo:axis-type="auto">
            <chartooo:date-scale/>
            <chart:title svg:x="2.823cm" svg:y="6.417cm" chart:style-name="ch5">
              <text:p>Network Type ( Audio (RF):LSTM 256 / 2 | 
Lipreading(PF): WLAS (PF) + LSTM 256 / 2 | Combination: FC 512 / 3 )</text:p>
            </chart:title>
            <chart:categories table:cell-range-address="combinedGraphs.F39:combinedGraphs.F41"/>
          </chart:axis>
          <chart:axis chart:dimension="y" chart:name="primary-y" chart:style-name="ch6">
            <chart:title svg:x="0.451cm" svg:y="4.696cm" chart:style-name="ch7">
              <text:p>Accuracy (%)</text:p>
            </chart:title>
          </chart:axis>
          <chart:series chart:style-name="ch8" chart:values-cell-range-address="combined.N2:combined.N4" chart:label-cell-address="combined.N1:combined.N1" chart:class="chart:bar">
            <chart:data-point/>
            <chart:data-point chart:style-name="ch9"/>
            <chart:data-point/>
          </chart:series>
          <chart:series chart:style-name="ch10" chart:values-cell-range-address="combined.Q2:combined.Q4" chart:label-cell-address="combined.Q1:combined.Q1" chart:class="chart:bar">
            <chart:data-point chart:repeated="3"/>
          </chart:series>
          <chart:series chart:style-name="ch11" chart:values-cell-range-address="combined.P2:combined.P4" chart:label-cell-address="combined.P1:combined.P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Accuracy (volunteers)</text:p>
                <draw:g>
                  <svg:desc>combined.N1:combined.N1</svg:desc>
                </draw:g>
              </table:table-cell>
              <table:table-cell office:value-type="string">
                <text:p>Test accuracy (lipspeakers)</text:p>
                <draw:g>
                  <svg:desc>combined.Q1:combined.Q1</svg:desc>
                </draw:g>
              </table:table-cell>
              <table:table-cell office:value-type="string">
                <text:p>Validation Accuracy</text:p>
                <draw:g>
                  <svg:desc>combined.P1:combined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ltimodal (trained on Lipspeakers)</text:p>
                <draw:g>
                  <svg:desc>combinedGraphs.F39:combinedGraphs.F41</svg:desc>
                </draw:g>
              </table:table-cell>
              <table:table-cell office:value-type="float" office:value="55.639650674463">
                <text:p>55.639650674463</text:p>
                <draw:g>
                  <svg:desc>combined.N2:combined.N4</svg:desc>
                </draw:g>
              </table:table-cell>
              <table:table-cell office:value-type="float" office:value="77.5471289436539">
                <text:p>77.5471289436539</text:p>
                <draw:g>
                  <svg:desc>combined.Q2:combined.Q4</svg:desc>
                </draw:g>
              </table:table-cell>
              <table:table-cell office:value-type="float" office:value="78.1685593171163">
                <text:p>78.1685593171163</text:p>
                <draw:g>
                  <svg:desc>combined.P2:combined.P4</svg:desc>
                </draw:g>
              </table:table-cell>
            </table:table-row>
            <table:table-row>
              <table:table-cell office:value-type="string">
                <text:p>Multimodal (trained on Volunteers)</text:p>
              </table:table-cell>
              <table:table-cell office:value-type="float" office:value="66.3059377548646">
                <text:p>66.3059377548646</text:p>
              </table:table-cell>
              <table:table-cell office:value-type="float" office:value="NaN">
                <text:p>NaN</text:p>
              </table:table-cell>
              <table:table-cell office:value-type="float" office:value="76.7467855102307">
                <text:p>76.7467855102307</text:p>
              </table:table-cell>
            </table:table-row>
            <table:table-row>
              <table:table-cell office:value-type="string">
                <text:p>Multimodal E2E (trained on Volunteers)</text:p>
              </table:table-cell>
              <table:table-cell office:value-type="float" office:value="66.7776544349177">
                <text:p>66.7776544349177</text:p>
              </table:table-cell>
              <table:table-cell office:value-type="float" office:value="NaN">
                <text:p>NaN</text:p>
              </table:table-cell>
              <table:table-cell office:value-type="float" office:value="73.3225360794647">
                <text:p>73.322536079464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